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8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3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5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7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0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2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4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5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2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6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2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6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3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6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2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0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1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1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8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4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2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1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0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3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2cm"/>
    </style:style>
    <style:style style:name="gr53" style:family="graphic" style:parent-style-name="standard">
      <style:graphic-properties draw:stroke="none" draw:fill="none" draw:fill-color="#ffffff" fo:min-height="0.4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51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6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8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1cm" fo:min-width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8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9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9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2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7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4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8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5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1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4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5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0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5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8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57cm" fo:padding-top="0cm" fo:padding-bottom="0cm" fo:padding-left="0cm" fo:padding-right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5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0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9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963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6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8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4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9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3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9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6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4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1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5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2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7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04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23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8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5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8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6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cm" fo:padding-top="0cm" fo:padding-bottom="0cm" fo:padding-left="0cm" fo:padding-right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9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8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6.7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42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/>
    </style:style>
    <style:style style:name="T2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3" style:family="text">
      <style:text-properties fo:color="#0000ff" style:font-name="Times New Roman1" fo:font-size="10pt" fo:font-weight="bold" style:font-size-asian="10pt" style:font-name-complex="Times New Roman1" style:font-size-complex="10pt" style:font-weight-complex="bold"/>
    </style:style>
    <style:style style:name="T4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color="#000000" style:font-name="OpenSymbol1" fo:font-size="10pt" style:font-size-asian="10pt" style:font-name-complex="OpenSymbo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8cm" svg:height="0.39cm" svg:x="2.103cm" svg:y="2.113cm">
          <draw:text-box>
            <text:p text:style-name="P1"><text:span text:style-name="T1">S. Druon</text:span></text:p>
          </draw:text-box>
        </draw:frame>
        <draw:frame draw:style-name="gr2" draw:text-style-name="P2" draw:layer="layout" svg:width="5.285cm" svg:height="0.39cm" svg:x="13.6cm" svg:y="2.113cm">
          <draw:text-box>
            <text:p text:style-name="P1"><text:span text:style-name="T1">Licence pro ASUR - 17 Octobre 2017</text:span></text:p>
          </draw:text-box>
        </draw:frame>
        <draw:frame draw:style-name="gr3" draw:text-style-name="P2" draw:layer="layout" svg:width="2.834cm" svg:height="0.39cm" svg:x="9.088cm" svg:y="3.524cm">
          <draw:text-box>
            <text:p text:style-name="P1"><text:span text:style-name="T2">Introduction à vim</text:span></text:p>
          </draw:text-box>
        </draw:frame>
        <draw:frame draw:style-name="gr4" draw:text-style-name="P2" draw:layer="layout" svg:width="3.634cm" svg:height="0.39cm" svg:x="2.004cm" svg:y="4.748cm">
          <draw:text-box>
            <text:p text:style-name="P1"><text:span text:style-name="T3">1. Commandes de base :</text:span></text:p>
          </draw:text-box>
        </draw:frame>
        <draw:line draw:style-name="gr5" draw:text-style-name="P3" draw:layer="layout" svg:x1="2cm" svg:y1="6.36cm" svg:x2="4.173cm" svg:y2="6.36cm">
          <text:p/>
        </draw:line>
        <draw:line draw:style-name="gr5" draw:text-style-name="P3" draw:layer="layout" svg:x1="4.173cm" svg:y1="6.36cm" svg:x2="7.069cm" svg:y2="6.36cm">
          <text:p/>
        </draw:line>
        <draw:line draw:style-name="gr5" draw:text-style-name="P3" draw:layer="layout" svg:x1="7.069cm" svg:y1="6.36cm" svg:x2="9.8cm" svg:y2="6.36cm">
          <text:p/>
        </draw:line>
        <draw:line draw:style-name="gr5" draw:text-style-name="P3" draw:layer="layout" svg:x1="9.8cm" svg:y1="6.36cm" svg:x2="19cm" svg:y2="6.36cm">
          <text:p/>
        </draw:line>
        <draw:line draw:style-name="gr5" draw:text-style-name="P3" draw:layer="layout" svg:x1="2.003cm" svg:y1="7.373cm" svg:x2="4.173cm" svg:y2="7.373cm">
          <text:p/>
        </draw:line>
        <draw:line draw:style-name="gr5" draw:text-style-name="P3" draw:layer="layout" svg:x1="4.173cm" svg:y1="7.373cm" svg:x2="7.069cm" svg:y2="7.373cm">
          <text:p/>
        </draw:line>
        <draw:line draw:style-name="gr5" draw:text-style-name="P3" draw:layer="layout" svg:x1="7.069cm" svg:y1="7.373cm" svg:x2="9.8cm" svg:y2="7.373cm">
          <text:p/>
        </draw:line>
        <draw:line draw:style-name="gr5" draw:text-style-name="P3" draw:layer="layout" svg:x1="9.8cm" svg:y1="7.373cm" svg:x2="19cm" svg:y2="7.373cm">
          <text:p/>
        </draw:line>
        <draw:line draw:style-name="gr5" draw:text-style-name="P3" draw:layer="layout" svg:x1="2.003cm" svg:y1="7.976cm" svg:x2="4.173cm" svg:y2="7.976cm">
          <text:p/>
        </draw:line>
        <draw:line draw:style-name="gr5" draw:text-style-name="P3" draw:layer="layout" svg:x1="4.173cm" svg:y1="7.976cm" svg:x2="7.069cm" svg:y2="7.976cm">
          <text:p/>
        </draw:line>
        <draw:line draw:style-name="gr5" draw:text-style-name="P3" draw:layer="layout" svg:x1="7.069cm" svg:y1="7.976cm" svg:x2="9.8cm" svg:y2="7.976cm">
          <text:p/>
        </draw:line>
        <draw:line draw:style-name="gr5" draw:text-style-name="P3" draw:layer="layout" svg:x1="9.8cm" svg:y1="7.976cm" svg:x2="19cm" svg:y2="7.976cm">
          <text:p/>
        </draw:line>
        <draw:line draw:style-name="gr5" draw:text-style-name="P3" draw:layer="layout" svg:x1="2.003cm" svg:y1="8.579cm" svg:x2="4.173cm" svg:y2="8.579cm">
          <text:p/>
        </draw:line>
        <draw:line draw:style-name="gr5" draw:text-style-name="P3" draw:layer="layout" svg:x1="4.173cm" svg:y1="8.579cm" svg:x2="7.069cm" svg:y2="8.579cm">
          <text:p/>
        </draw:line>
        <draw:line draw:style-name="gr5" draw:text-style-name="P3" draw:layer="layout" svg:x1="7.069cm" svg:y1="8.579cm" svg:x2="9.8cm" svg:y2="8.579cm">
          <text:p/>
        </draw:line>
        <draw:line draw:style-name="gr5" draw:text-style-name="P3" draw:layer="layout" svg:x1="9.8cm" svg:y1="8.579cm" svg:x2="19cm" svg:y2="8.579cm">
          <text:p/>
        </draw:line>
        <draw:line draw:style-name="gr5" draw:text-style-name="P3" draw:layer="layout" svg:x1="2.003cm" svg:y1="9.182cm" svg:x2="4.173cm" svg:y2="9.182cm">
          <text:p/>
        </draw:line>
        <draw:line draw:style-name="gr5" draw:text-style-name="P3" draw:layer="layout" svg:x1="4.173cm" svg:y1="9.182cm" svg:x2="7.069cm" svg:y2="9.182cm">
          <text:p/>
        </draw:line>
        <draw:line draw:style-name="gr5" draw:text-style-name="P3" draw:layer="layout" svg:x1="7.069cm" svg:y1="9.182cm" svg:x2="9.8cm" svg:y2="9.182cm">
          <text:p/>
        </draw:line>
        <draw:line draw:style-name="gr5" draw:text-style-name="P3" draw:layer="layout" svg:x1="9.8cm" svg:y1="9.182cm" svg:x2="19cm" svg:y2="9.182cm">
          <text:p/>
        </draw:line>
        <draw:line draw:style-name="gr5" draw:text-style-name="P3" draw:layer="layout" svg:x1="2.003cm" svg:y1="9.786cm" svg:x2="4.173cm" svg:y2="9.786cm">
          <text:p/>
        </draw:line>
        <draw:line draw:style-name="gr5" draw:text-style-name="P3" draw:layer="layout" svg:x1="4.173cm" svg:y1="9.786cm" svg:x2="7.069cm" svg:y2="9.786cm">
          <text:p/>
        </draw:line>
        <draw:line draw:style-name="gr5" draw:text-style-name="P3" draw:layer="layout" svg:x1="7.069cm" svg:y1="9.786cm" svg:x2="9.8cm" svg:y2="9.786cm">
          <text:p/>
        </draw:line>
        <draw:line draw:style-name="gr5" draw:text-style-name="P3" draw:layer="layout" svg:x1="9.8cm" svg:y1="9.786cm" svg:x2="19cm" svg:y2="9.786cm">
          <text:p/>
        </draw:line>
        <draw:line draw:style-name="gr5" draw:text-style-name="P3" draw:layer="layout" svg:x1="2.003cm" svg:y1="10.389cm" svg:x2="4.173cm" svg:y2="10.389cm">
          <text:p/>
        </draw:line>
        <draw:line draw:style-name="gr5" draw:text-style-name="P3" draw:layer="layout" svg:x1="4.173cm" svg:y1="10.389cm" svg:x2="7.069cm" svg:y2="10.389cm">
          <text:p/>
        </draw:line>
        <draw:line draw:style-name="gr5" draw:text-style-name="P3" draw:layer="layout" svg:x1="7.069cm" svg:y1="10.389cm" svg:x2="9.8cm" svg:y2="10.389cm">
          <text:p/>
        </draw:line>
        <draw:line draw:style-name="gr5" draw:text-style-name="P3" draw:layer="layout" svg:x1="9.8cm" svg:y1="10.389cm" svg:x2="19cm" svg:y2="10.389cm">
          <text:p/>
        </draw:line>
        <draw:line draw:style-name="gr5" draw:text-style-name="P3" draw:layer="layout" svg:x1="2.003cm" svg:y1="10.992cm" svg:x2="4.173cm" svg:y2="10.992cm">
          <text:p/>
        </draw:line>
        <draw:line draw:style-name="gr5" draw:text-style-name="P3" draw:layer="layout" svg:x1="4.173cm" svg:y1="10.992cm" svg:x2="7.069cm" svg:y2="10.992cm">
          <text:p/>
        </draw:line>
        <draw:line draw:style-name="gr5" draw:text-style-name="P3" draw:layer="layout" svg:x1="7.069cm" svg:y1="10.992cm" svg:x2="9.8cm" svg:y2="10.992cm">
          <text:p/>
        </draw:line>
        <draw:line draw:style-name="gr5" draw:text-style-name="P3" draw:layer="layout" svg:x1="9.8cm" svg:y1="10.992cm" svg:x2="19cm" svg:y2="10.992cm">
          <text:p/>
        </draw:line>
        <draw:line draw:style-name="gr5" draw:text-style-name="P3" draw:layer="layout" svg:x1="2.003cm" svg:y1="11.595cm" svg:x2="4.173cm" svg:y2="11.595cm">
          <text:p/>
        </draw:line>
        <draw:line draw:style-name="gr5" draw:text-style-name="P3" draw:layer="layout" svg:x1="4.173cm" svg:y1="11.595cm" svg:x2="7.069cm" svg:y2="11.595cm">
          <text:p/>
        </draw:line>
        <draw:line draw:style-name="gr5" draw:text-style-name="P3" draw:layer="layout" svg:x1="7.069cm" svg:y1="11.595cm" svg:x2="9.8cm" svg:y2="11.595cm">
          <text:p/>
        </draw:line>
        <draw:line draw:style-name="gr5" draw:text-style-name="P3" draw:layer="layout" svg:x1="9.8cm" svg:y1="11.595cm" svg:x2="19cm" svg:y2="11.595cm">
          <text:p/>
        </draw:line>
        <draw:line draw:style-name="gr5" draw:text-style-name="P3" draw:layer="layout" svg:x1="2.003cm" svg:y1="12.199cm" svg:x2="4.173cm" svg:y2="12.199cm">
          <text:p/>
        </draw:line>
        <draw:line draw:style-name="gr5" draw:text-style-name="P3" draw:layer="layout" svg:x1="4.173cm" svg:y1="12.199cm" svg:x2="7.069cm" svg:y2="12.199cm">
          <text:p/>
        </draw:line>
        <draw:line draw:style-name="gr5" draw:text-style-name="P3" draw:layer="layout" svg:x1="7.069cm" svg:y1="12.199cm" svg:x2="9.8cm" svg:y2="12.199cm">
          <text:p/>
        </draw:line>
        <draw:line draw:style-name="gr5" draw:text-style-name="P3" draw:layer="layout" svg:x1="9.8cm" svg:y1="12.199cm" svg:x2="19cm" svg:y2="12.199cm">
          <text:p/>
        </draw:line>
        <draw:line draw:style-name="gr5" draw:text-style-name="P3" draw:layer="layout" svg:x1="2.003cm" svg:y1="12.802cm" svg:x2="4.173cm" svg:y2="12.802cm">
          <text:p/>
        </draw:line>
        <draw:line draw:style-name="gr5" draw:text-style-name="P3" draw:layer="layout" svg:x1="4.173cm" svg:y1="12.802cm" svg:x2="7.069cm" svg:y2="12.802cm">
          <text:p/>
        </draw:line>
        <draw:line draw:style-name="gr5" draw:text-style-name="P3" draw:layer="layout" svg:x1="7.069cm" svg:y1="12.802cm" svg:x2="9.8cm" svg:y2="12.802cm">
          <text:p/>
        </draw:line>
        <draw:line draw:style-name="gr5" draw:text-style-name="P3" draw:layer="layout" svg:x1="9.8cm" svg:y1="12.802cm" svg:x2="19cm" svg:y2="12.802cm">
          <text:p/>
        </draw:line>
        <draw:line draw:style-name="gr5" draw:text-style-name="P3" draw:layer="layout" svg:x1="2.003cm" svg:y1="13.405cm" svg:x2="4.173cm" svg:y2="13.405cm">
          <text:p/>
        </draw:line>
        <draw:line draw:style-name="gr5" draw:text-style-name="P3" draw:layer="layout" svg:x1="4.173cm" svg:y1="13.405cm" svg:x2="7.069cm" svg:y2="13.405cm">
          <text:p/>
        </draw:line>
        <draw:line draw:style-name="gr5" draw:text-style-name="P3" draw:layer="layout" svg:x1="7.069cm" svg:y1="13.405cm" svg:x2="9.8cm" svg:y2="13.405cm">
          <text:p/>
        </draw:line>
        <draw:line draw:style-name="gr5" draw:text-style-name="P3" draw:layer="layout" svg:x1="9.8cm" svg:y1="13.405cm" svg:x2="19cm" svg:y2="13.405cm">
          <text:p/>
        </draw:line>
        <draw:line draw:style-name="gr5" draw:text-style-name="P3" draw:layer="layout" svg:x1="2.003cm" svg:y1="14.008cm" svg:x2="4.173cm" svg:y2="14.008cm">
          <text:p/>
        </draw:line>
        <draw:line draw:style-name="gr5" draw:text-style-name="P3" draw:layer="layout" svg:x1="4.173cm" svg:y1="14.008cm" svg:x2="7.069cm" svg:y2="14.008cm">
          <text:p/>
        </draw:line>
        <draw:line draw:style-name="gr5" draw:text-style-name="P3" draw:layer="layout" svg:x1="7.069cm" svg:y1="14.008cm" svg:x2="9.8cm" svg:y2="14.008cm">
          <text:p/>
        </draw:line>
        <draw:line draw:style-name="gr5" draw:text-style-name="P3" draw:layer="layout" svg:x1="9.8cm" svg:y1="14.008cm" svg:x2="19cm" svg:y2="14.008cm">
          <text:p/>
        </draw:line>
        <draw:line draw:style-name="gr5" draw:text-style-name="P3" draw:layer="layout" svg:x1="2.003cm" svg:y1="14.612cm" svg:x2="4.173cm" svg:y2="14.612cm">
          <text:p/>
        </draw:line>
        <draw:line draw:style-name="gr5" draw:text-style-name="P3" draw:layer="layout" svg:x1="4.173cm" svg:y1="14.612cm" svg:x2="7.069cm" svg:y2="14.612cm">
          <text:p/>
        </draw:line>
        <draw:line draw:style-name="gr5" draw:text-style-name="P3" draw:layer="layout" svg:x1="7.069cm" svg:y1="14.612cm" svg:x2="9.8cm" svg:y2="14.612cm">
          <text:p/>
        </draw:line>
        <draw:line draw:style-name="gr5" draw:text-style-name="P3" draw:layer="layout" svg:x1="9.8cm" svg:y1="14.612cm" svg:x2="19cm" svg:y2="14.612cm">
          <text:p/>
        </draw:line>
        <draw:line draw:style-name="gr5" draw:text-style-name="P3" draw:layer="layout" svg:x1="2cm" svg:y1="15.215cm" svg:x2="4.173cm" svg:y2="15.215cm">
          <text:p/>
        </draw:line>
        <draw:line draw:style-name="gr5" draw:text-style-name="P3" draw:layer="layout" svg:x1="4.173cm" svg:y1="15.215cm" svg:x2="7.069cm" svg:y2="15.215cm">
          <text:p/>
        </draw:line>
        <draw:line draw:style-name="gr5" draw:text-style-name="P3" draw:layer="layout" svg:x1="7.069cm" svg:y1="15.215cm" svg:x2="9.8cm" svg:y2="15.215cm">
          <text:p/>
        </draw:line>
        <draw:line draw:style-name="gr5" draw:text-style-name="P3" draw:layer="layout" svg:x1="9.8cm" svg:y1="15.215cm" svg:x2="19cm" svg:y2="15.215cm">
          <text:p/>
        </draw:line>
        <draw:line draw:style-name="gr5" draw:text-style-name="P3" draw:layer="layout" svg:x1="2cm" svg:y1="6.36cm" svg:x2="2cm" svg:y2="7.373cm">
          <text:p/>
        </draw:line>
        <draw:line draw:style-name="gr5" draw:text-style-name="P3" draw:layer="layout" svg:x1="2cm" svg:y1="7.373cm" svg:x2="2cm" svg:y2="7.976cm">
          <text:p/>
        </draw:line>
        <draw:line draw:style-name="gr5" draw:text-style-name="P3" draw:layer="layout" svg:x1="2cm" svg:y1="7.976cm" svg:x2="2cm" svg:y2="8.579cm">
          <text:p/>
        </draw:line>
        <draw:line draw:style-name="gr5" draw:text-style-name="P3" draw:layer="layout" svg:x1="2cm" svg:y1="8.579cm" svg:x2="2cm" svg:y2="9.182cm">
          <text:p/>
        </draw:line>
        <draw:line draw:style-name="gr5" draw:text-style-name="P3" draw:layer="layout" svg:x1="2cm" svg:y1="9.182cm" svg:x2="2cm" svg:y2="9.786cm">
          <text:p/>
        </draw:line>
        <draw:line draw:style-name="gr5" draw:text-style-name="P3" draw:layer="layout" svg:x1="2cm" svg:y1="9.786cm" svg:x2="2cm" svg:y2="10.389cm">
          <text:p/>
        </draw:line>
        <draw:line draw:style-name="gr5" draw:text-style-name="P3" draw:layer="layout" svg:x1="2cm" svg:y1="10.389cm" svg:x2="2cm" svg:y2="10.992cm">
          <text:p/>
        </draw:line>
        <draw:line draw:style-name="gr5" draw:text-style-name="P3" draw:layer="layout" svg:x1="2cm" svg:y1="10.992cm" svg:x2="2cm" svg:y2="11.595cm">
          <text:p/>
        </draw:line>
        <draw:line draw:style-name="gr5" draw:text-style-name="P3" draw:layer="layout" svg:x1="2cm" svg:y1="11.595cm" svg:x2="2cm" svg:y2="12.199cm">
          <text:p/>
        </draw:line>
        <draw:line draw:style-name="gr5" draw:text-style-name="P3" draw:layer="layout" svg:x1="2cm" svg:y1="12.199cm" svg:x2="2cm" svg:y2="12.802cm">
          <text:p/>
        </draw:line>
        <draw:line draw:style-name="gr5" draw:text-style-name="P3" draw:layer="layout" svg:x1="2cm" svg:y1="12.802cm" svg:x2="2cm" svg:y2="13.405cm">
          <text:p/>
        </draw:line>
        <draw:line draw:style-name="gr5" draw:text-style-name="P3" draw:layer="layout" svg:x1="2cm" svg:y1="13.405cm" svg:x2="2cm" svg:y2="14.008cm">
          <text:p/>
        </draw:line>
        <draw:line draw:style-name="gr5" draw:text-style-name="P3" draw:layer="layout" svg:x1="2cm" svg:y1="14.008cm" svg:x2="2cm" svg:y2="14.612cm">
          <text:p/>
        </draw:line>
        <draw:line draw:style-name="gr5" draw:text-style-name="P3" draw:layer="layout" svg:x1="2cm" svg:y1="14.612cm" svg:x2="2cm" svg:y2="15.215cm">
          <text:p/>
        </draw:line>
        <draw:line draw:style-name="gr5" draw:text-style-name="P3" draw:layer="layout" svg:x1="4.173cm" svg:y1="6.364cm" svg:x2="4.173cm" svg:y2="7.373cm">
          <text:p/>
        </draw:line>
        <draw:line draw:style-name="gr5" draw:text-style-name="P3" draw:layer="layout" svg:x1="4.173cm" svg:y1="7.373cm" svg:x2="4.173cm" svg:y2="7.976cm">
          <text:p/>
        </draw:line>
        <draw:line draw:style-name="gr5" draw:text-style-name="P3" draw:layer="layout" svg:x1="4.173cm" svg:y1="7.976cm" svg:x2="4.173cm" svg:y2="8.579cm">
          <text:p/>
        </draw:line>
        <draw:line draw:style-name="gr5" draw:text-style-name="P3" draw:layer="layout" svg:x1="4.173cm" svg:y1="8.579cm" svg:x2="4.173cm" svg:y2="9.182cm">
          <text:p/>
        </draw:line>
        <draw:line draw:style-name="gr5" draw:text-style-name="P3" draw:layer="layout" svg:x1="4.173cm" svg:y1="9.182cm" svg:x2="4.173cm" svg:y2="9.786cm">
          <text:p/>
        </draw:line>
        <draw:line draw:style-name="gr5" draw:text-style-name="P3" draw:layer="layout" svg:x1="4.173cm" svg:y1="9.786cm" svg:x2="4.173cm" svg:y2="10.389cm">
          <text:p/>
        </draw:line>
        <draw:line draw:style-name="gr5" draw:text-style-name="P3" draw:layer="layout" svg:x1="4.173cm" svg:y1="10.389cm" svg:x2="4.173cm" svg:y2="10.992cm">
          <text:p/>
        </draw:line>
        <draw:line draw:style-name="gr5" draw:text-style-name="P3" draw:layer="layout" svg:x1="4.173cm" svg:y1="10.992cm" svg:x2="4.173cm" svg:y2="11.595cm">
          <text:p/>
        </draw:line>
        <draw:line draw:style-name="gr5" draw:text-style-name="P3" draw:layer="layout" svg:x1="4.173cm" svg:y1="11.595cm" svg:x2="4.173cm" svg:y2="12.199cm">
          <text:p/>
        </draw:line>
        <draw:line draw:style-name="gr5" draw:text-style-name="P3" draw:layer="layout" svg:x1="4.173cm" svg:y1="12.199cm" svg:x2="4.173cm" svg:y2="12.802cm">
          <text:p/>
        </draw:line>
        <draw:line draw:style-name="gr5" draw:text-style-name="P3" draw:layer="layout" svg:x1="4.173cm" svg:y1="12.802cm" svg:x2="4.173cm" svg:y2="13.405cm">
          <text:p/>
        </draw:line>
        <draw:line draw:style-name="gr5" draw:text-style-name="P3" draw:layer="layout" svg:x1="4.173cm" svg:y1="13.405cm" svg:x2="4.173cm" svg:y2="14.008cm">
          <text:p/>
        </draw:line>
        <draw:line draw:style-name="gr5" draw:text-style-name="P3" draw:layer="layout" svg:x1="4.173cm" svg:y1="14.008cm" svg:x2="4.173cm" svg:y2="14.612cm">
          <text:p/>
        </draw:line>
        <draw:line draw:style-name="gr5" draw:text-style-name="P3" draw:layer="layout" svg:x1="4.173cm" svg:y1="14.612cm" svg:x2="4.173cm" svg:y2="15.215cm">
          <text:p/>
        </draw:line>
        <draw:line draw:style-name="gr5" draw:text-style-name="P3" draw:layer="layout" svg:x1="7.069cm" svg:y1="6.364cm" svg:x2="7.069cm" svg:y2="7.373cm">
          <text:p/>
        </draw:line>
        <draw:line draw:style-name="gr5" draw:text-style-name="P3" draw:layer="layout" svg:x1="7.069cm" svg:y1="7.373cm" svg:x2="7.069cm" svg:y2="7.976cm">
          <text:p/>
        </draw:line>
        <draw:line draw:style-name="gr5" draw:text-style-name="P3" draw:layer="layout" svg:x1="7.069cm" svg:y1="7.976cm" svg:x2="7.069cm" svg:y2="8.579cm">
          <text:p/>
        </draw:line>
        <draw:line draw:style-name="gr5" draw:text-style-name="P3" draw:layer="layout" svg:x1="7.069cm" svg:y1="8.579cm" svg:x2="7.069cm" svg:y2="9.182cm">
          <text:p/>
        </draw:line>
        <draw:line draw:style-name="gr5" draw:text-style-name="P3" draw:layer="layout" svg:x1="7.069cm" svg:y1="9.182cm" svg:x2="7.069cm" svg:y2="9.786cm">
          <text:p/>
        </draw:line>
        <draw:line draw:style-name="gr5" draw:text-style-name="P3" draw:layer="layout" svg:x1="7.069cm" svg:y1="9.786cm" svg:x2="7.069cm" svg:y2="10.389cm">
          <text:p/>
        </draw:line>
        <draw:line draw:style-name="gr5" draw:text-style-name="P3" draw:layer="layout" svg:x1="7.069cm" svg:y1="10.389cm" svg:x2="7.069cm" svg:y2="10.992cm">
          <text:p/>
        </draw:line>
        <draw:line draw:style-name="gr5" draw:text-style-name="P3" draw:layer="layout" svg:x1="7.069cm" svg:y1="10.992cm" svg:x2="7.069cm" svg:y2="11.595cm">
          <text:p/>
        </draw:line>
        <draw:line draw:style-name="gr5" draw:text-style-name="P3" draw:layer="layout" svg:x1="7.069cm" svg:y1="11.595cm" svg:x2="7.069cm" svg:y2="12.199cm">
          <text:p/>
        </draw:line>
        <draw:line draw:style-name="gr5" draw:text-style-name="P3" draw:layer="layout" svg:x1="7.069cm" svg:y1="12.199cm" svg:x2="7.069cm" svg:y2="12.802cm">
          <text:p/>
        </draw:line>
        <draw:line draw:style-name="gr5" draw:text-style-name="P3" draw:layer="layout" svg:x1="7.069cm" svg:y1="12.802cm" svg:x2="7.069cm" svg:y2="13.405cm">
          <text:p/>
        </draw:line>
        <draw:line draw:style-name="gr5" draw:text-style-name="P3" draw:layer="layout" svg:x1="7.069cm" svg:y1="13.405cm" svg:x2="7.069cm" svg:y2="14.008cm">
          <text:p/>
        </draw:line>
        <draw:line draw:style-name="gr5" draw:text-style-name="P3" draw:layer="layout" svg:x1="7.069cm" svg:y1="14.008cm" svg:x2="7.069cm" svg:y2="14.612cm">
          <text:p/>
        </draw:line>
        <draw:line draw:style-name="gr5" draw:text-style-name="P3" draw:layer="layout" svg:x1="7.069cm" svg:y1="14.612cm" svg:x2="7.069cm" svg:y2="15.215cm">
          <text:p/>
        </draw:line>
        <draw:line draw:style-name="gr5" draw:text-style-name="P3" draw:layer="layout" svg:x1="9.8cm" svg:y1="6.364cm" svg:x2="9.8cm" svg:y2="7.373cm">
          <text:p/>
        </draw:line>
        <draw:line draw:style-name="gr5" draw:text-style-name="P3" draw:layer="layout" svg:x1="9.8cm" svg:y1="7.373cm" svg:x2="9.8cm" svg:y2="7.976cm">
          <text:p/>
        </draw:line>
        <draw:line draw:style-name="gr5" draw:text-style-name="P3" draw:layer="layout" svg:x1="9.8cm" svg:y1="7.976cm" svg:x2="9.8cm" svg:y2="8.579cm">
          <text:p/>
        </draw:line>
        <draw:line draw:style-name="gr5" draw:text-style-name="P3" draw:layer="layout" svg:x1="9.8cm" svg:y1="8.579cm" svg:x2="9.8cm" svg:y2="9.182cm">
          <text:p/>
        </draw:line>
        <draw:line draw:style-name="gr5" draw:text-style-name="P3" draw:layer="layout" svg:x1="9.8cm" svg:y1="9.182cm" svg:x2="9.8cm" svg:y2="9.786cm">
          <text:p/>
        </draw:line>
        <draw:line draw:style-name="gr5" draw:text-style-name="P3" draw:layer="layout" svg:x1="9.8cm" svg:y1="9.786cm" svg:x2="9.8cm" svg:y2="10.389cm">
          <text:p/>
        </draw:line>
        <draw:line draw:style-name="gr5" draw:text-style-name="P3" draw:layer="layout" svg:x1="9.8cm" svg:y1="10.389cm" svg:x2="9.8cm" svg:y2="10.992cm">
          <text:p/>
        </draw:line>
        <draw:line draw:style-name="gr5" draw:text-style-name="P3" draw:layer="layout" svg:x1="9.8cm" svg:y1="10.992cm" svg:x2="9.8cm" svg:y2="11.595cm">
          <text:p/>
        </draw:line>
        <draw:line draw:style-name="gr5" draw:text-style-name="P3" draw:layer="layout" svg:x1="9.8cm" svg:y1="11.595cm" svg:x2="9.8cm" svg:y2="12.199cm">
          <text:p/>
        </draw:line>
        <draw:line draw:style-name="gr5" draw:text-style-name="P3" draw:layer="layout" svg:x1="9.8cm" svg:y1="12.199cm" svg:x2="9.8cm" svg:y2="12.802cm">
          <text:p/>
        </draw:line>
        <draw:line draw:style-name="gr5" draw:text-style-name="P3" draw:layer="layout" svg:x1="9.8cm" svg:y1="12.802cm" svg:x2="9.8cm" svg:y2="13.405cm">
          <text:p/>
        </draw:line>
        <draw:line draw:style-name="gr5" draw:text-style-name="P3" draw:layer="layout" svg:x1="9.8cm" svg:y1="13.405cm" svg:x2="9.8cm" svg:y2="14.008cm">
          <text:p/>
        </draw:line>
        <draw:line draw:style-name="gr5" draw:text-style-name="P3" draw:layer="layout" svg:x1="9.8cm" svg:y1="14.008cm" svg:x2="9.8cm" svg:y2="14.612cm">
          <text:p/>
        </draw:line>
        <draw:line draw:style-name="gr5" draw:text-style-name="P3" draw:layer="layout" svg:x1="9.8cm" svg:y1="14.612cm" svg:x2="9.8cm" svg:y2="15.215cm">
          <text:p/>
        </draw:line>
        <draw:line draw:style-name="gr5" draw:text-style-name="P3" draw:layer="layout" svg:x1="19cm" svg:y1="6.36cm" svg:x2="19cm" svg:y2="7.373cm">
          <text:p/>
        </draw:line>
        <draw:line draw:style-name="gr5" draw:text-style-name="P3" draw:layer="layout" svg:x1="19cm" svg:y1="7.373cm" svg:x2="19cm" svg:y2="7.976cm">
          <text:p/>
        </draw:line>
        <draw:line draw:style-name="gr5" draw:text-style-name="P3" draw:layer="layout" svg:x1="19cm" svg:y1="7.976cm" svg:x2="19cm" svg:y2="8.579cm">
          <text:p/>
        </draw:line>
        <draw:line draw:style-name="gr5" draw:text-style-name="P3" draw:layer="layout" svg:x1="19cm" svg:y1="8.579cm" svg:x2="19cm" svg:y2="9.182cm">
          <text:p/>
        </draw:line>
        <draw:line draw:style-name="gr5" draw:text-style-name="P3" draw:layer="layout" svg:x1="19cm" svg:y1="9.182cm" svg:x2="19cm" svg:y2="9.786cm">
          <text:p/>
        </draw:line>
        <draw:line draw:style-name="gr5" draw:text-style-name="P3" draw:layer="layout" svg:x1="19cm" svg:y1="9.786cm" svg:x2="19cm" svg:y2="10.389cm">
          <text:p/>
        </draw:line>
        <draw:line draw:style-name="gr5" draw:text-style-name="P3" draw:layer="layout" svg:x1="19cm" svg:y1="10.389cm" svg:x2="19cm" svg:y2="10.992cm">
          <text:p/>
        </draw:line>
        <draw:line draw:style-name="gr5" draw:text-style-name="P3" draw:layer="layout" svg:x1="19cm" svg:y1="10.992cm" svg:x2="19cm" svg:y2="11.595cm">
          <text:p/>
        </draw:line>
        <draw:line draw:style-name="gr5" draw:text-style-name="P3" draw:layer="layout" svg:x1="19cm" svg:y1="11.595cm" svg:x2="19cm" svg:y2="12.199cm">
          <text:p/>
        </draw:line>
        <draw:line draw:style-name="gr5" draw:text-style-name="P3" draw:layer="layout" svg:x1="19cm" svg:y1="12.199cm" svg:x2="19cm" svg:y2="12.802cm">
          <text:p/>
        </draw:line>
        <draw:line draw:style-name="gr5" draw:text-style-name="P3" draw:layer="layout" svg:x1="19cm" svg:y1="12.802cm" svg:x2="19cm" svg:y2="13.405cm">
          <text:p/>
        </draw:line>
        <draw:line draw:style-name="gr5" draw:text-style-name="P3" draw:layer="layout" svg:x1="19cm" svg:y1="13.405cm" svg:x2="19cm" svg:y2="14.008cm">
          <text:p/>
        </draw:line>
        <draw:line draw:style-name="gr5" draw:text-style-name="P3" draw:layer="layout" svg:x1="19cm" svg:y1="14.008cm" svg:x2="19cm" svg:y2="14.612cm">
          <text:p/>
        </draw:line>
        <draw:line draw:style-name="gr5" draw:text-style-name="P3" draw:layer="layout" svg:x1="19cm" svg:y1="14.612cm" svg:x2="19cm" svg:y2="15.215cm">
          <text:p/>
        </draw:line>
        <draw:frame draw:style-name="gr6" draw:text-style-name="P2" draw:layer="layout" svg:width="5.26cm" svg:height="0.39cm" svg:x="2.004cm" svg:y="5.563cm">
          <draw:text-box>
            <text:p text:style-name="P1"><text:span text:style-name="T4">1.1 Complétez le tableau ci-dessous :</text:span></text:p>
          </draw:text-box>
        </draw:frame>
        <draw:frame draw:style-name="gr7" draw:text-style-name="P2" draw:layer="layout" svg:width="0.916cm" svg:height="0.39cm" svg:x="2.635cm" svg:y="6.477cm">
          <draw:text-box>
            <text:p text:style-name="P1"><text:span text:style-name="T4">Mode </text:span></text:p>
          </draw:text-box>
        </draw:frame>
        <draw:frame draw:style-name="gr8" draw:text-style-name="P2" draw:layer="layout" svg:width="1.877cm" svg:height="0.39cm" svg:x="4.692cm" svg:y="6.477cm">
          <draw:text-box>
            <text:p text:style-name="P1"><text:span text:style-name="T4">Raccourci ou</text:span></text:p>
          </draw:text-box>
        </draw:frame>
        <draw:frame draw:style-name="gr9" draw:text-style-name="P2" draw:layer="layout" svg:width="1.556cm" svg:height="0.39cm" svg:x="4.851cm" svg:y="6.882cm">
          <draw:text-box>
            <text:p text:style-name="P1"><text:span text:style-name="T4">commande</text:span></text:p>
          </draw:text-box>
        </draw:frame>
        <draw:frame draw:style-name="gr10" draw:text-style-name="P2" draw:layer="layout" svg:width="1.433cm" svg:height="0.39cm" svg:x="7.726cm" svg:y="6.477cm">
          <draw:text-box>
            <text:p text:style-name="P1"><text:span text:style-name="T4">Raccourci</text:span></text:p>
          </draw:text-box>
        </draw:frame>
        <draw:frame draw:style-name="gr11" draw:text-style-name="P2" draw:layer="layout" svg:width="1.276cm" svg:height="0.39cm" svg:x="7.803cm" svg:y="6.882cm">
          <draw:text-box>
            <text:p text:style-name="P1"><text:span text:style-name="T4">alternatif</text:span></text:p>
          </draw:text-box>
        </draw:frame>
        <draw:frame draw:style-name="gr12" draw:text-style-name="P2" draw:layer="layout" svg:width="1.649cm" svg:height="0.39cm" svg:x="13.582cm" svg:y="6.477cm">
          <draw:text-box>
            <text:p text:style-name="P1"><text:span text:style-name="T4">Description</text:span></text:p>
          </draw:text-box>
        </draw:frame>
        <draw:frame draw:style-name="gr13" draw:text-style-name="P2" draw:layer="layout" svg:width="3.842cm" svg:height="0.39cm" svg:x="9.902cm" svg:y="7.486cm">
          <draw:text-box>
            <text:p text:style-name="P1"><text:span text:style-name="T4"><text:s/></text:span><text:span text:style-name="T4">Se déplacer vers la gauche</text:span></text:p>
          </draw:text-box>
        </draw:frame>
        <draw:frame draw:style-name="gr14" draw:text-style-name="P2" draw:layer="layout" svg:width="3.664cm" svg:height="0.39cm" svg:x="9.902cm" svg:y="8.089cm">
          <draw:text-box>
            <text:p text:style-name="P1"><text:span text:style-name="T4"><text:s/></text:span><text:span text:style-name="T4">Se déplacer vers la droite</text:span></text:p>
          </draw:text-box>
        </draw:frame>
        <draw:frame draw:style-name="gr15" draw:text-style-name="P2" draw:layer="layout" svg:width="3.448cm" svg:height="0.39cm" svg:x="9.902cm" svg:y="8.692cm">
          <draw:text-box>
            <text:p text:style-name="P1"><text:span text:style-name="T4"><text:s/></text:span><text:span text:style-name="T4">Se déplacer vers le haut</text:span></text:p>
          </draw:text-box>
        </draw:frame>
        <draw:frame draw:style-name="gr16" draw:text-style-name="P2" draw:layer="layout" svg:width="3.308cm" svg:height="0.39cm" svg:x="9.902cm" svg:y="9.295cm">
          <draw:text-box>
            <text:p text:style-name="P1"><text:span text:style-name="T4"><text:s/></text:span><text:span text:style-name="T4">Se déplacer vers le bas</text:span></text:p>
          </draw:text-box>
        </draw:frame>
        <draw:frame draw:style-name="gr9" draw:text-style-name="P2" draw:layer="layout" svg:width="1.556cm" svg:height="0.39cm" svg:x="2.318cm" svg:y="9.899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9.899cm">
          <draw:text-box>
            <text:p text:style-name="P1"><text:span text:style-name="T4">---</text:span></text:p>
          </draw:text-box>
        </draw:frame>
        <draw:frame draw:style-name="gr18" draw:text-style-name="P2" draw:layer="layout" svg:width="3.723cm" svg:height="0.39cm" svg:x="9.902cm" svg:y="9.899cm">
          <draw:text-box>
            <text:p text:style-name="P1"><text:span text:style-name="T4">passage en mode insertion</text:span></text:p>
          </draw:text-box>
        </draw:frame>
        <draw:frame draw:style-name="gr9" draw:text-style-name="P2" draw:layer="layout" svg:width="1.556cm" svg:height="0.39cm" svg:x="2.318cm" svg:y="10.502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10.502cm">
          <draw:text-box>
            <text:p text:style-name="P1"><text:span text:style-name="T4">---</text:span></text:p>
          </draw:text-box>
        </draw:frame>
        <draw:frame draw:style-name="gr19" draw:text-style-name="P2" draw:layer="layout" svg:width="3.329cm" svg:height="0.39cm" svg:x="9.902cm" svg:y="10.502cm">
          <draw:text-box>
            <text:p text:style-name="P1"><text:span text:style-name="T4">passage en mode visuel</text:span></text:p>
          </draw:text-box>
        </draw:frame>
        <draw:frame draw:style-name="gr20" draw:text-style-name="P2" draw:layer="layout" svg:width="1.238cm" svg:height="0.39cm" svg:x="2.473cm" svg:y="11.105cm">
          <draw:text-box>
            <text:p text:style-name="P1"><text:span text:style-name="T4">insertion</text:span></text:p>
          </draw:text-box>
        </draw:frame>
        <draw:frame draw:style-name="gr17" draw:text-style-name="P2" draw:layer="layout" svg:width="0.358cm" svg:height="0.39cm" svg:x="8.262cm" svg:y="11.105cm">
          <draw:text-box>
            <text:p text:style-name="P1"><text:span text:style-name="T4">---</text:span></text:p>
          </draw:text-box>
        </draw:frame>
        <draw:frame draw:style-name="gr21" draw:text-style-name="P2" draw:layer="layout" svg:width="4.041cm" svg:height="0.39cm" svg:x="9.902cm" svg:y="11.105cm">
          <draw:text-box>
            <text:p text:style-name="P1"><text:span text:style-name="T4">passage en mode commande</text:span></text:p>
          </draw:text-box>
        </draw:frame>
        <draw:frame draw:style-name="gr22" draw:text-style-name="P2" draw:layer="layout" svg:width="0.844cm" svg:height="0.39cm" svg:x="2.671cm" svg:y="11.708cm">
          <draw:text-box>
            <text:p text:style-name="P1"><text:span text:style-name="T4">visuel</text:span></text:p>
          </draw:text-box>
        </draw:frame>
        <draw:frame draw:style-name="gr17" draw:text-style-name="P2" draw:layer="layout" svg:width="0.358cm" svg:height="0.39cm" svg:x="8.262cm" svg:y="11.708cm">
          <draw:text-box>
            <text:p text:style-name="P1"><text:span text:style-name="T4">---</text:span></text:p>
          </draw:text-box>
        </draw:frame>
        <draw:frame draw:style-name="gr21" draw:text-style-name="P2" draw:layer="layout" svg:width="4.041cm" svg:height="0.39cm" svg:x="9.902cm" svg:y="11.708cm">
          <draw:text-box>
            <text:p text:style-name="P1"><text:span text:style-name="T4">passage en mode commande</text:span></text:p>
          </draw:text-box>
        </draw:frame>
        <draw:frame draw:style-name="gr9" draw:text-style-name="P2" draw:layer="layout" svg:width="1.556cm" svg:height="0.39cm" svg:x="2.2cm" svg:y="14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12.312cm">
          <draw:text-box>
            <text:p text:style-name="P1"><text:span text:style-name="T4">---</text:span></text:p>
          </draw:text-box>
        </draw:frame>
        <draw:frame draw:style-name="gr23" draw:text-style-name="P2" draw:layer="layout" svg:width="4.451cm" svg:height="0.39cm" svg:x="9.902cm" svg:y="12.312cm">
          <draw:text-box>
            <text:p text:style-name="P1"><text:span text:style-name="T4">passage en mode visuel (ligne )</text:span></text:p>
          </draw:text-box>
        </draw:frame>
        <draw:frame draw:style-name="gr17" draw:text-style-name="P2" draw:layer="layout" svg:width="0.358cm" svg:height="0.39cm" svg:x="8.262cm" svg:y="12.915cm">
          <draw:text-box>
            <text:p text:style-name="P1"><text:span text:style-name="T4">---</text:span></text:p>
          </draw:text-box>
        </draw:frame>
        <draw:frame draw:style-name="gr24" draw:text-style-name="P2" draw:layer="layout" svg:width="0.925cm" svg:height="0.39cm" svg:x="9.902cm" svg:y="12.915cm">
          <draw:text-box>
            <text:p text:style-name="P1"><text:span text:style-name="T4">quitter</text:span></text:p>
          </draw:text-box>
        </draw:frame>
        <draw:frame draw:style-name="gr17" draw:text-style-name="P2" draw:layer="layout" svg:width="0.358cm" svg:height="0.39cm" svg:x="8.262cm" svg:y="13.518cm">
          <draw:text-box>
            <text:p text:style-name="P1"><text:span text:style-name="T4">---</text:span></text:p>
          </draw:text-box>
        </draw:frame>
        <draw:frame draw:style-name="gr25" draw:text-style-name="P2" draw:layer="layout" svg:width="3.219cm" svg:height="0.39cm" svg:x="9.902cm" svg:y="13.518cm">
          <draw:text-box>
            <text:p text:style-name="P1"><text:span text:style-name="T4">quitter sans enregistrer</text:span></text:p>
          </draw:text-box>
        </draw:frame>
        <draw:frame draw:style-name="gr17" draw:text-style-name="P2" draw:layer="layout" svg:width="0.358cm" svg:height="0.39cm" svg:x="8.262cm" svg:y="14.121cm">
          <draw:text-box>
            <text:p text:style-name="P1"><text:span text:style-name="T4">---</text:span></text:p>
          </draw:text-box>
        </draw:frame>
        <draw:frame draw:style-name="gr26" draw:text-style-name="P2" draw:layer="layout" svg:width="2.868cm" svg:height="0.39cm" svg:x="9.902cm" svg:y="14.121cm">
          <draw:text-box>
            <text:p text:style-name="P1"><text:span text:style-name="T4">enregistrer le fichier</text:span></text:p>
          </draw:text-box>
        </draw:frame>
        <draw:frame draw:style-name="gr17" draw:text-style-name="P2" draw:layer="layout" svg:width="0.358cm" svg:height="0.39cm" svg:x="8.262cm" svg:y="14.725cm">
          <draw:text-box>
            <text:p text:style-name="P1"><text:span text:style-name="T4">---</text:span></text:p>
          </draw:text-box>
        </draw:frame>
        <draw:frame draw:style-name="gr27" draw:text-style-name="P2" draw:layer="layout" svg:width="4.223cm" svg:height="0.39cm" svg:x="9.902cm" svg:y="14.725cm">
          <draw:text-box>
            <text:p text:style-name="P1"><text:span text:style-name="T4">enregistrer le fichier et quitter</text:span></text:p>
          </draw:text-box>
        </draw:frame>
        <draw:frame draw:style-name="gr28" draw:text-style-name="P2" draw:layer="layout" svg:width="4.066cm" svg:height="0.39cm" svg:x="2.004cm" svg:y="16.453cm">
          <draw:text-box>
            <text:p text:style-name="P1"><text:span text:style-name="T3">2. Edition de fichiers textes</text:span></text:p>
          </draw:text-box>
        </draw:frame>
        <draw:line draw:style-name="gr5" draw:text-style-name="P3" draw:layer="layout" svg:x1="2cm" svg:y1="18.069cm" svg:x2="4.173cm" svg:y2="18.069cm">
          <text:p/>
        </draw:line>
        <draw:line draw:style-name="gr5" draw:text-style-name="P3" draw:layer="layout" svg:x1="4.173cm" svg:y1="18.069cm" svg:x2="7.069cm" svg:y2="18.069cm">
          <text:p/>
        </draw:line>
        <draw:line draw:style-name="gr5" draw:text-style-name="P3" draw:layer="layout" svg:x1="7.069cm" svg:y1="18.069cm" svg:x2="9.8cm" svg:y2="18.069cm">
          <text:p/>
        </draw:line>
        <draw:line draw:style-name="gr5" draw:text-style-name="P3" draw:layer="layout" svg:x1="9.8cm" svg:y1="18.069cm" svg:x2="19cm" svg:y2="18.069cm">
          <text:p/>
        </draw:line>
        <draw:line draw:style-name="gr5" draw:text-style-name="P3" draw:layer="layout" svg:x1="2.003cm" svg:y1="19.078cm" svg:x2="4.173cm" svg:y2="19.078cm">
          <text:p/>
        </draw:line>
        <draw:line draw:style-name="gr5" draw:text-style-name="P3" draw:layer="layout" svg:x1="4.173cm" svg:y1="19.078cm" svg:x2="7.069cm" svg:y2="19.078cm">
          <text:p/>
        </draw:line>
        <draw:line draw:style-name="gr5" draw:text-style-name="P3" draw:layer="layout" svg:x1="7.069cm" svg:y1="19.078cm" svg:x2="9.8cm" svg:y2="19.078cm">
          <text:p/>
        </draw:line>
        <draw:line draw:style-name="gr5" draw:text-style-name="P3" draw:layer="layout" svg:x1="9.8cm" svg:y1="19.078cm" svg:x2="19cm" svg:y2="19.078cm">
          <text:p/>
        </draw:line>
        <draw:line draw:style-name="gr5" draw:text-style-name="P3" draw:layer="layout" svg:x1="2.003cm" svg:y1="19.681cm" svg:x2="4.173cm" svg:y2="19.681cm">
          <text:p/>
        </draw:line>
        <draw:line draw:style-name="gr5" draw:text-style-name="P3" draw:layer="layout" svg:x1="4.173cm" svg:y1="19.681cm" svg:x2="7.069cm" svg:y2="19.681cm">
          <text:p/>
        </draw:line>
        <draw:line draw:style-name="gr5" draw:text-style-name="P3" draw:layer="layout" svg:x1="7.069cm" svg:y1="19.681cm" svg:x2="9.8cm" svg:y2="19.681cm">
          <text:p/>
        </draw:line>
        <draw:line draw:style-name="gr5" draw:text-style-name="P3" draw:layer="layout" svg:x1="9.8cm" svg:y1="19.681cm" svg:x2="19cm" svg:y2="19.681cm">
          <text:p/>
        </draw:line>
        <draw:line draw:style-name="gr5" draw:text-style-name="P3" draw:layer="layout" svg:x1="2.003cm" svg:y1="20.284cm" svg:x2="4.173cm" svg:y2="20.284cm">
          <text:p/>
        </draw:line>
        <draw:line draw:style-name="gr5" draw:text-style-name="P3" draw:layer="layout" svg:x1="4.173cm" svg:y1="20.284cm" svg:x2="7.069cm" svg:y2="20.284cm">
          <text:p/>
        </draw:line>
        <draw:line draw:style-name="gr5" draw:text-style-name="P3" draw:layer="layout" svg:x1="7.069cm" svg:y1="20.284cm" svg:x2="9.8cm" svg:y2="20.284cm">
          <text:p/>
        </draw:line>
        <draw:line draw:style-name="gr5" draw:text-style-name="P3" draw:layer="layout" svg:x1="9.8cm" svg:y1="20.284cm" svg:x2="19cm" svg:y2="20.284cm">
          <text:p/>
        </draw:line>
        <draw:line draw:style-name="gr5" draw:text-style-name="P3" draw:layer="layout" svg:x1="2.003cm" svg:y1="20.887cm" svg:x2="4.173cm" svg:y2="20.887cm">
          <text:p/>
        </draw:line>
        <draw:line draw:style-name="gr5" draw:text-style-name="P3" draw:layer="layout" svg:x1="4.173cm" svg:y1="20.887cm" svg:x2="7.069cm" svg:y2="20.887cm">
          <text:p/>
        </draw:line>
        <draw:line draw:style-name="gr5" draw:text-style-name="P3" draw:layer="layout" svg:x1="7.069cm" svg:y1="20.887cm" svg:x2="9.8cm" svg:y2="20.887cm">
          <text:p/>
        </draw:line>
        <draw:line draw:style-name="gr5" draw:text-style-name="P3" draw:layer="layout" svg:x1="9.8cm" svg:y1="20.887cm" svg:x2="19cm" svg:y2="20.887cm">
          <text:p/>
        </draw:line>
        <draw:line draw:style-name="gr5" draw:text-style-name="P3" draw:layer="layout" svg:x1="2.003cm" svg:y1="21.491cm" svg:x2="4.173cm" svg:y2="21.491cm">
          <text:p/>
        </draw:line>
        <draw:line draw:style-name="gr5" draw:text-style-name="P3" draw:layer="layout" svg:x1="4.173cm" svg:y1="21.491cm" svg:x2="7.069cm" svg:y2="21.491cm">
          <text:p/>
        </draw:line>
        <draw:line draw:style-name="gr5" draw:text-style-name="P3" draw:layer="layout" svg:x1="7.069cm" svg:y1="21.491cm" svg:x2="9.8cm" svg:y2="21.491cm">
          <text:p/>
        </draw:line>
        <draw:line draw:style-name="gr5" draw:text-style-name="P3" draw:layer="layout" svg:x1="9.8cm" svg:y1="21.491cm" svg:x2="19cm" svg:y2="21.491cm">
          <text:p/>
        </draw:line>
        <draw:line draw:style-name="gr5" draw:text-style-name="P3" draw:layer="layout" svg:x1="2.003cm" svg:y1="22.094cm" svg:x2="4.173cm" svg:y2="22.094cm">
          <text:p/>
        </draw:line>
        <draw:line draw:style-name="gr5" draw:text-style-name="P3" draw:layer="layout" svg:x1="4.173cm" svg:y1="22.094cm" svg:x2="7.069cm" svg:y2="22.094cm">
          <text:p/>
        </draw:line>
        <draw:line draw:style-name="gr5" draw:text-style-name="P3" draw:layer="layout" svg:x1="7.069cm" svg:y1="22.094cm" svg:x2="9.8cm" svg:y2="22.094cm">
          <text:p/>
        </draw:line>
        <draw:line draw:style-name="gr5" draw:text-style-name="P3" draw:layer="layout" svg:x1="9.8cm" svg:y1="22.094cm" svg:x2="19cm" svg:y2="22.094cm">
          <text:p/>
        </draw:line>
        <draw:line draw:style-name="gr5" draw:text-style-name="P3" draw:layer="layout" svg:x1="2.003cm" svg:y1="22.697cm" svg:x2="4.173cm" svg:y2="22.697cm">
          <text:p/>
        </draw:line>
        <draw:line draw:style-name="gr5" draw:text-style-name="P3" draw:layer="layout" svg:x1="4.173cm" svg:y1="22.697cm" svg:x2="7.069cm" svg:y2="22.697cm">
          <text:p/>
        </draw:line>
        <draw:line draw:style-name="gr5" draw:text-style-name="P3" draw:layer="layout" svg:x1="7.069cm" svg:y1="22.697cm" svg:x2="9.8cm" svg:y2="22.697cm">
          <text:p/>
        </draw:line>
        <draw:line draw:style-name="gr5" draw:text-style-name="P3" draw:layer="layout" svg:x1="9.8cm" svg:y1="22.697cm" svg:x2="19cm" svg:y2="22.697cm">
          <text:p/>
        </draw:line>
        <draw:line draw:style-name="gr5" draw:text-style-name="P3" draw:layer="layout" svg:x1="2.003cm" svg:y1="23.3cm" svg:x2="4.173cm" svg:y2="23.3cm">
          <text:p/>
        </draw:line>
        <draw:line draw:style-name="gr5" draw:text-style-name="P3" draw:layer="layout" svg:x1="4.173cm" svg:y1="23.3cm" svg:x2="7.069cm" svg:y2="23.3cm">
          <text:p/>
        </draw:line>
        <draw:line draw:style-name="gr5" draw:text-style-name="P3" draw:layer="layout" svg:x1="7.069cm" svg:y1="23.3cm" svg:x2="9.8cm" svg:y2="23.3cm">
          <text:p/>
        </draw:line>
        <draw:line draw:style-name="gr5" draw:text-style-name="P3" draw:layer="layout" svg:x1="9.8cm" svg:y1="23.3cm" svg:x2="19cm" svg:y2="23.3cm">
          <text:p/>
        </draw:line>
        <draw:line draw:style-name="gr5" draw:text-style-name="P3" draw:layer="layout" svg:x1="2.003cm" svg:y1="23.904cm" svg:x2="4.173cm" svg:y2="23.904cm">
          <text:p/>
        </draw:line>
        <draw:line draw:style-name="gr5" draw:text-style-name="P3" draw:layer="layout" svg:x1="4.173cm" svg:y1="23.904cm" svg:x2="7.069cm" svg:y2="23.904cm">
          <text:p/>
        </draw:line>
        <draw:line draw:style-name="gr5" draw:text-style-name="P3" draw:layer="layout" svg:x1="7.069cm" svg:y1="23.904cm" svg:x2="9.8cm" svg:y2="23.904cm">
          <text:p/>
        </draw:line>
        <draw:line draw:style-name="gr5" draw:text-style-name="P3" draw:layer="layout" svg:x1="9.8cm" svg:y1="23.904cm" svg:x2="19cm" svg:y2="23.904cm">
          <text:p/>
        </draw:line>
        <draw:line draw:style-name="gr5" draw:text-style-name="P3" draw:layer="layout" svg:x1="2.003cm" svg:y1="24.507cm" svg:x2="4.173cm" svg:y2="24.507cm">
          <text:p/>
        </draw:line>
        <draw:line draw:style-name="gr5" draw:text-style-name="P3" draw:layer="layout" svg:x1="4.173cm" svg:y1="24.507cm" svg:x2="7.069cm" svg:y2="24.507cm">
          <text:p/>
        </draw:line>
        <draw:line draw:style-name="gr5" draw:text-style-name="P3" draw:layer="layout" svg:x1="7.069cm" svg:y1="24.507cm" svg:x2="9.8cm" svg:y2="24.507cm">
          <text:p/>
        </draw:line>
        <draw:line draw:style-name="gr5" draw:text-style-name="P3" draw:layer="layout" svg:x1="9.8cm" svg:y1="24.507cm" svg:x2="19cm" svg:y2="24.507cm">
          <text:p/>
        </draw:line>
        <draw:line draw:style-name="gr5" draw:text-style-name="P3" draw:layer="layout" svg:x1="2.003cm" svg:y1="25.11cm" svg:x2="4.173cm" svg:y2="25.11cm">
          <text:p/>
        </draw:line>
        <draw:line draw:style-name="gr5" draw:text-style-name="P3" draw:layer="layout" svg:x1="4.173cm" svg:y1="25.11cm" svg:x2="7.069cm" svg:y2="25.11cm">
          <text:p/>
        </draw:line>
        <draw:line draw:style-name="gr5" draw:text-style-name="P3" draw:layer="layout" svg:x1="7.069cm" svg:y1="25.11cm" svg:x2="9.8cm" svg:y2="25.11cm">
          <text:p/>
        </draw:line>
        <draw:line draw:style-name="gr5" draw:text-style-name="P3" draw:layer="layout" svg:x1="9.8cm" svg:y1="25.11cm" svg:x2="19cm" svg:y2="25.11cm">
          <text:p/>
        </draw:line>
        <draw:line draw:style-name="gr5" draw:text-style-name="P3" draw:layer="layout" svg:x1="2.003cm" svg:y1="25.713cm" svg:x2="4.173cm" svg:y2="25.713cm">
          <text:p/>
        </draw:line>
        <draw:line draw:style-name="gr5" draw:text-style-name="P3" draw:layer="layout" svg:x1="4.173cm" svg:y1="25.713cm" svg:x2="7.069cm" svg:y2="25.713cm">
          <text:p/>
        </draw:line>
        <draw:line draw:style-name="gr5" draw:text-style-name="P3" draw:layer="layout" svg:x1="7.069cm" svg:y1="25.713cm" svg:x2="9.8cm" svg:y2="25.713cm">
          <text:p/>
        </draw:line>
        <draw:line draw:style-name="gr5" draw:text-style-name="P3" draw:layer="layout" svg:x1="9.8cm" svg:y1="25.713cm" svg:x2="19cm" svg:y2="25.713cm">
          <text:p/>
        </draw:line>
        <draw:line draw:style-name="gr5" draw:text-style-name="P3" draw:layer="layout" svg:x1="2.003cm" svg:y1="26.317cm" svg:x2="4.173cm" svg:y2="26.317cm">
          <text:p/>
        </draw:line>
        <draw:line draw:style-name="gr5" draw:text-style-name="P3" draw:layer="layout" svg:x1="4.173cm" svg:y1="26.317cm" svg:x2="7.069cm" svg:y2="26.317cm">
          <text:p/>
        </draw:line>
        <draw:line draw:style-name="gr5" draw:text-style-name="P3" draw:layer="layout" svg:x1="7.069cm" svg:y1="26.317cm" svg:x2="9.8cm" svg:y2="26.317cm">
          <text:p/>
        </draw:line>
        <draw:line draw:style-name="gr5" draw:text-style-name="P3" draw:layer="layout" svg:x1="9.8cm" svg:y1="26.317cm" svg:x2="19cm" svg:y2="26.317cm">
          <text:p/>
        </draw:line>
        <draw:line draw:style-name="gr5" draw:text-style-name="P3" draw:layer="layout" svg:x1="2.003cm" svg:y1="26.92cm" svg:x2="4.173cm" svg:y2="26.92cm">
          <text:p/>
        </draw:line>
        <draw:line draw:style-name="gr5" draw:text-style-name="P3" draw:layer="layout" svg:x1="4.173cm" svg:y1="26.92cm" svg:x2="7.069cm" svg:y2="26.92cm">
          <text:p/>
        </draw:line>
        <draw:line draw:style-name="gr5" draw:text-style-name="P3" draw:layer="layout" svg:x1="7.069cm" svg:y1="26.92cm" svg:x2="9.8cm" svg:y2="26.92cm">
          <text:p/>
        </draw:line>
        <draw:line draw:style-name="gr5" draw:text-style-name="P3" draw:layer="layout" svg:x1="9.8cm" svg:y1="26.92cm" svg:x2="19cm" svg:y2="26.92cm">
          <text:p/>
        </draw:line>
        <draw:line draw:style-name="gr5" draw:text-style-name="P3" draw:layer="layout" svg:x1="2cm" svg:y1="27.523cm" svg:x2="4.173cm" svg:y2="27.523cm">
          <text:p/>
        </draw:line>
        <draw:line draw:style-name="gr5" draw:text-style-name="P3" draw:layer="layout" svg:x1="4.173cm" svg:y1="27.523cm" svg:x2="7.069cm" svg:y2="27.523cm">
          <text:p/>
        </draw:line>
        <draw:line draw:style-name="gr5" draw:text-style-name="P3" draw:layer="layout" svg:x1="7.069cm" svg:y1="27.523cm" svg:x2="9.8cm" svg:y2="27.523cm">
          <text:p/>
        </draw:line>
        <draw:line draw:style-name="gr5" draw:text-style-name="P3" draw:layer="layout" svg:x1="9.8cm" svg:y1="27.523cm" svg:x2="19cm" svg:y2="27.523cm">
          <text:p/>
        </draw:line>
        <draw:line draw:style-name="gr5" draw:text-style-name="P3" draw:layer="layout" svg:x1="2cm" svg:y1="18.069cm" svg:x2="2cm" svg:y2="19.078cm">
          <text:p/>
        </draw:line>
        <draw:line draw:style-name="gr5" draw:text-style-name="P3" draw:layer="layout" svg:x1="2cm" svg:y1="19.078cm" svg:x2="2cm" svg:y2="19.681cm">
          <text:p/>
        </draw:line>
        <draw:line draw:style-name="gr5" draw:text-style-name="P3" draw:layer="layout" svg:x1="2cm" svg:y1="19.681cm" svg:x2="2cm" svg:y2="20.284cm">
          <text:p/>
        </draw:line>
        <draw:line draw:style-name="gr5" draw:text-style-name="P3" draw:layer="layout" svg:x1="2cm" svg:y1="20.284cm" svg:x2="2cm" svg:y2="20.887cm">
          <text:p/>
        </draw:line>
        <draw:line draw:style-name="gr5" draw:text-style-name="P3" draw:layer="layout" svg:x1="2cm" svg:y1="20.887cm" svg:x2="2cm" svg:y2="21.491cm">
          <text:p/>
        </draw:line>
        <draw:line draw:style-name="gr5" draw:text-style-name="P3" draw:layer="layout" svg:x1="2cm" svg:y1="21.491cm" svg:x2="2cm" svg:y2="22.094cm">
          <text:p/>
        </draw:line>
        <draw:line draw:style-name="gr5" draw:text-style-name="P3" draw:layer="layout" svg:x1="2cm" svg:y1="22.094cm" svg:x2="2cm" svg:y2="22.697cm">
          <text:p/>
        </draw:line>
        <draw:line draw:style-name="gr5" draw:text-style-name="P3" draw:layer="layout" svg:x1="2cm" svg:y1="22.697cm" svg:x2="2cm" svg:y2="23.3cm">
          <text:p/>
        </draw:line>
        <draw:line draw:style-name="gr5" draw:text-style-name="P3" draw:layer="layout" svg:x1="2cm" svg:y1="23.3cm" svg:x2="2cm" svg:y2="23.904cm">
          <text:p/>
        </draw:line>
        <draw:line draw:style-name="gr5" draw:text-style-name="P3" draw:layer="layout" svg:x1="2cm" svg:y1="23.904cm" svg:x2="2cm" svg:y2="24.507cm">
          <text:p/>
        </draw:line>
        <draw:line draw:style-name="gr5" draw:text-style-name="P3" draw:layer="layout" svg:x1="2cm" svg:y1="24.507cm" svg:x2="2cm" svg:y2="25.11cm">
          <text:p/>
        </draw:line>
        <draw:line draw:style-name="gr5" draw:text-style-name="P3" draw:layer="layout" svg:x1="2cm" svg:y1="25.11cm" svg:x2="2cm" svg:y2="25.713cm">
          <text:p/>
        </draw:line>
        <draw:line draw:style-name="gr5" draw:text-style-name="P3" draw:layer="layout" svg:x1="2cm" svg:y1="25.713cm" svg:x2="2cm" svg:y2="26.317cm">
          <text:p/>
        </draw:line>
        <draw:line draw:style-name="gr5" draw:text-style-name="P3" draw:layer="layout" svg:x1="2cm" svg:y1="26.317cm" svg:x2="2cm" svg:y2="26.92cm">
          <text:p/>
        </draw:line>
        <draw:line draw:style-name="gr5" draw:text-style-name="P3" draw:layer="layout" svg:x1="2cm" svg:y1="26.92cm" svg:x2="2cm" svg:y2="27.523cm">
          <text:p/>
        </draw:line>
        <draw:line draw:style-name="gr5" draw:text-style-name="P3" draw:layer="layout" svg:x1="4.173cm" svg:y1="18.072cm" svg:x2="4.173cm" svg:y2="19.078cm">
          <text:p/>
        </draw:line>
        <draw:line draw:style-name="gr5" draw:text-style-name="P3" draw:layer="layout" svg:x1="4.173cm" svg:y1="19.078cm" svg:x2="4.173cm" svg:y2="19.681cm">
          <text:p/>
        </draw:line>
        <draw:line draw:style-name="gr5" draw:text-style-name="P3" draw:layer="layout" svg:x1="4.173cm" svg:y1="19.681cm" svg:x2="4.173cm" svg:y2="20.284cm">
          <text:p/>
        </draw:line>
        <draw:line draw:style-name="gr5" draw:text-style-name="P3" draw:layer="layout" svg:x1="4.173cm" svg:y1="20.284cm" svg:x2="4.173cm" svg:y2="20.887cm">
          <text:p/>
        </draw:line>
        <draw:line draw:style-name="gr5" draw:text-style-name="P3" draw:layer="layout" svg:x1="4.173cm" svg:y1="20.887cm" svg:x2="4.173cm" svg:y2="21.491cm">
          <text:p/>
        </draw:line>
        <draw:line draw:style-name="gr5" draw:text-style-name="P3" draw:layer="layout" svg:x1="4.173cm" svg:y1="21.491cm" svg:x2="4.173cm" svg:y2="22.094cm">
          <text:p/>
        </draw:line>
        <draw:line draw:style-name="gr5" draw:text-style-name="P3" draw:layer="layout" svg:x1="4.173cm" svg:y1="22.094cm" svg:x2="4.173cm" svg:y2="22.697cm">
          <text:p/>
        </draw:line>
        <draw:line draw:style-name="gr5" draw:text-style-name="P3" draw:layer="layout" svg:x1="4.173cm" svg:y1="22.697cm" svg:x2="4.173cm" svg:y2="23.3cm">
          <text:p/>
        </draw:line>
        <draw:line draw:style-name="gr5" draw:text-style-name="P3" draw:layer="layout" svg:x1="4.173cm" svg:y1="23.3cm" svg:x2="4.173cm" svg:y2="23.904cm">
          <text:p/>
        </draw:line>
        <draw:line draw:style-name="gr5" draw:text-style-name="P3" draw:layer="layout" svg:x1="4.173cm" svg:y1="23.904cm" svg:x2="4.173cm" svg:y2="24.507cm">
          <text:p/>
        </draw:line>
        <draw:line draw:style-name="gr5" draw:text-style-name="P3" draw:layer="layout" svg:x1="4.173cm" svg:y1="24.507cm" svg:x2="4.173cm" svg:y2="25.11cm">
          <text:p/>
        </draw:line>
        <draw:line draw:style-name="gr5" draw:text-style-name="P3" draw:layer="layout" svg:x1="4.173cm" svg:y1="25.11cm" svg:x2="4.173cm" svg:y2="25.713cm">
          <text:p/>
        </draw:line>
        <draw:line draw:style-name="gr5" draw:text-style-name="P3" draw:layer="layout" svg:x1="4.173cm" svg:y1="25.713cm" svg:x2="4.173cm" svg:y2="26.317cm">
          <text:p/>
        </draw:line>
        <draw:line draw:style-name="gr5" draw:text-style-name="P3" draw:layer="layout" svg:x1="4.173cm" svg:y1="26.317cm" svg:x2="4.173cm" svg:y2="26.92cm">
          <text:p/>
        </draw:line>
        <draw:line draw:style-name="gr5" draw:text-style-name="P3" draw:layer="layout" svg:x1="4.173cm" svg:y1="26.92cm" svg:x2="4.173cm" svg:y2="27.523cm">
          <text:p/>
        </draw:line>
        <draw:line draw:style-name="gr5" draw:text-style-name="P3" draw:layer="layout" svg:x1="7.069cm" svg:y1="18.072cm" svg:x2="7.069cm" svg:y2="19.078cm">
          <text:p/>
        </draw:line>
        <draw:line draw:style-name="gr5" draw:text-style-name="P3" draw:layer="layout" svg:x1="7.069cm" svg:y1="19.078cm" svg:x2="7.069cm" svg:y2="19.681cm">
          <text:p/>
        </draw:line>
        <draw:line draw:style-name="gr5" draw:text-style-name="P3" draw:layer="layout" svg:x1="7.069cm" svg:y1="19.681cm" svg:x2="7.069cm" svg:y2="20.284cm">
          <text:p/>
        </draw:line>
        <draw:line draw:style-name="gr5" draw:text-style-name="P3" draw:layer="layout" svg:x1="7.069cm" svg:y1="20.284cm" svg:x2="7.069cm" svg:y2="20.887cm">
          <text:p/>
        </draw:line>
        <draw:line draw:style-name="gr5" draw:text-style-name="P3" draw:layer="layout" svg:x1="7.069cm" svg:y1="20.887cm" svg:x2="7.069cm" svg:y2="21.491cm">
          <text:p/>
        </draw:line>
        <draw:line draw:style-name="gr5" draw:text-style-name="P3" draw:layer="layout" svg:x1="7.069cm" svg:y1="21.491cm" svg:x2="7.069cm" svg:y2="22.094cm">
          <text:p/>
        </draw:line>
        <draw:line draw:style-name="gr5" draw:text-style-name="P3" draw:layer="layout" svg:x1="7.069cm" svg:y1="22.094cm" svg:x2="7.069cm" svg:y2="22.697cm">
          <text:p/>
        </draw:line>
        <draw:line draw:style-name="gr5" draw:text-style-name="P3" draw:layer="layout" svg:x1="7.069cm" svg:y1="22.697cm" svg:x2="7.069cm" svg:y2="23.3cm">
          <text:p/>
        </draw:line>
        <draw:line draw:style-name="gr5" draw:text-style-name="P3" draw:layer="layout" svg:x1="7.069cm" svg:y1="23.3cm" svg:x2="7.069cm" svg:y2="23.904cm">
          <text:p/>
        </draw:line>
        <draw:line draw:style-name="gr5" draw:text-style-name="P3" draw:layer="layout" svg:x1="7.069cm" svg:y1="23.904cm" svg:x2="7.069cm" svg:y2="24.507cm">
          <text:p/>
        </draw:line>
        <draw:line draw:style-name="gr5" draw:text-style-name="P3" draw:layer="layout" svg:x1="7.069cm" svg:y1="24.507cm" svg:x2="7.069cm" svg:y2="25.11cm">
          <text:p/>
        </draw:line>
        <draw:line draw:style-name="gr5" draw:text-style-name="P3" draw:layer="layout" svg:x1="7.069cm" svg:y1="25.11cm" svg:x2="7.069cm" svg:y2="25.713cm">
          <text:p/>
        </draw:line>
        <draw:line draw:style-name="gr5" draw:text-style-name="P3" draw:layer="layout" svg:x1="7.069cm" svg:y1="25.713cm" svg:x2="7.069cm" svg:y2="26.317cm">
          <text:p/>
        </draw:line>
        <draw:line draw:style-name="gr5" draw:text-style-name="P3" draw:layer="layout" svg:x1="7.069cm" svg:y1="26.317cm" svg:x2="7.069cm" svg:y2="26.92cm">
          <text:p/>
        </draw:line>
        <draw:line draw:style-name="gr5" draw:text-style-name="P3" draw:layer="layout" svg:x1="7.069cm" svg:y1="26.92cm" svg:x2="7.069cm" svg:y2="27.523cm">
          <text:p/>
        </draw:line>
        <draw:line draw:style-name="gr5" draw:text-style-name="P3" draw:layer="layout" svg:x1="9.8cm" svg:y1="18.072cm" svg:x2="9.8cm" svg:y2="19.078cm">
          <text:p/>
        </draw:line>
        <draw:line draw:style-name="gr5" draw:text-style-name="P3" draw:layer="layout" svg:x1="9.8cm" svg:y1="19.078cm" svg:x2="9.8cm" svg:y2="19.681cm">
          <text:p/>
        </draw:line>
        <draw:line draw:style-name="gr5" draw:text-style-name="P3" draw:layer="layout" svg:x1="9.8cm" svg:y1="19.681cm" svg:x2="9.8cm" svg:y2="20.284cm">
          <text:p/>
        </draw:line>
        <draw:line draw:style-name="gr5" draw:text-style-name="P3" draw:layer="layout" svg:x1="9.8cm" svg:y1="20.284cm" svg:x2="9.8cm" svg:y2="20.887cm">
          <text:p/>
        </draw:line>
        <draw:line draw:style-name="gr5" draw:text-style-name="P3" draw:layer="layout" svg:x1="9.8cm" svg:y1="20.887cm" svg:x2="9.8cm" svg:y2="21.491cm">
          <text:p/>
        </draw:line>
        <draw:line draw:style-name="gr5" draw:text-style-name="P3" draw:layer="layout" svg:x1="9.8cm" svg:y1="21.491cm" svg:x2="9.8cm" svg:y2="22.094cm">
          <text:p/>
        </draw:line>
        <draw:line draw:style-name="gr5" draw:text-style-name="P3" draw:layer="layout" svg:x1="9.8cm" svg:y1="22.094cm" svg:x2="9.8cm" svg:y2="22.697cm">
          <text:p/>
        </draw:line>
        <draw:line draw:style-name="gr5" draw:text-style-name="P3" draw:layer="layout" svg:x1="9.8cm" svg:y1="22.697cm" svg:x2="9.8cm" svg:y2="23.3cm">
          <text:p/>
        </draw:line>
        <draw:line draw:style-name="gr5" draw:text-style-name="P3" draw:layer="layout" svg:x1="9.8cm" svg:y1="23.3cm" svg:x2="9.8cm" svg:y2="23.904cm">
          <text:p/>
        </draw:line>
        <draw:line draw:style-name="gr5" draw:text-style-name="P3" draw:layer="layout" svg:x1="9.8cm" svg:y1="23.904cm" svg:x2="9.8cm" svg:y2="24.507cm">
          <text:p/>
        </draw:line>
        <draw:line draw:style-name="gr5" draw:text-style-name="P3" draw:layer="layout" svg:x1="9.8cm" svg:y1="24.507cm" svg:x2="9.8cm" svg:y2="25.11cm">
          <text:p/>
        </draw:line>
        <draw:line draw:style-name="gr5" draw:text-style-name="P3" draw:layer="layout" svg:x1="9.8cm" svg:y1="25.11cm" svg:x2="9.8cm" svg:y2="25.713cm">
          <text:p/>
        </draw:line>
        <draw:line draw:style-name="gr5" draw:text-style-name="P3" draw:layer="layout" svg:x1="9.8cm" svg:y1="25.713cm" svg:x2="9.8cm" svg:y2="26.317cm">
          <text:p/>
        </draw:line>
        <draw:line draw:style-name="gr5" draw:text-style-name="P3" draw:layer="layout" svg:x1="9.8cm" svg:y1="26.317cm" svg:x2="9.8cm" svg:y2="26.92cm">
          <text:p/>
        </draw:line>
        <draw:line draw:style-name="gr5" draw:text-style-name="P3" draw:layer="layout" svg:x1="9.8cm" svg:y1="26.92cm" svg:x2="9.8cm" svg:y2="27.523cm">
          <text:p/>
        </draw:line>
        <draw:line draw:style-name="gr5" draw:text-style-name="P3" draw:layer="layout" svg:x1="19cm" svg:y1="18.069cm" svg:x2="19cm" svg:y2="19.078cm">
          <text:p/>
        </draw:line>
        <draw:line draw:style-name="gr5" draw:text-style-name="P3" draw:layer="layout" svg:x1="19cm" svg:y1="19.078cm" svg:x2="19cm" svg:y2="19.681cm">
          <text:p/>
        </draw:line>
        <draw:line draw:style-name="gr5" draw:text-style-name="P3" draw:layer="layout" svg:x1="19cm" svg:y1="19.681cm" svg:x2="19cm" svg:y2="20.284cm">
          <text:p/>
        </draw:line>
        <draw:line draw:style-name="gr5" draw:text-style-name="P3" draw:layer="layout" svg:x1="19cm" svg:y1="20.284cm" svg:x2="19cm" svg:y2="20.887cm">
          <text:p/>
        </draw:line>
        <draw:line draw:style-name="gr5" draw:text-style-name="P3" draw:layer="layout" svg:x1="19cm" svg:y1="20.887cm" svg:x2="19cm" svg:y2="21.491cm">
          <text:p/>
        </draw:line>
        <draw:line draw:style-name="gr5" draw:text-style-name="P3" draw:layer="layout" svg:x1="19cm" svg:y1="21.491cm" svg:x2="19cm" svg:y2="22.094cm">
          <text:p/>
        </draw:line>
        <draw:line draw:style-name="gr5" draw:text-style-name="P3" draw:layer="layout" svg:x1="19cm" svg:y1="22.094cm" svg:x2="19cm" svg:y2="22.697cm">
          <text:p/>
        </draw:line>
        <draw:line draw:style-name="gr5" draw:text-style-name="P3" draw:layer="layout" svg:x1="19cm" svg:y1="22.697cm" svg:x2="19cm" svg:y2="23.3cm">
          <text:p/>
        </draw:line>
        <draw:line draw:style-name="gr5" draw:text-style-name="P3" draw:layer="layout" svg:x1="19cm" svg:y1="23.3cm" svg:x2="19cm" svg:y2="23.904cm">
          <text:p/>
        </draw:line>
        <draw:line draw:style-name="gr5" draw:text-style-name="P3" draw:layer="layout" svg:x1="19cm" svg:y1="23.904cm" svg:x2="19cm" svg:y2="24.507cm">
          <text:p/>
        </draw:line>
        <draw:line draw:style-name="gr5" draw:text-style-name="P3" draw:layer="layout" svg:x1="19cm" svg:y1="24.507cm" svg:x2="19cm" svg:y2="25.11cm">
          <text:p/>
        </draw:line>
        <draw:line draw:style-name="gr5" draw:text-style-name="P3" draw:layer="layout" svg:x1="19cm" svg:y1="25.11cm" svg:x2="19cm" svg:y2="25.713cm">
          <text:p/>
        </draw:line>
        <draw:line draw:style-name="gr5" draw:text-style-name="P3" draw:layer="layout" svg:x1="19cm" svg:y1="25.713cm" svg:x2="19cm" svg:y2="26.317cm">
          <text:p/>
        </draw:line>
        <draw:line draw:style-name="gr5" draw:text-style-name="P3" draw:layer="layout" svg:x1="19cm" svg:y1="26.317cm" svg:x2="19cm" svg:y2="26.92cm">
          <text:p/>
        </draw:line>
        <draw:line draw:style-name="gr5" draw:text-style-name="P3" draw:layer="layout" svg:x1="19cm" svg:y1="26.92cm" svg:x2="19cm" svg:y2="27.523cm">
          <text:p/>
        </draw:line>
        <draw:frame draw:style-name="gr6" draw:text-style-name="P2" draw:layer="layout" svg:width="5.26cm" svg:height="0.39cm" svg:x="2.004cm" svg:y="17.268cm">
          <draw:text-box>
            <text:p text:style-name="P1"><text:span text:style-name="T4">2.1 Complétez le tableau ci-dessous :</text:span></text:p>
          </draw:text-box>
        </draw:frame>
        <draw:frame draw:style-name="gr7" draw:text-style-name="P2" draw:layer="layout" svg:width="0.916cm" svg:height="0.39cm" svg:x="2.635cm" svg:y="18.182cm">
          <draw:text-box>
            <text:p text:style-name="P1"><text:span text:style-name="T4">Mode </text:span></text:p>
          </draw:text-box>
        </draw:frame>
        <draw:frame draw:style-name="gr8" draw:text-style-name="P2" draw:layer="layout" svg:width="1.877cm" svg:height="0.39cm" svg:x="4.692cm" svg:y="18.182cm">
          <draw:text-box>
            <text:p text:style-name="P1"><text:span text:style-name="T4">Raccourci ou</text:span></text:p>
          </draw:text-box>
        </draw:frame>
        <draw:frame draw:style-name="gr9" draw:text-style-name="P2" draw:layer="layout" svg:width="1.556cm" svg:height="0.39cm" svg:x="4.851cm" svg:y="18.591cm">
          <draw:text-box>
            <text:p text:style-name="P1"><text:span text:style-name="T4">commande</text:span></text:p>
          </draw:text-box>
        </draw:frame>
        <draw:frame draw:style-name="gr10" draw:text-style-name="P2" draw:layer="layout" svg:width="1.433cm" svg:height="0.39cm" svg:x="7.726cm" svg:y="18.182cm">
          <draw:text-box>
            <text:p text:style-name="P1"><text:span text:style-name="T4">Raccourci</text:span></text:p>
          </draw:text-box>
        </draw:frame>
        <draw:frame draw:style-name="gr11" draw:text-style-name="P2" draw:layer="layout" svg:width="1.276cm" svg:height="0.39cm" svg:x="7.803cm" svg:y="18.591cm">
          <draw:text-box>
            <text:p text:style-name="P1"><text:span text:style-name="T4">alternatif</text:span></text:p>
          </draw:text-box>
        </draw:frame>
        <draw:frame draw:style-name="gr12" draw:text-style-name="P2" draw:layer="layout" svg:width="1.649cm" svg:height="0.39cm" svg:x="13.582cm" svg:y="18.182cm">
          <draw:text-box>
            <text:p text:style-name="P1"><text:span text:style-name="T4">Description</text:span></text:p>
          </draw:text-box>
        </draw:frame>
        <draw:frame draw:style-name="gr9" draw:text-style-name="P2" draw:layer="layout" svg:width="1.556cm" svg:height="0.39cm" svg:x="2.318cm" svg:y="19.194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19.194cm">
          <draw:text-box>
            <text:p text:style-name="P1"><text:span text:style-name="T4">---</text:span></text:p>
          </draw:text-box>
        </draw:frame>
        <draw:frame draw:style-name="gr29" draw:text-style-name="P2" draw:layer="layout" svg:width="3.334cm" svg:height="0.39cm" svg:x="9.902cm" svg:y="19.194cm">
          <draw:text-box>
            <text:p text:style-name="P1"><text:span text:style-name="T4">copier la ligne courante</text:span></text:p>
          </draw:text-box>
        </draw:frame>
        <draw:frame draw:style-name="gr9" draw:text-style-name="P2" draw:layer="layout" svg:width="1.556cm" svg:height="0.39cm" svg:x="2.318cm" svg:y="19.798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19.798cm">
          <draw:text-box>
            <text:p text:style-name="P1"><text:span text:style-name="T4">---</text:span></text:p>
          </draw:text-box>
        </draw:frame>
        <draw:frame draw:style-name="gr30" draw:text-style-name="P2" draw:layer="layout" svg:width="3.414cm" svg:height="0.39cm" svg:x="9.902cm" svg:y="19.798cm">
          <draw:text-box>
            <text:p text:style-name="P1"><text:span text:style-name="T4">couper la ligne courante</text:span></text:p>
          </draw:text-box>
        </draw:frame>
        <draw:frame draw:style-name="gr9" draw:text-style-name="P2" draw:layer="layout" svg:width="1.556cm" svg:height="0.39cm" svg:x="2.318cm" svg:y="20.401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20.401cm">
          <draw:text-box>
            <text:p text:style-name="P1"><text:span text:style-name="T4">---</text:span></text:p>
          </draw:text-box>
        </draw:frame>
        <draw:frame draw:style-name="gr31" draw:text-style-name="P2" draw:layer="layout" svg:width="1.64cm" svg:height="0.39cm" svg:x="9.902cm" svg:y="20.401cm">
          <draw:text-box>
            <text:p text:style-name="P1"><text:span text:style-name="T4">coller après</text:span></text:p>
          </draw:text-box>
        </draw:frame>
        <draw:frame draw:style-name="gr9" draw:text-style-name="P2" draw:layer="layout" svg:width="1.556cm" svg:height="0.39cm" svg:x="2.318cm" svg:y="21.004cm">
          <draw:text-box>
            <text:p text:style-name="P1"><text:span text:style-name="T4">commande</text:span></text:p>
          </draw:text-box>
        </draw:frame>
        <draw:frame draw:style-name="gr17" draw:text-style-name="P2" draw:layer="layout" svg:width="0.358cm" svg:height="0.39cm" svg:x="8.262cm" svg:y="21.004cm">
          <draw:text-box>
            <text:p text:style-name="P1"><text:span text:style-name="T4">---</text:span></text:p>
          </draw:text-box>
        </draw:frame>
        <draw:frame draw:style-name="gr32" draw:text-style-name="P2" draw:layer="layout" svg:width="1.661cm" svg:height="0.39cm" svg:x="9.902cm" svg:y="21.004cm">
          <draw:text-box>
            <text:p text:style-name="P1"><text:span text:style-name="T4">coller avant</text:span></text:p>
          </draw:text-box>
        </draw:frame>
        <draw:frame draw:style-name="gr20" draw:text-style-name="P2" draw:layer="layout" svg:width="1.238cm" svg:height="0.39cm" svg:x="2.473cm" svg:y="21.607cm">
          <draw:text-box>
            <text:p text:style-name="P1"><text:span text:style-name="T4">insertion</text:span></text:p>
          </draw:text-box>
        </draw:frame>
        <draw:frame draw:style-name="gr17" draw:text-style-name="P2" draw:layer="layout" svg:width="0.358cm" svg:height="0.39cm" svg:x="8.262cm" svg:y="21.607cm">
          <draw:text-box>
            <text:p text:style-name="P1"><text:span text:style-name="T4">---</text:span></text:p>
          </draw:text-box>
        </draw:frame>
        <draw:frame draw:style-name="gr33" draw:text-style-name="P2" draw:layer="layout" svg:width="3.423cm" svg:height="0.39cm" svg:x="9.902cm" svg:y="21.607cm">
          <draw:text-box>
            <text:p text:style-name="P1"><text:span text:style-name="T4">effacer le mot précédant</text:span></text:p>
          </draw:text-box>
        </draw:frame>
        <draw:frame draw:style-name="gr17" draw:text-style-name="P2" draw:layer="layout" svg:width="0.358cm" svg:height="0.39cm" svg:x="8.262cm" svg:y="22.211cm">
          <draw:text-box>
            <text:p text:style-name="P1"><text:span text:style-name="T4">---</text:span></text:p>
          </draw:text-box>
        </draw:frame>
        <draw:frame draw:style-name="gr34" draw:text-style-name="P2" draw:layer="layout" svg:width="6.509cm" svg:height="0.39cm" svg:x="9.902cm" svg:y="22.211cm">
          <draw:text-box>
            <text:p text:style-name="P1"><text:span text:style-name="T4">sauter au début de la première ligne </text:span><text:span text:style-name="T4">du fichier</text:span></text:p>
          </draw:text-box>
        </draw:frame>
        <draw:frame draw:style-name="gr17" draw:text-style-name="P2" draw:layer="layout" svg:width="0.358cm" svg:height="0.39cm" svg:x="8.262cm" svg:y="22.814cm">
          <draw:text-box>
            <text:p text:style-name="P1"><text:span text:style-name="T4">---</text:span></text:p>
          </draw:text-box>
        </draw:frame>
        <draw:frame draw:style-name="gr35" draw:text-style-name="P2" draw:layer="layout" svg:width="6.411cm" svg:height="0.39cm" svg:x="9.902cm" svg:y="22.814cm">
          <draw:text-box>
            <text:p text:style-name="P1"><text:span text:style-name="T4">sauter au début de la dernière ligne du </text:span><text:span text:style-name="T4">fichier</text:span></text:p>
          </draw:text-box>
        </draw:frame>
        <draw:frame draw:style-name="gr17" draw:text-style-name="P2" draw:layer="layout" svg:width="0.358cm" svg:height="0.39cm" svg:x="8.262cm" svg:y="23.417cm">
          <draw:text-box>
            <text:p text:style-name="P1"><text:span text:style-name="T4">---</text:span></text:p>
          </draw:text-box>
        </draw:frame>
        <draw:frame draw:style-name="gr36" draw:text-style-name="P2" draw:layer="layout" svg:width="5.014cm" svg:height="0.39cm" svg:x="9.902cm" svg:y="23.417cm">
          <draw:text-box>
            <text:p text:style-name="P1"><text:span text:style-name="T4">sauter au début de la ligne courante</text:span></text:p>
          </draw:text-box>
        </draw:frame>
        <draw:frame draw:style-name="gr17" draw:text-style-name="P2" draw:layer="layout" svg:width="0.358cm" svg:height="0.39cm" svg:x="8.262cm" svg:y="24.02cm">
          <draw:text-box>
            <text:p text:style-name="P1"><text:span text:style-name="T4">---</text:span></text:p>
          </draw:text-box>
        </draw:frame>
        <draw:frame draw:style-name="gr37" draw:text-style-name="P2" draw:layer="layout" svg:width="4.786cm" svg:height="0.39cm" svg:x="9.902cm" svg:y="24.02cm">
          <draw:text-box>
            <text:p text:style-name="P1"><text:span text:style-name="T4">sauter à la fin de la ligne courante</text:span></text:p>
          </draw:text-box>
        </draw:frame>
        <draw:frame draw:style-name="gr17" draw:text-style-name="P2" draw:layer="layout" svg:width="0.358cm" svg:height="0.39cm" svg:x="8.262cm" svg:y="24.624cm">
          <draw:text-box>
            <text:p text:style-name="P1"><text:span text:style-name="T4">---</text:span></text:p>
          </draw:text-box>
        </draw:frame>
        <draw:frame draw:style-name="gr38" draw:text-style-name="P2" draw:layer="layout" svg:width="2.635cm" svg:height="0.39cm" svg:x="9.902cm" svg:y="24.624cm">
          <draw:text-box>
            <text:p text:style-name="P1"><text:span text:style-name="T4">sauter à la ligne n°</text:span></text:p>
          </draw:text-box>
        </draw:frame>
        <draw:frame draw:style-name="gr17" draw:text-style-name="P2" draw:layer="layout" svg:width="0.358cm" svg:height="0.39cm" svg:x="8.262cm" svg:y="25.227cm">
          <draw:text-box>
            <text:p text:style-name="P1"><text:span text:style-name="T4">---</text:span></text:p>
          </draw:text-box>
        </draw:frame>
        <draw:frame draw:style-name="gr39" draw:text-style-name="P2" draw:layer="layout" svg:width="0.713cm" svg:height="0.39cm" svg:x="9.902cm" svg:y="25.227cm">
          <draw:text-box>
            <text:p text:style-name="P1"><text:span text:style-name="T4">undo</text:span></text:p>
          </draw:text-box>
        </draw:frame>
        <draw:frame draw:style-name="gr17" draw:text-style-name="P2" draw:layer="layout" svg:width="0.358cm" svg:height="0.39cm" svg:x="8.262cm" svg:y="25.83cm">
          <draw:text-box>
            <text:p text:style-name="P1"><text:span text:style-name="T4">---</text:span></text:p>
          </draw:text-box>
        </draw:frame>
        <draw:frame draw:style-name="gr40" draw:text-style-name="P2" draw:layer="layout" svg:width="0.633cm" svg:height="0.39cm" svg:x="9.902cm" svg:y="25.83cm">
          <draw:text-box>
            <text:p text:style-name="P1"><text:span text:style-name="T4">redo</text:span></text:p>
          </draw:text-box>
        </draw:frame>
        <draw:frame draw:style-name="gr17" draw:text-style-name="P2" draw:layer="layout" svg:width="0.358cm" svg:height="0.39cm" svg:x="8.262cm" svg:y="26.433cm">
          <draw:text-box>
            <text:p text:style-name="P1"><text:span text:style-name="T4">---</text:span></text:p>
          </draw:text-box>
        </draw:frame>
        <draw:frame draw:style-name="gr41" draw:text-style-name="P2" draw:layer="layout" svg:width="4.341cm" svg:height="0.39cm" svg:x="9.902cm" svg:y="26.433cm">
          <draw:text-box>
            <text:p text:style-name="P1"><text:span text:style-name="T4">passer en mode collage (paste)</text:span></text:p>
          </draw:text-box>
        </draw:frame>
        <draw:frame draw:style-name="gr17" draw:text-style-name="P2" draw:layer="layout" svg:width="0.358cm" svg:height="0.39cm" svg:x="8.262cm" svg:y="27.037cm">
          <draw:text-box>
            <text:p text:style-name="P1"><text:span text:style-name="T4">---</text:span></text:p>
          </draw:text-box>
        </draw:frame>
        <draw:frame draw:style-name="gr42" draw:text-style-name="P2" draw:layer="layout" svg:width="4.227cm" svg:height="0.39cm" svg:x="9.902cm" svg:y="27.037cm">
          <draw:text-box>
            <text:p text:style-name="P1"><text:span text:style-name="T4">sortir du mode collage (paste)</text:span></text:p>
          </draw:text-box>
        </draw:frame>
        <draw:frame draw:style-name="gr43" draw:text-style-name="P4" draw:layer="layout" svg:width="0.3cm" svg:height="0.631cm" svg:x="5.4cm" svg:y="7.369cm">
          <draw:text-box>
            <text:p><text:span text:style-name="T5">h</text:span></text:p>
          </draw:text-box>
        </draw:frame>
        <draw:frame draw:style-name="gr44" draw:text-style-name="P4" draw:layer="layout" svg:width="0.121cm" svg:height="0.471cm" svg:x="5.4cm" svg:y="8.029cm">
          <draw:text-box>
            <text:p><text:span text:style-name="T5">l</text:span></text:p>
          </draw:text-box>
        </draw:frame>
        <draw:frame draw:style-name="gr45" draw:text-style-name="P4" draw:layer="layout" svg:width="0.214cm" svg:height="0.471cm" svg:x="5.4cm" svg:y="8.6cm">
          <draw:text-box>
            <text:p><text:span text:style-name="T5">k</text:span></text:p>
          </draw:text-box>
        </draw:frame>
        <draw:frame draw:style-name="gr46" draw:text-style-name="P5" draw:layer="layout" svg:width="1.06cm" svg:height="0.937cm" svg:x="8.14cm" svg:y="7.763cm">
          <draw:text-box>
            <text:p>→ </text:p>
          </draw:text-box>
        </draw:frame>
        <draw:frame draw:style-name="gr46" draw:text-style-name="P5" draw:layer="layout" svg:width="1.06cm" svg:height="0.937cm" svg:x="8.1cm" svg:y="7.1cm">
          <draw:text-box>
            <text:p>← </text:p>
          </draw:text-box>
        </draw:frame>
        <draw:frame draw:style-name="gr47" draw:text-style-name="P4" draw:layer="layout" svg:width="2.062cm" svg:height="0.471cm" svg:x="7.5cm" svg:y="8.629cm">
          <draw:text-box>
            <text:p><text:span text:style-name="T5">Flèche haut</text:span></text:p>
          </draw:text-box>
        </draw:frame>
        <draw:frame draw:style-name="gr48" draw:text-style-name="P4" draw:layer="layout" svg:width="1.797cm" svg:height="0.471cm" svg:x="7.5cm" svg:y="9.229cm">
          <draw:text-box>
            <text:p><text:span text:style-name="T5">Flèche bas</text:span></text:p>
          </draw:text-box>
        </draw:frame>
        <draw:frame draw:style-name="gr49" draw:text-style-name="P4" draw:layer="layout" svg:width="0.1cm" svg:height="0.571cm" svg:x="5.5cm" svg:y="9.2cm">
          <draw:text-box>
            <text:p><text:span text:style-name="T5">j</text:span></text:p>
          </draw:text-box>
        </draw:frame>
        <draw:frame draw:style-name="gr47" draw:text-style-name="P4" draw:layer="layout" svg:width="0.63cm" svg:height="0.471cm" svg:x="5.47cm" svg:y="9.929cm">
          <draw:text-box>
            <text:p><text:span text:style-name="T5">i</text:span></text:p>
          </draw:text-box>
        </draw:frame>
        <draw:frame draw:style-name="gr50" draw:text-style-name="P4" draw:layer="layout" svg:width="1.056cm" svg:height="0.471cm" svg:x="5cm" svg:y="11.029cm">
          <draw:text-box>
            <text:p><text:span text:style-name="T5">Echap</text:span></text:p>
          </draw:text-box>
        </draw:frame>
        <draw:frame draw:style-name="gr50" draw:text-style-name="P4" draw:layer="layout" svg:width="1.056cm" svg:height="0.471cm" svg:x="5cm" svg:y="11.729cm">
          <draw:text-box>
            <text:p><text:span text:style-name="T5">Echap</text:span></text:p>
          </draw:text-box>
        </draw:frame>
        <draw:frame draw:style-name="gr47" draw:text-style-name="P4" draw:layer="layout" svg:width="0.214cm" svg:height="0.471cm" svg:x="5.3cm" svg:y="10.429cm">
          <draw:text-box>
            <text:p><text:span text:style-name="T5">v</text:span></text:p>
          </draw:text-box>
        </draw:frame>
        <draw:frame draw:style-name="gr51" draw:text-style-name="P4" draw:layer="layout" svg:width="0.332cm" svg:height="0.471cm" svg:x="5.2cm" svg:y="12.829cm">
          <draw:text-box>
            <text:p><text:span text:style-name="T5">:q</text:span></text:p>
          </draw:text-box>
        </draw:frame>
        <draw:frame draw:style-name="gr52" draw:text-style-name="P4" draw:layer="layout" svg:width="0.472cm" svg:height="0.471cm" svg:x="5.2cm" svg:y="13.429cm">
          <draw:text-box>
            <text:p><text:span text:style-name="T5">:q!</text:span></text:p>
          </draw:text-box>
        </draw:frame>
        <draw:frame draw:style-name="gr53" draw:text-style-name="P6" draw:layer="layout" svg:width="2.9cm" svg:height="0.472cm" svg:x="4.2cm" svg:y="14.1cm">
          <draw:text-box>
            <text:p><text:span text:style-name="T6">:w <text:s/>nom_du_fichier</text:span></text:p>
          </draw:text-box>
        </draw:frame>
        <draw:frame draw:style-name="gr54" draw:text-style-name="P4" draw:layer="layout" svg:width="0.637cm" svg:height="0.471cm" svg:x="5.163cm" svg:y="14.629cm">
          <draw:text-box>
            <text:p><text:span text:style-name="T5">:wq</text:span></text:p>
          </draw:text-box>
        </draw:frame>
        <draw:frame draw:style-name="gr55" draw:text-style-name="P4" draw:layer="layout" svg:width="0.578cm" svg:height="0.471cm" svg:x="5.2cm" svg:y="13.43cm">
          <draw:text-box>
            <text:p><text:span text:style-name="T5">:q !</text:span></text:p>
          </draw:text-box>
        </draw:frame>
        <draw:frame draw:style-name="gr9" draw:text-style-name="P2" draw:layer="layout" svg:width="1.556cm" svg:height="0.39cm" svg:x="2.3cm" svg:y="12.91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3cm" svg:y="12.31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244cm" svg:y="13.5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2cm" svg:y="14.61cm">
          <draw:text-box>
            <text:p text:style-name="P1"><text:span text:style-name="T4">commande</text:span></text:p>
          </draw:text-box>
        </draw:frame>
        <draw:frame draw:style-name="gr56" draw:text-style-name="P4" draw:layer="layout" svg:width="1cm" svg:height="0.671cm" svg:x="5.3cm" svg:y="19.129cm">
          <draw:text-box>
            <text:p><text:span text:style-name="T5">yy</text:span></text:p>
          </draw:text-box>
        </draw:frame>
        <draw:frame draw:style-name="gr57" draw:text-style-name="P4" draw:layer="layout" svg:width="1cm" svg:height="0.941cm" svg:x="5.2cm" svg:y="19.729cm">
          <draw:text-box>
            <text:p><text:span text:style-name="T5">dd</text:span></text:p>
          </draw:text-box>
        </draw:frame>
        <draw:frame draw:style-name="gr47" draw:text-style-name="P4" draw:layer="layout" svg:width="0.414cm" svg:height="0.471cm" svg:x="5.186cm" svg:y="20.329cm">
          <draw:text-box>
            <text:p><text:span text:style-name="T5">p</text:span></text:p>
          </draw:text-box>
        </draw:frame>
        <draw:frame draw:style-name="gr47" draw:text-style-name="P4" draw:layer="layout" svg:width="0.414cm" svg:height="0.471cm" svg:x="5.1cm" svg:y="21cm">
          <draw:text-box>
            <text:p><text:span text:style-name="T5">P</text:span></text:p>
          </draw:text-box>
        </draw:frame>
        <draw:frame draw:style-name="gr58" draw:text-style-name="P4" draw:layer="layout" svg:width="1.6cm" svg:height="0.6cm" svg:x="4.8cm" svg:y="21.5cm">
          <draw:text-box>
            <text:p><text:span text:style-name="T5">Ctrl +w</text:span></text:p>
          </draw:text-box>
        </draw:frame>
        <draw:frame draw:style-name="gr45" draw:text-style-name="P4" draw:layer="layout" svg:width="0.214cm" svg:height="0.471cm" svg:x="5.286cm" svg:y="23.329cm">
          <draw:text-box>
            <text:p><text:span text:style-name="T5">0</text:span></text:p>
          </draw:text-box>
        </draw:frame>
        <draw:frame draw:style-name="gr47" draw:text-style-name="P4" draw:layer="layout" svg:width="0.414cm" svg:height="0.471cm" svg:x="5.1cm" svg:y="21.001cm">
          <draw:text-box>
            <text:p><text:span text:style-name="T5">P</text:span></text:p>
          </draw:text-box>
        </draw:frame>
        <draw:frame draw:style-name="gr47" draw:text-style-name="P4" draw:layer="layout" svg:width="0.414cm" svg:height="0.471cm" svg:x="5.2cm" svg:y="23.929cm">
          <draw:text-box>
            <text:p><text:span text:style-name="T5">$</text:span></text:p>
          </draw:text-box>
        </draw:frame>
        <draw:frame draw:style-name="gr9" draw:text-style-name="P2" draw:layer="layout" svg:width="1.556cm" svg:height="0.39cm" svg:x="2.3cm" svg:y="22.2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244cm" svg:y="22.81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2cm" svg:y="23.4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144cm" svg:y="24.01cm">
          <draw:text-box>
            <text:p text:style-name="P1"><text:span text:style-name="T4">commande</text:span></text:p>
          </draw:text-box>
        </draw:frame>
        <draw:frame draw:style-name="gr57" draw:text-style-name="P4" draw:layer="layout" svg:width="1.5cm" svg:height="0.941cm" svg:x="5.2cm" svg:y="22.129cm">
          <draw:text-box>
            <text:p><text:span text:style-name="T5">gg</text:span></text:p>
          </draw:text-box>
        </draw:frame>
        <draw:frame draw:style-name="gr47" draw:text-style-name="P4" draw:layer="layout" svg:width="1.314cm" svg:height="0.471cm" svg:x="5.1cm" svg:y="22.729cm">
          <draw:text-box>
            <text:p><text:span text:style-name="T5">G</text:span></text:p>
          </draw:text-box>
        </draw:frame>
        <draw:frame draw:style-name="gr47" draw:text-style-name="P4" draw:layer="layout" svg:width="0.414cm" svg:height="0.471cm" svg:x="5.186cm" svg:y="25.1cm">
          <draw:text-box>
            <text:p><text:span text:style-name="T5">u</text:span></text:p>
          </draw:text-box>
        </draw:frame>
        <draw:frame draw:style-name="gr59" draw:text-style-name="P4" draw:layer="layout" svg:width="1.251cm" svg:height="0.471cm" svg:x="4.9cm" svg:y="25.729cm">
          <draw:text-box>
            <text:p><text:span text:style-name="T5">Ctrl + r</text:span></text:p>
          </draw:text-box>
        </draw:frame>
        <draw:frame draw:style-name="gr9" draw:text-style-name="P2" draw:layer="layout" svg:width="1.556cm" svg:height="0.39cm" svg:x="2.244cm" svg:y="25.1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244cm" svg:y="25.71cm">
          <draw:text-box>
            <text:p text:style-name="P1"><text:span text:style-name="T4">commande</text:span></text:p>
          </draw:text-box>
        </draw:frame>
        <draw:frame draw:style-name="gr60" draw:text-style-name="P2" draw:layer="layout" svg:width="1.022cm" svg:height="0.39cm" svg:x="2.244cm" svg:y="7.41cm">
          <draw:text-box>
            <text:p text:style-name="P1"><text:span text:style-name="T4">Partout</text:span></text:p>
          </draw:text-box>
        </draw:frame>
        <draw:frame draw:style-name="gr60" draw:text-style-name="P2" draw:layer="layout" svg:width="1.022cm" svg:height="0.39cm" svg:x="2.3cm" svg:y="8.1cm">
          <draw:text-box>
            <text:p text:style-name="P1"><text:span text:style-name="T4">Partout</text:span></text:p>
          </draw:text-box>
        </draw:frame>
        <draw:frame draw:style-name="gr60" draw:text-style-name="P2" draw:layer="layout" svg:width="1.022cm" svg:height="0.39cm" svg:x="2.378cm" svg:y="8.7cm">
          <draw:text-box>
            <text:p text:style-name="P1"><text:span text:style-name="T4">Partout</text:span></text:p>
          </draw:text-box>
        </draw:frame>
        <draw:frame draw:style-name="gr60" draw:text-style-name="P2" draw:layer="layout" svg:width="1.022cm" svg:height="0.39cm" svg:x="2.378cm" svg:y="9.3cm">
          <draw:text-box>
            <text:p text:style-name="P1"><text:span text:style-name="T4">Partout</text:span></text:p>
          </draw:text-box>
        </draw:frame>
        <draw:frame draw:style-name="gr61" draw:text-style-name="P4" draw:layer="layout" svg:width="0.307cm" svg:height="0.771cm" svg:x="5.2cm" svg:y="12.2cm">
          <draw:text-box>
            <text:p><text:span text:style-name="T5">V</text:span></text:p>
          </draw:text-box>
        </draw:frame>
        <draw:frame draw:style-name="gr62" draw:text-style-name="P4" draw:layer="layout" svg:width="1.564cm" svg:height="0.471cm" svg:x="4.842cm" svg:y="26.3cm">
          <draw:text-box>
            <text:p><text:span text:style-name="T5">:set paste</text:span></text:p>
          </draw:text-box>
        </draw:frame>
        <draw:frame draw:style-name="gr63" draw:text-style-name="P4" draw:layer="layout" svg:width="1.987cm" svg:height="0.471cm" svg:x="4.742cm" svg:y="27cm">
          <draw:text-box>
            <text:p><text:span text:style-name="T5">:set nopaste</text:span></text:p>
          </draw:text-box>
        </draw:frame>
        <draw:frame draw:style-name="gr9" draw:text-style-name="P2" draw:layer="layout" svg:width="1.556cm" svg:height="0.39cm" svg:x="2.144cm" svg:y="26.41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144cm" svg:y="26.91cm">
          <draw:text-box>
            <text:p text:style-name="P1"><text:span text:style-name="T4">commande</text:span></text:p>
          </draw:text-box>
        </draw:frame>
        <draw:frame draw:style-name="gr9" draw:text-style-name="P2" draw:layer="layout" svg:width="1.556cm" svg:height="0.39cm" svg:x="2.244cm" svg:y="24.6cm">
          <draw:text-box>
            <text:p text:style-name="P1"><text:span text:style-name="T4">commande</text:span></text:p>
          </draw:text-box>
        </draw:frame>
        <draw:frame draw:style-name="gr64" draw:text-style-name="P4" draw:layer="layout" svg:width="2.414cm" svg:height="2.351cm" svg:x="4.986cm" svg:y="24.549cm">
          <draw:text-box>
            <text:p><text:span text:style-name="T5">:n°_ligne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28cm" svg:height="0.39cm" svg:x="2.103cm" svg:y="2.113cm">
          <draw:text-box>
            <text:p text:style-name="P1"><text:span text:style-name="T1">S. Druon</text:span></text:p>
          </draw:text-box>
        </draw:frame>
        <draw:frame draw:style-name="gr2" draw:text-style-name="P2" draw:layer="layout" svg:width="5.285cm" svg:height="0.39cm" svg:x="13.6cm" svg:y="2.113cm">
          <draw:text-box>
            <text:p text:style-name="P1"><text:span text:style-name="T1">Licence pro ASUR - 17 Octobre 2017</text:span></text:p>
          </draw:text-box>
        </draw:frame>
        <draw:frame draw:style-name="gr65" draw:text-style-name="P2" draw:layer="layout" svg:width="5.789cm" svg:height="0.39cm" svg:x="3.274cm" svg:y="3.524cm">
          <draw:text-box>
            <text:p text:style-name="P1"><text:span text:style-name="T4">2.1 Expliquez l'intérêt du mode « </text:span><text:span text:style-name="T4">paste »</text:span></text:p>
          </draw:text-box>
        </draw:frame>
        <draw:frame draw:style-name="gr66" draw:text-style-name="P2" draw:layer="layout" svg:width="0.352cm" svg:height="0.39cm" svg:x="3.909cm" svg:y="3.933cm">
          <draw:text-box>
            <text:p text:style-name="P1"><text:span text:style-name="T4"><text:s/></text:span></text:p>
          </draw:text-box>
        </draw:frame>
        <draw:frame draw:style-name="gr67" draw:text-style-name="P2" draw:layer="layout" svg:width="3.892cm" svg:height="0.39cm" svg:x="2.004cm" svg:y="6.378cm">
          <draw:text-box>
            <text:p text:style-name="P1"><text:span text:style-name="T3">3. Rechercher / remplacer</text:span></text:p>
          </draw:text-box>
        </draw:frame>
        <draw:line draw:style-name="gr5" draw:text-style-name="P3" draw:layer="layout" svg:x1="2cm" svg:y1="8.399cm" svg:x2="4.173cm" svg:y2="8.399cm">
          <text:p/>
        </draw:line>
        <draw:line draw:style-name="gr5" draw:text-style-name="P3" draw:layer="layout" svg:x1="4.173cm" svg:y1="8.399cm" svg:x2="8.434cm" svg:y2="8.399cm">
          <text:p/>
        </draw:line>
        <draw:line draw:style-name="gr5" draw:text-style-name="P3" draw:layer="layout" svg:x1="8.434cm" svg:y1="8.399cm" svg:x2="19cm" svg:y2="8.399cm">
          <text:p/>
        </draw:line>
        <draw:line draw:style-name="gr5" draw:text-style-name="P3" draw:layer="layout" svg:x1="2.003cm" svg:y1="9.002cm" svg:x2="4.173cm" svg:y2="9.002cm">
          <text:p/>
        </draw:line>
        <draw:line draw:style-name="gr5" draw:text-style-name="P3" draw:layer="layout" svg:x1="4.173cm" svg:y1="9.002cm" svg:x2="8.434cm" svg:y2="9.002cm">
          <text:p/>
        </draw:line>
        <draw:line draw:style-name="gr5" draw:text-style-name="P3" draw:layer="layout" svg:x1="8.434cm" svg:y1="9.002cm" svg:x2="19cm" svg:y2="9.002cm">
          <text:p/>
        </draw:line>
        <draw:line draw:style-name="gr5" draw:text-style-name="P3" draw:layer="layout" svg:x1="2.003cm" svg:y1="9.606cm" svg:x2="4.173cm" svg:y2="9.606cm">
          <text:p/>
        </draw:line>
        <draw:line draw:style-name="gr5" draw:text-style-name="P3" draw:layer="layout" svg:x1="4.173cm" svg:y1="9.606cm" svg:x2="8.434cm" svg:y2="9.606cm">
          <text:p/>
        </draw:line>
        <draw:line draw:style-name="gr5" draw:text-style-name="P3" draw:layer="layout" svg:x1="8.434cm" svg:y1="9.606cm" svg:x2="19cm" svg:y2="9.606cm">
          <text:p/>
        </draw:line>
        <draw:line draw:style-name="gr5" draw:text-style-name="P3" draw:layer="layout" svg:x1="2.003cm" svg:y1="10.209cm" svg:x2="4.173cm" svg:y2="10.209cm">
          <text:p/>
        </draw:line>
        <draw:line draw:style-name="gr5" draw:text-style-name="P3" draw:layer="layout" svg:x1="4.173cm" svg:y1="10.209cm" svg:x2="8.434cm" svg:y2="10.209cm">
          <text:p/>
        </draw:line>
        <draw:line draw:style-name="gr5" draw:text-style-name="P3" draw:layer="layout" svg:x1="8.434cm" svg:y1="10.209cm" svg:x2="19cm" svg:y2="10.209cm">
          <text:p/>
        </draw:line>
        <draw:line draw:style-name="gr5" draw:text-style-name="P3" draw:layer="layout" svg:x1="2.003cm" svg:y1="10.812cm" svg:x2="4.173cm" svg:y2="10.812cm">
          <text:p/>
        </draw:line>
        <draw:line draw:style-name="gr5" draw:text-style-name="P3" draw:layer="layout" svg:x1="4.173cm" svg:y1="10.812cm" svg:x2="8.434cm" svg:y2="10.812cm">
          <text:p/>
        </draw:line>
        <draw:line draw:style-name="gr5" draw:text-style-name="P3" draw:layer="layout" svg:x1="8.434cm" svg:y1="10.812cm" svg:x2="19cm" svg:y2="10.812cm">
          <text:p/>
        </draw:line>
        <draw:line draw:style-name="gr5" draw:text-style-name="P3" draw:layer="layout" svg:x1="2.003cm" svg:y1="11.415cm" svg:x2="4.173cm" svg:y2="11.415cm">
          <text:p/>
        </draw:line>
        <draw:line draw:style-name="gr5" draw:text-style-name="P3" draw:layer="layout" svg:x1="4.173cm" svg:y1="11.415cm" svg:x2="8.434cm" svg:y2="11.415cm">
          <text:p/>
        </draw:line>
        <draw:line draw:style-name="gr5" draw:text-style-name="P3" draw:layer="layout" svg:x1="8.434cm" svg:y1="11.415cm" svg:x2="19cm" svg:y2="11.415cm">
          <text:p/>
        </draw:line>
        <draw:line draw:style-name="gr5" draw:text-style-name="P3" draw:layer="layout" svg:x1="2cm" svg:y1="12.019cm" svg:x2="4.173cm" svg:y2="12.019cm">
          <text:p/>
        </draw:line>
        <draw:line draw:style-name="gr5" draw:text-style-name="P3" draw:layer="layout" svg:x1="4.173cm" svg:y1="12.019cm" svg:x2="8.434cm" svg:y2="12.019cm">
          <text:p/>
        </draw:line>
        <draw:line draw:style-name="gr5" draw:text-style-name="P3" draw:layer="layout" svg:x1="8.434cm" svg:y1="12.019cm" svg:x2="19cm" svg:y2="12.019cm">
          <text:p/>
        </draw:line>
        <draw:line draw:style-name="gr5" draw:text-style-name="P3" draw:layer="layout" svg:x1="2cm" svg:y1="8.399cm" svg:x2="2cm" svg:y2="9.002cm">
          <text:p/>
        </draw:line>
        <draw:line draw:style-name="gr5" draw:text-style-name="P3" draw:layer="layout" svg:x1="2cm" svg:y1="9.002cm" svg:x2="2cm" svg:y2="9.606cm">
          <text:p/>
        </draw:line>
        <draw:line draw:style-name="gr5" draw:text-style-name="P3" draw:layer="layout" svg:x1="2cm" svg:y1="9.606cm" svg:x2="2cm" svg:y2="10.209cm">
          <text:p/>
        </draw:line>
        <draw:line draw:style-name="gr5" draw:text-style-name="P3" draw:layer="layout" svg:x1="2cm" svg:y1="10.209cm" svg:x2="2cm" svg:y2="10.812cm">
          <text:p/>
        </draw:line>
        <draw:line draw:style-name="gr5" draw:text-style-name="P3" draw:layer="layout" svg:x1="2cm" svg:y1="10.812cm" svg:x2="2cm" svg:y2="11.415cm">
          <text:p/>
        </draw:line>
        <draw:line draw:style-name="gr5" draw:text-style-name="P3" draw:layer="layout" svg:x1="2cm" svg:y1="11.415cm" svg:x2="2cm" svg:y2="12.019cm">
          <text:p/>
        </draw:line>
        <draw:line draw:style-name="gr5" draw:text-style-name="P3" draw:layer="layout" svg:x1="4.173cm" svg:y1="8.403cm" svg:x2="4.173cm" svg:y2="9.002cm">
          <text:p/>
        </draw:line>
        <draw:line draw:style-name="gr5" draw:text-style-name="P3" draw:layer="layout" svg:x1="4.173cm" svg:y1="9.002cm" svg:x2="4.173cm" svg:y2="9.606cm">
          <text:p/>
        </draw:line>
        <draw:line draw:style-name="gr5" draw:text-style-name="P3" draw:layer="layout" svg:x1="4.173cm" svg:y1="9.606cm" svg:x2="4.173cm" svg:y2="10.209cm">
          <text:p/>
        </draw:line>
        <draw:line draw:style-name="gr5" draw:text-style-name="P3" draw:layer="layout" svg:x1="4.173cm" svg:y1="10.209cm" svg:x2="4.173cm" svg:y2="10.812cm">
          <text:p/>
        </draw:line>
        <draw:line draw:style-name="gr5" draw:text-style-name="P3" draw:layer="layout" svg:x1="4.173cm" svg:y1="10.812cm" svg:x2="4.173cm" svg:y2="11.415cm">
          <text:p/>
        </draw:line>
        <draw:line draw:style-name="gr5" draw:text-style-name="P3" draw:layer="layout" svg:x1="4.173cm" svg:y1="11.415cm" svg:x2="4.173cm" svg:y2="12.019cm">
          <text:p/>
        </draw:line>
        <draw:line draw:style-name="gr5" draw:text-style-name="P3" draw:layer="layout" svg:x1="8.434cm" svg:y1="8.403cm" svg:x2="8.434cm" svg:y2="9.002cm">
          <text:p/>
        </draw:line>
        <draw:line draw:style-name="gr5" draw:text-style-name="P3" draw:layer="layout" svg:x1="8.434cm" svg:y1="9.002cm" svg:x2="8.434cm" svg:y2="9.606cm">
          <text:p/>
        </draw:line>
        <draw:line draw:style-name="gr5" draw:text-style-name="P3" draw:layer="layout" svg:x1="8.434cm" svg:y1="9.606cm" svg:x2="8.434cm" svg:y2="10.209cm">
          <text:p/>
        </draw:line>
        <draw:line draw:style-name="gr5" draw:text-style-name="P3" draw:layer="layout" svg:x1="8.434cm" svg:y1="10.209cm" svg:x2="8.434cm" svg:y2="10.812cm">
          <text:p/>
        </draw:line>
        <draw:line draw:style-name="gr5" draw:text-style-name="P3" draw:layer="layout" svg:x1="8.434cm" svg:y1="10.812cm" svg:x2="8.434cm" svg:y2="11.415cm">
          <text:p/>
        </draw:line>
        <draw:line draw:style-name="gr5" draw:text-style-name="P3" draw:layer="layout" svg:x1="8.434cm" svg:y1="11.415cm" svg:x2="8.434cm" svg:y2="12.019cm">
          <text:p/>
        </draw:line>
        <draw:line draw:style-name="gr5" draw:text-style-name="P3" draw:layer="layout" svg:x1="19cm" svg:y1="8.399cm" svg:x2="19cm" svg:y2="9.002cm">
          <text:p/>
        </draw:line>
        <draw:line draw:style-name="gr5" draw:text-style-name="P3" draw:layer="layout" svg:x1="19cm" svg:y1="9.002cm" svg:x2="19cm" svg:y2="9.606cm">
          <text:p/>
        </draw:line>
        <draw:line draw:style-name="gr5" draw:text-style-name="P3" draw:layer="layout" svg:x1="19cm" svg:y1="9.606cm" svg:x2="19cm" svg:y2="10.209cm">
          <text:p/>
        </draw:line>
        <draw:line draw:style-name="gr5" draw:text-style-name="P3" draw:layer="layout" svg:x1="19cm" svg:y1="10.209cm" svg:x2="19cm" svg:y2="10.812cm">
          <text:p/>
        </draw:line>
        <draw:line draw:style-name="gr5" draw:text-style-name="P3" draw:layer="layout" svg:x1="19cm" svg:y1="10.812cm" svg:x2="19cm" svg:y2="11.415cm">
          <text:p/>
        </draw:line>
        <draw:line draw:style-name="gr5" draw:text-style-name="P3" draw:layer="layout" svg:x1="19cm" svg:y1="11.415cm" svg:x2="19cm" svg:y2="12.019cm">
          <text:p/>
        </draw:line>
        <draw:frame draw:style-name="gr6" draw:text-style-name="P2" draw:layer="layout" svg:width="5.26cm" svg:height="0.39cm" svg:x="3.274cm" svg:y="7.193cm">
          <draw:text-box>
            <text:p text:style-name="P1"><text:span text:style-name="T4">3.1 Complétez le tableau ci-dessous :</text:span></text:p>
          </draw:text-box>
        </draw:frame>
        <draw:frame draw:style-name="gr7" draw:text-style-name="P2" draw:layer="layout" svg:width="0.916cm" svg:height="0.39cm" svg:x="2.635cm" svg:y="8.512cm">
          <draw:text-box>
            <text:p text:style-name="P1"><text:span text:style-name="T4">Mode </text:span></text:p>
          </draw:text-box>
        </draw:frame>
        <draw:frame draw:style-name="gr68" draw:text-style-name="P2" draw:layer="layout" svg:width="3.52cm" svg:height="0.39cm" svg:x="4.554cm" svg:y="8.512cm">
          <draw:text-box>
            <text:p text:style-name="P1"><text:span text:style-name="T4">Raccourci ou commande</text:span></text:p>
          </draw:text-box>
        </draw:frame>
        <draw:frame draw:style-name="gr12" draw:text-style-name="P2" draw:layer="layout" svg:width="1.649cm" svg:height="0.39cm" svg:x="12.901cm" svg:y="8.512cm">
          <draw:text-box>
            <text:p text:style-name="P1"><text:span text:style-name="T4">Description</text:span></text:p>
          </draw:text-box>
        </draw:frame>
        <draw:frame draw:style-name="gr69" draw:text-style-name="P2" draw:layer="layout" svg:width="4.896cm" svg:height="0.39cm" svg:x="8.537cm" svg:y="9.115cm">
          <draw:text-box>
            <text:p text:style-name="P1"><text:span text:style-name="T4">rechercher une chaîne de caractère</text:span></text:p>
          </draw:text-box>
        </draw:frame>
        <draw:frame draw:style-name="gr70" draw:text-style-name="P2" draw:layer="layout" svg:width="2.821cm" svg:height="0.39cm" svg:x="8.537cm" svg:y="9.719cm">
          <draw:text-box>
            <text:p text:style-name="P1"><text:span text:style-name="T4">occurrence suivante</text:span></text:p>
          </draw:text-box>
        </draw:frame>
        <draw:frame draw:style-name="gr71" draw:text-style-name="P2" draw:layer="layout" svg:width="3.177cm" svg:height="0.39cm" svg:x="8.537cm" svg:y="10.322cm">
          <draw:text-box>
            <text:p text:style-name="P1"><text:span text:style-name="T4">occurrence précédente</text:span></text:p>
          </draw:text-box>
        </draw:frame>
        <draw:frame draw:style-name="gr72" draw:text-style-name="P2" draw:layer="layout" svg:width="6.348cm" svg:height="0.39cm" svg:x="8.537cm" svg:y="10.925cm">
          <draw:text-box>
            <text:p text:style-name="P1"><text:span text:style-name="T4">remplacer une expression dans tout le </text:span><text:span text:style-name="T4">fichier</text:span></text:p>
          </draw:text-box>
        </draw:frame>
        <draw:frame draw:style-name="gr73" draw:text-style-name="P2" draw:layer="layout" svg:width="6.94cm" svg:height="0.39cm" svg:x="8.537cm" svg:y="11.528cm">
          <draw:text-box>
            <text:p text:style-name="P1"><text:span text:style-name="T4">Remplacer une expression dans une </text:span><text:span text:style-name="T4">zone donnée</text:span></text:p>
          </draw:text-box>
        </draw:frame>
        <draw:frame draw:style-name="gr74" draw:text-style-name="P2" draw:layer="layout" svg:width="4.587cm" svg:height="0.39cm" svg:x="2.004cm" svg:y="12.851cm">
          <draw:text-box>
            <text:p text:style-name="P1"><text:span text:style-name="T3">4. Edition de fichiers multiples</text:span></text:p>
          </draw:text-box>
        </draw:frame>
        <draw:frame draw:style-name="gr75" draw:text-style-name="P2" draw:layer="layout" svg:width="7.258cm" svg:height="0.39cm" svg:x="3.256cm" svg:y="13.666cm">
          <draw:text-box>
            <text:p text:style-name="P1"><text:span text:style-name="T4">4.1 Expliquez la différence entre </text:span><text:span text:style-name="T4">buffers et fenêtres</text:span></text:p>
          </draw:text-box>
        </draw:frame>
        <draw:line draw:style-name="gr5" draw:text-style-name="P3" draw:layer="layout" svg:x1="2cm" svg:y1="18.947cm" svg:x2="4.173cm" svg:y2="18.947cm">
          <text:p/>
        </draw:line>
        <draw:line draw:style-name="gr5" draw:text-style-name="P3" draw:layer="layout" svg:x1="4.173cm" svg:y1="18.947cm" svg:x2="8.434cm" svg:y2="18.947cm">
          <text:p/>
        </draw:line>
        <draw:line draw:style-name="gr5" draw:text-style-name="P3" draw:layer="layout" svg:x1="8.434cm" svg:y1="18.947cm" svg:x2="19cm" svg:y2="18.947cm">
          <text:p/>
        </draw:line>
        <draw:line draw:style-name="gr5" draw:text-style-name="P3" draw:layer="layout" svg:x1="2.003cm" svg:y1="19.55cm" svg:x2="4.173cm" svg:y2="19.55cm">
          <text:p/>
        </draw:line>
        <draw:line draw:style-name="gr5" draw:text-style-name="P3" draw:layer="layout" svg:x1="4.173cm" svg:y1="19.55cm" svg:x2="8.434cm" svg:y2="19.55cm">
          <text:p/>
        </draw:line>
        <draw:line draw:style-name="gr5" draw:text-style-name="P3" draw:layer="layout" svg:x1="8.434cm" svg:y1="19.55cm" svg:x2="19cm" svg:y2="19.55cm">
          <text:p/>
        </draw:line>
        <draw:line draw:style-name="gr5" draw:text-style-name="P3" draw:layer="layout" svg:x1="2.003cm" svg:y1="20.154cm" svg:x2="4.173cm" svg:y2="20.154cm">
          <text:p/>
        </draw:line>
        <draw:line draw:style-name="gr5" draw:text-style-name="P3" draw:layer="layout" svg:x1="4.173cm" svg:y1="20.154cm" svg:x2="8.434cm" svg:y2="20.154cm">
          <text:p/>
        </draw:line>
        <draw:line draw:style-name="gr5" draw:text-style-name="P3" draw:layer="layout" svg:x1="8.434cm" svg:y1="20.154cm" svg:x2="19cm" svg:y2="20.154cm">
          <text:p/>
        </draw:line>
        <draw:line draw:style-name="gr5" draw:text-style-name="P3" draw:layer="layout" svg:x1="2.003cm" svg:y1="20.757cm" svg:x2="4.173cm" svg:y2="20.757cm">
          <text:p/>
        </draw:line>
        <draw:line draw:style-name="gr5" draw:text-style-name="P3" draw:layer="layout" svg:x1="4.173cm" svg:y1="20.757cm" svg:x2="8.434cm" svg:y2="20.757cm">
          <text:p/>
        </draw:line>
        <draw:line draw:style-name="gr5" draw:text-style-name="P3" draw:layer="layout" svg:x1="8.434cm" svg:y1="20.757cm" svg:x2="19cm" svg:y2="20.757cm">
          <text:p/>
        </draw:line>
        <draw:line draw:style-name="gr5" draw:text-style-name="P3" draw:layer="layout" svg:x1="2.003cm" svg:y1="21.36cm" svg:x2="4.173cm" svg:y2="21.36cm">
          <text:p/>
        </draw:line>
        <draw:line draw:style-name="gr5" draw:text-style-name="P3" draw:layer="layout" svg:x1="4.173cm" svg:y1="21.36cm" svg:x2="8.434cm" svg:y2="21.36cm">
          <text:p/>
        </draw:line>
        <draw:line draw:style-name="gr5" draw:text-style-name="P3" draw:layer="layout" svg:x1="8.434cm" svg:y1="21.36cm" svg:x2="19cm" svg:y2="21.36cm">
          <text:p/>
        </draw:line>
        <draw:line draw:style-name="gr5" draw:text-style-name="P3" draw:layer="layout" svg:x1="2.003cm" svg:y1="21.963cm" svg:x2="4.173cm" svg:y2="21.963cm">
          <text:p/>
        </draw:line>
        <draw:line draw:style-name="gr5" draw:text-style-name="P3" draw:layer="layout" svg:x1="4.173cm" svg:y1="21.963cm" svg:x2="8.434cm" svg:y2="21.963cm">
          <text:p/>
        </draw:line>
        <draw:line draw:style-name="gr5" draw:text-style-name="P3" draw:layer="layout" svg:x1="8.434cm" svg:y1="21.963cm" svg:x2="19cm" svg:y2="21.963cm">
          <text:p/>
        </draw:line>
        <draw:line draw:style-name="gr5" draw:text-style-name="P3" draw:layer="layout" svg:x1="2.003cm" svg:y1="22.567cm" svg:x2="4.173cm" svg:y2="22.567cm">
          <text:p/>
        </draw:line>
        <draw:line draw:style-name="gr5" draw:text-style-name="P3" draw:layer="layout" svg:x1="4.173cm" svg:y1="22.567cm" svg:x2="8.434cm" svg:y2="22.567cm">
          <text:p/>
        </draw:line>
        <draw:line draw:style-name="gr5" draw:text-style-name="P3" draw:layer="layout" svg:x1="8.434cm" svg:y1="22.567cm" svg:x2="19cm" svg:y2="22.567cm">
          <text:p/>
        </draw:line>
        <draw:line draw:style-name="gr5" draw:text-style-name="P3" draw:layer="layout" svg:x1="2.003cm" svg:y1="23.17cm" svg:x2="4.173cm" svg:y2="23.17cm">
          <text:p/>
        </draw:line>
        <draw:line draw:style-name="gr5" draw:text-style-name="P3" draw:layer="layout" svg:x1="4.173cm" svg:y1="23.17cm" svg:x2="8.434cm" svg:y2="23.17cm">
          <text:p/>
        </draw:line>
        <draw:line draw:style-name="gr5" draw:text-style-name="P3" draw:layer="layout" svg:x1="8.434cm" svg:y1="23.17cm" svg:x2="19cm" svg:y2="23.17cm">
          <text:p/>
        </draw:line>
        <draw:line draw:style-name="gr5" draw:text-style-name="P3" draw:layer="layout" svg:x1="2.003cm" svg:y1="23.773cm" svg:x2="4.173cm" svg:y2="23.773cm">
          <text:p/>
        </draw:line>
        <draw:line draw:style-name="gr5" draw:text-style-name="P3" draw:layer="layout" svg:x1="4.173cm" svg:y1="23.773cm" svg:x2="8.434cm" svg:y2="23.773cm">
          <text:p/>
        </draw:line>
        <draw:line draw:style-name="gr5" draw:text-style-name="P3" draw:layer="layout" svg:x1="8.434cm" svg:y1="23.773cm" svg:x2="19cm" svg:y2="23.773cm">
          <text:p/>
        </draw:line>
        <draw:line draw:style-name="gr5" draw:text-style-name="P3" draw:layer="layout" svg:x1="2.003cm" svg:y1="24.376cm" svg:x2="4.173cm" svg:y2="24.376cm">
          <text:p/>
        </draw:line>
        <draw:line draw:style-name="gr5" draw:text-style-name="P3" draw:layer="layout" svg:x1="4.173cm" svg:y1="24.376cm" svg:x2="8.434cm" svg:y2="24.376cm">
          <text:p/>
        </draw:line>
        <draw:line draw:style-name="gr5" draw:text-style-name="P3" draw:layer="layout" svg:x1="8.434cm" svg:y1="24.376cm" svg:x2="19cm" svg:y2="24.376cm">
          <text:p/>
        </draw:line>
        <draw:line draw:style-name="gr5" draw:text-style-name="P3" draw:layer="layout" svg:x1="2.003cm" svg:y1="24.98cm" svg:x2="4.173cm" svg:y2="24.98cm">
          <text:p/>
        </draw:line>
        <draw:line draw:style-name="gr5" draw:text-style-name="P3" draw:layer="layout" svg:x1="4.173cm" svg:y1="24.98cm" svg:x2="8.434cm" svg:y2="24.98cm">
          <text:p/>
        </draw:line>
        <draw:line draw:style-name="gr5" draw:text-style-name="P3" draw:layer="layout" svg:x1="8.434cm" svg:y1="24.98cm" svg:x2="19cm" svg:y2="24.98cm">
          <text:p/>
        </draw:line>
        <draw:line draw:style-name="gr5" draw:text-style-name="P3" draw:layer="layout" svg:x1="2cm" svg:y1="25.583cm" svg:x2="4.173cm" svg:y2="25.583cm">
          <text:p/>
        </draw:line>
        <draw:line draw:style-name="gr5" draw:text-style-name="P3" draw:layer="layout" svg:x1="4.173cm" svg:y1="25.583cm" svg:x2="8.434cm" svg:y2="25.583cm">
          <text:p/>
        </draw:line>
        <draw:line draw:style-name="gr5" draw:text-style-name="P3" draw:layer="layout" svg:x1="8.434cm" svg:y1="25.583cm" svg:x2="19cm" svg:y2="25.583cm">
          <text:p/>
        </draw:line>
        <draw:line draw:style-name="gr5" draw:text-style-name="P3" draw:layer="layout" svg:x1="2cm" svg:y1="18.947cm" svg:x2="2cm" svg:y2="19.55cm">
          <text:p/>
        </draw:line>
        <draw:line draw:style-name="gr5" draw:text-style-name="P3" draw:layer="layout" svg:x1="2cm" svg:y1="19.55cm" svg:x2="2cm" svg:y2="20.154cm">
          <text:p/>
        </draw:line>
        <draw:line draw:style-name="gr5" draw:text-style-name="P3" draw:layer="layout" svg:x1="2cm" svg:y1="20.154cm" svg:x2="2cm" svg:y2="20.757cm">
          <text:p/>
        </draw:line>
        <draw:line draw:style-name="gr5" draw:text-style-name="P3" draw:layer="layout" svg:x1="2cm" svg:y1="20.757cm" svg:x2="2cm" svg:y2="21.36cm">
          <text:p/>
        </draw:line>
        <draw:line draw:style-name="gr5" draw:text-style-name="P3" draw:layer="layout" svg:x1="2cm" svg:y1="21.36cm" svg:x2="2cm" svg:y2="21.963cm">
          <text:p/>
        </draw:line>
        <draw:line draw:style-name="gr5" draw:text-style-name="P3" draw:layer="layout" svg:x1="2cm" svg:y1="21.963cm" svg:x2="2cm" svg:y2="22.567cm">
          <text:p/>
        </draw:line>
        <draw:line draw:style-name="gr5" draw:text-style-name="P3" draw:layer="layout" svg:x1="2cm" svg:y1="22.567cm" svg:x2="2cm" svg:y2="23.17cm">
          <text:p/>
        </draw:line>
        <draw:line draw:style-name="gr5" draw:text-style-name="P3" draw:layer="layout" svg:x1="2cm" svg:y1="23.17cm" svg:x2="2cm" svg:y2="23.773cm">
          <text:p/>
        </draw:line>
        <draw:line draw:style-name="gr5" draw:text-style-name="P3" draw:layer="layout" svg:x1="2cm" svg:y1="23.773cm" svg:x2="2cm" svg:y2="24.376cm">
          <text:p/>
        </draw:line>
        <draw:line draw:style-name="gr5" draw:text-style-name="P3" draw:layer="layout" svg:x1="2cm" svg:y1="24.376cm" svg:x2="2cm" svg:y2="24.98cm">
          <text:p/>
        </draw:line>
        <draw:line draw:style-name="gr5" draw:text-style-name="P3" draw:layer="layout" svg:x1="2cm" svg:y1="24.98cm" svg:x2="2cm" svg:y2="25.583cm">
          <text:p/>
        </draw:line>
        <draw:line draw:style-name="gr5" draw:text-style-name="P3" draw:layer="layout" svg:x1="4.173cm" svg:y1="18.951cm" svg:x2="4.173cm" svg:y2="19.55cm">
          <text:p/>
        </draw:line>
        <draw:line draw:style-name="gr5" draw:text-style-name="P3" draw:layer="layout" svg:x1="4.173cm" svg:y1="19.55cm" svg:x2="4.173cm" svg:y2="20.154cm">
          <text:p/>
        </draw:line>
        <draw:line draw:style-name="gr5" draw:text-style-name="P3" draw:layer="layout" svg:x1="4.173cm" svg:y1="20.154cm" svg:x2="4.173cm" svg:y2="20.757cm">
          <text:p/>
        </draw:line>
        <draw:line draw:style-name="gr5" draw:text-style-name="P3" draw:layer="layout" svg:x1="4.173cm" svg:y1="20.757cm" svg:x2="4.173cm" svg:y2="21.36cm">
          <text:p/>
        </draw:line>
        <draw:line draw:style-name="gr5" draw:text-style-name="P3" draw:layer="layout" svg:x1="4.173cm" svg:y1="21.36cm" svg:x2="4.173cm" svg:y2="21.963cm">
          <text:p/>
        </draw:line>
        <draw:line draw:style-name="gr5" draw:text-style-name="P3" draw:layer="layout" svg:x1="4.173cm" svg:y1="21.963cm" svg:x2="4.173cm" svg:y2="22.567cm">
          <text:p/>
        </draw:line>
        <draw:line draw:style-name="gr5" draw:text-style-name="P3" draw:layer="layout" svg:x1="4.173cm" svg:y1="22.567cm" svg:x2="4.173cm" svg:y2="23.17cm">
          <text:p/>
        </draw:line>
        <draw:line draw:style-name="gr5" draw:text-style-name="P3" draw:layer="layout" svg:x1="4.173cm" svg:y1="23.17cm" svg:x2="4.173cm" svg:y2="23.773cm">
          <text:p/>
        </draw:line>
        <draw:line draw:style-name="gr5" draw:text-style-name="P3" draw:layer="layout" svg:x1="4.173cm" svg:y1="23.773cm" svg:x2="4.173cm" svg:y2="24.376cm">
          <text:p/>
        </draw:line>
        <draw:line draw:style-name="gr5" draw:text-style-name="P3" draw:layer="layout" svg:x1="4.173cm" svg:y1="24.376cm" svg:x2="4.173cm" svg:y2="24.98cm">
          <text:p/>
        </draw:line>
        <draw:line draw:style-name="gr5" draw:text-style-name="P3" draw:layer="layout" svg:x1="4.173cm" svg:y1="24.98cm" svg:x2="4.173cm" svg:y2="25.583cm">
          <text:p/>
        </draw:line>
        <draw:line draw:style-name="gr5" draw:text-style-name="P3" draw:layer="layout" svg:x1="8.434cm" svg:y1="18.951cm" svg:x2="8.434cm" svg:y2="19.55cm">
          <text:p/>
        </draw:line>
        <draw:line draw:style-name="gr5" draw:text-style-name="P3" draw:layer="layout" svg:x1="8.434cm" svg:y1="19.55cm" svg:x2="8.434cm" svg:y2="20.154cm">
          <text:p/>
        </draw:line>
        <draw:line draw:style-name="gr5" draw:text-style-name="P3" draw:layer="layout" svg:x1="8.434cm" svg:y1="20.154cm" svg:x2="8.434cm" svg:y2="20.757cm">
          <text:p/>
        </draw:line>
        <draw:line draw:style-name="gr5" draw:text-style-name="P3" draw:layer="layout" svg:x1="8.434cm" svg:y1="20.757cm" svg:x2="8.434cm" svg:y2="21.36cm">
          <text:p/>
        </draw:line>
        <draw:line draw:style-name="gr5" draw:text-style-name="P3" draw:layer="layout" svg:x1="8.434cm" svg:y1="21.36cm" svg:x2="8.434cm" svg:y2="21.963cm">
          <text:p/>
        </draw:line>
        <draw:line draw:style-name="gr5" draw:text-style-name="P3" draw:layer="layout" svg:x1="8.434cm" svg:y1="21.963cm" svg:x2="8.434cm" svg:y2="22.567cm">
          <text:p/>
        </draw:line>
        <draw:line draw:style-name="gr5" draw:text-style-name="P3" draw:layer="layout" svg:x1="8.434cm" svg:y1="22.567cm" svg:x2="8.434cm" svg:y2="23.17cm">
          <text:p/>
        </draw:line>
        <draw:line draw:style-name="gr5" draw:text-style-name="P3" draw:layer="layout" svg:x1="8.434cm" svg:y1="23.17cm" svg:x2="8.434cm" svg:y2="23.773cm">
          <text:p/>
        </draw:line>
        <draw:line draw:style-name="gr5" draw:text-style-name="P3" draw:layer="layout" svg:x1="8.434cm" svg:y1="23.773cm" svg:x2="8.434cm" svg:y2="24.376cm">
          <text:p/>
        </draw:line>
        <draw:line draw:style-name="gr5" draw:text-style-name="P3" draw:layer="layout" svg:x1="8.434cm" svg:y1="24.376cm" svg:x2="8.434cm" svg:y2="24.98cm">
          <text:p/>
        </draw:line>
        <draw:line draw:style-name="gr5" draw:text-style-name="P3" draw:layer="layout" svg:x1="8.434cm" svg:y1="24.98cm" svg:x2="8.434cm" svg:y2="25.583cm">
          <text:p/>
        </draw:line>
        <draw:line draw:style-name="gr5" draw:text-style-name="P3" draw:layer="layout" svg:x1="19cm" svg:y1="18.947cm" svg:x2="19cm" svg:y2="19.55cm">
          <text:p/>
        </draw:line>
        <draw:line draw:style-name="gr5" draw:text-style-name="P3" draw:layer="layout" svg:x1="19cm" svg:y1="19.55cm" svg:x2="19cm" svg:y2="20.154cm">
          <text:p/>
        </draw:line>
        <draw:line draw:style-name="gr5" draw:text-style-name="P3" draw:layer="layout" svg:x1="19cm" svg:y1="20.154cm" svg:x2="19cm" svg:y2="20.757cm">
          <text:p/>
        </draw:line>
        <draw:line draw:style-name="gr5" draw:text-style-name="P3" draw:layer="layout" svg:x1="19cm" svg:y1="20.757cm" svg:x2="19cm" svg:y2="21.36cm">
          <text:p/>
        </draw:line>
        <draw:line draw:style-name="gr5" draw:text-style-name="P3" draw:layer="layout" svg:x1="19cm" svg:y1="21.36cm" svg:x2="19cm" svg:y2="21.963cm">
          <text:p/>
        </draw:line>
        <draw:line draw:style-name="gr5" draw:text-style-name="P3" draw:layer="layout" svg:x1="19cm" svg:y1="21.963cm" svg:x2="19cm" svg:y2="22.567cm">
          <text:p/>
        </draw:line>
        <draw:line draw:style-name="gr5" draw:text-style-name="P3" draw:layer="layout" svg:x1="19cm" svg:y1="22.567cm" svg:x2="19cm" svg:y2="23.17cm">
          <text:p/>
        </draw:line>
        <draw:line draw:style-name="gr5" draw:text-style-name="P3" draw:layer="layout" svg:x1="19cm" svg:y1="23.17cm" svg:x2="19cm" svg:y2="23.773cm">
          <text:p/>
        </draw:line>
        <draw:line draw:style-name="gr5" draw:text-style-name="P3" draw:layer="layout" svg:x1="19cm" svg:y1="23.773cm" svg:x2="19cm" svg:y2="24.376cm">
          <text:p/>
        </draw:line>
        <draw:line draw:style-name="gr5" draw:text-style-name="P3" draw:layer="layout" svg:x1="19cm" svg:y1="24.376cm" svg:x2="19cm" svg:y2="24.98cm">
          <text:p/>
        </draw:line>
        <draw:line draw:style-name="gr5" draw:text-style-name="P3" draw:layer="layout" svg:x1="19cm" svg:y1="24.98cm" svg:x2="19cm" svg:y2="25.583cm">
          <text:p/>
        </draw:line>
        <draw:frame draw:style-name="gr6" draw:text-style-name="P2" draw:layer="layout" svg:width="5.26cm" svg:height="0.39cm" svg:x="3.274cm" svg:y="17.741cm">
          <draw:text-box>
            <text:p text:style-name="P1"><text:span text:style-name="T4">4.2 Complétez le tableau ci-dessous :</text:span></text:p>
          </draw:text-box>
        </draw:frame>
        <draw:frame draw:style-name="gr7" draw:text-style-name="P2" draw:layer="layout" svg:width="0.916cm" svg:height="0.39cm" svg:x="2.635cm" svg:y="19.06cm">
          <draw:text-box>
            <text:p text:style-name="P1"><text:span text:style-name="T4">Mode </text:span></text:p>
          </draw:text-box>
        </draw:frame>
        <draw:frame draw:style-name="gr68" draw:text-style-name="P2" draw:layer="layout" svg:width="3.52cm" svg:height="0.39cm" svg:x="4.554cm" svg:y="19.06cm">
          <draw:text-box>
            <text:p text:style-name="P1"><text:span text:style-name="T4">Raccourci ou commande</text:span></text:p>
          </draw:text-box>
        </draw:frame>
        <draw:frame draw:style-name="gr12" draw:text-style-name="P2" draw:layer="layout" svg:width="1.649cm" svg:height="0.39cm" svg:x="12.901cm" svg:y="19.06cm">
          <draw:text-box>
            <text:p text:style-name="P1"><text:span text:style-name="T4">Description</text:span></text:p>
          </draw:text-box>
        </draw:frame>
        <draw:frame draw:style-name="gr9" draw:text-style-name="P2" draw:layer="layout" svg:width="1.556cm" svg:height="0.39cm" svg:x="2.318cm" svg:y="19.663cm">
          <draw:text-box>
            <text:p text:style-name="P1"><text:span text:style-name="T4">commande</text:span></text:p>
          </draw:text-box>
        </draw:frame>
        <draw:frame draw:style-name="gr76" draw:text-style-name="P2" draw:layer="layout" svg:width="5.514cm" svg:height="0.39cm" svg:x="8.537cm" svg:y="19.663cm">
          <draw:text-box>
            <text:p text:style-name="P1"><text:span text:style-name="T4"><text:s/></text:span><text:span text:style-name="T4">lister les buffers actuellements </text:span><text:span text:style-name="T4">ouverts</text:span></text:p>
          </draw:text-box>
        </draw:frame>
        <draw:frame draw:style-name="gr9" draw:text-style-name="P2" draw:layer="layout" svg:width="1.556cm" svg:height="0.39cm" svg:x="2.318cm" svg:y="20.267cm">
          <draw:text-box>
            <text:p text:style-name="P1"><text:span text:style-name="T4">commande</text:span></text:p>
          </draw:text-box>
        </draw:frame>
        <draw:frame draw:style-name="gr77" draw:text-style-name="P2" draw:layer="layout" svg:width="3.643cm" svg:height="0.39cm" svg:x="8.537cm" svg:y="20.267cm">
          <draw:text-box>
            <text:p text:style-name="P1"><text:span text:style-name="T4"><text:s/></text:span><text:span text:style-name="T4">ouvrir un nouveau buffer</text:span></text:p>
          </draw:text-box>
        </draw:frame>
        <draw:frame draw:style-name="gr9" draw:text-style-name="P2" draw:layer="layout" svg:width="1.556cm" svg:height="0.39cm" svg:x="2.318cm" svg:y="20.87cm">
          <draw:text-box>
            <text:p text:style-name="P1"><text:span text:style-name="T4">commande</text:span></text:p>
          </draw:text-box>
        </draw:frame>
        <draw:frame draw:style-name="gr78" draw:text-style-name="P2" draw:layer="layout" svg:width="3.452cm" svg:height="0.39cm" svg:x="8.537cm" svg:y="20.87cm">
          <draw:text-box>
            <text:p text:style-name="P1"><text:span text:style-name="T4"><text:s/></text:span><text:span text:style-name="T4">passer au buffer suivant</text:span></text:p>
          </draw:text-box>
        </draw:frame>
        <draw:frame draw:style-name="gr9" draw:text-style-name="P2" draw:layer="layout" svg:width="1.556cm" svg:height="0.39cm" svg:x="2.318cm" svg:y="21.473cm">
          <draw:text-box>
            <text:p text:style-name="P1"><text:span text:style-name="T4">commande</text:span></text:p>
          </draw:text-box>
        </draw:frame>
        <draw:frame draw:style-name="gr79" draw:text-style-name="P2" draw:layer="layout" svg:width="3.808cm" svg:height="0.39cm" svg:x="8.537cm" svg:y="21.473cm">
          <draw:text-box>
            <text:p text:style-name="P1"><text:span text:style-name="T4"><text:s/></text:span><text:span text:style-name="T4">passer au buffer précédent</text:span></text:p>
          </draw:text-box>
        </draw:frame>
        <draw:frame draw:style-name="gr9" draw:text-style-name="P2" draw:layer="layout" svg:width="1.556cm" svg:height="0.39cm" svg:x="2.318cm" svg:y="22.076cm">
          <draw:text-box>
            <text:p text:style-name="P1"><text:span text:style-name="T4">commande</text:span></text:p>
          </draw:text-box>
        </draw:frame>
        <draw:frame draw:style-name="gr80" draw:text-style-name="P2" draw:layer="layout" svg:width="4.18cm" svg:height="0.39cm" svg:x="8.537cm" svg:y="22.076cm">
          <draw:text-box>
            <text:p text:style-name="P1"><text:span text:style-name="T4"><text:s/></text:span><text:span text:style-name="T4">passer au buffer numéro &lt;n&gt;</text:span></text:p>
          </draw:text-box>
        </draw:frame>
        <draw:frame draw:style-name="gr9" draw:text-style-name="P2" draw:layer="layout" svg:width="1.556cm" svg:height="0.39cm" svg:x="2.318cm" svg:y="22.68cm">
          <draw:text-box>
            <text:p text:style-name="P1"><text:span text:style-name="T4">commande</text:span></text:p>
          </draw:text-box>
        </draw:frame>
        <draw:frame draw:style-name="gr81" draw:text-style-name="P2" draw:layer="layout" svg:width="3.554cm" svg:height="0.39cm" svg:x="8.537cm" svg:y="22.68cm">
          <draw:text-box>
            <text:p text:style-name="P1"><text:span text:style-name="T4"><text:s/></text:span><text:span text:style-name="T4">Fermer le buffer courant</text:span></text:p>
          </draw:text-box>
        </draw:frame>
        <draw:frame draw:style-name="gr9" draw:text-style-name="P2" draw:layer="layout" svg:width="1.556cm" svg:height="0.39cm" svg:x="2.318cm" svg:y="23.283cm">
          <draw:text-box>
            <text:p text:style-name="P1"><text:span text:style-name="T4">commande</text:span></text:p>
          </draw:text-box>
        </draw:frame>
        <draw:frame draw:style-name="gr82" draw:text-style-name="P2" draw:layer="layout" svg:width="7.161cm" svg:height="0.39cm" svg:x="8.537cm" svg:y="23.283cm">
          <draw:text-box>
            <text:p text:style-name="P1"><text:span text:style-name="T4"><text:s/></text:span><text:span text:style-name="T4">séparer l'écran (horizontalement) en </text:span><text:span text:style-name="T4">deux fenêtres</text:span></text:p>
          </draw:text-box>
        </draw:frame>
        <draw:frame draw:style-name="gr9" draw:text-style-name="P2" draw:layer="layout" svg:width="1.556cm" svg:height="0.39cm" svg:x="2.318cm" svg:y="23.886cm">
          <draw:text-box>
            <text:p text:style-name="P1"><text:span text:style-name="T4">commande</text:span></text:p>
          </draw:text-box>
        </draw:frame>
        <draw:frame draw:style-name="gr83" draw:text-style-name="P2" draw:layer="layout" svg:width="6.784cm" svg:height="0.39cm" svg:x="8.537cm" svg:y="23.886cm">
          <draw:text-box>
            <text:p text:style-name="P1"><text:span text:style-name="T4"><text:s/></text:span><text:span text:style-name="T4">séparer l'écran (verticalement) en </text:span><text:span text:style-name="T4">deux fenêtres</text:span></text:p>
          </draw:text-box>
        </draw:frame>
        <draw:frame draw:style-name="gr9" draw:text-style-name="P2" draw:layer="layout" svg:width="1.556cm" svg:height="0.39cm" svg:x="2.318cm" svg:y="24.489cm">
          <draw:text-box>
            <text:p text:style-name="P1"><text:span text:style-name="T4">commande</text:span></text:p>
          </draw:text-box>
        </draw:frame>
        <draw:frame draw:style-name="gr84" draw:text-style-name="P2" draw:layer="layout" svg:width="2.707cm" svg:height="0.39cm" svg:x="8.537cm" svg:y="24.489cm">
          <draw:text-box>
            <text:p text:style-name="P1"><text:span text:style-name="T4"><text:s/></text:span><text:span text:style-name="T4">changer de fenêtre</text:span></text:p>
          </draw:text-box>
        </draw:frame>
        <draw:frame draw:style-name="gr9" draw:text-style-name="P2" draw:layer="layout" svg:width="1.556cm" svg:height="0.39cm" svg:x="2.318cm" svg:y="25.093cm">
          <draw:text-box>
            <text:p text:style-name="P1"><text:span text:style-name="T4">commande</text:span></text:p>
          </draw:text-box>
        </draw:frame>
        <draw:frame draw:style-name="gr85" draw:text-style-name="P2" draw:layer="layout" svg:width="3.757cm" svg:height="0.39cm" svg:x="8.537cm" svg:y="25.093cm">
          <draw:text-box>
            <text:p text:style-name="P1"><text:span text:style-name="T4"><text:s/></text:span><text:span text:style-name="T4">fermer la fenêtre courante</text:span></text:p>
          </draw:text-box>
        </draw:frame>
        <draw:frame draw:style-name="gr56" draw:text-style-name="P4" draw:layer="layout" svg:width="0.781cm" svg:height="0.671cm" svg:x="5.4cm" svg:y="9cm">
          <draw:text-box>
            <text:p><text:span text:style-name="T5">/mot</text:span></text:p>
          </draw:text-box>
        </draw:frame>
        <draw:frame draw:style-name="gr86" draw:text-style-name="P4" draw:layer="layout" svg:width="0.7cm" svg:height="0.7cm" svg:x="5.5cm" svg:y="9.7cm">
          <draw:text-box>
            <text:p><text:span text:style-name="T5">n</text:span></text:p>
          </draw:text-box>
        </draw:frame>
        <draw:frame draw:style-name="gr86" draw:text-style-name="P4" draw:layer="layout" svg:width="0.7cm" svg:height="0.7cm" svg:x="5.5cm" svg:y="10.3cm">
          <draw:text-box>
            <text:p><text:span text:style-name="T5">N</text:span></text:p>
          </draw:text-box>
        </draw:frame>
        <draw:frame draw:style-name="gr87" draw:text-style-name="P4" draw:layer="layout" svg:width="1.954cm" svg:height="0.471cm" svg:x="2.1cm" svg:y="9.029cm">
          <draw:text-box>
            <text:p><text:span text:style-name="T5">Commande</text:span></text:p>
          </draw:text-box>
        </draw:frame>
        <draw:frame draw:style-name="gr87" draw:text-style-name="P4" draw:layer="layout" svg:width="1.954cm" svg:height="0.471cm" svg:x="2cm" svg:y="9.7cm">
          <draw:text-box>
            <text:p><text:span text:style-name="T5">Commande</text:span></text:p>
          </draw:text-box>
        </draw:frame>
        <draw:frame draw:style-name="gr87" draw:text-style-name="P4" draw:layer="layout" svg:width="1.954cm" svg:height="0.471cm" svg:x="2.046cm" svg:y="10.2cm">
          <draw:text-box>
            <text:p><text:span text:style-name="T5">Commande</text:span></text:p>
          </draw:text-box>
        </draw:frame>
        <draw:frame draw:style-name="gr88" draw:text-style-name="P6" draw:layer="layout" svg:width="4.1cm" svg:height="0.531cm" svg:x="4.2cm" svg:y="10.869cm">
          <draw:text-box>
            <text:p><text:span text:style-name="T6">:%s/old_chain/new_chain/g</text:span></text:p>
          </draw:text-box>
        </draw:frame>
        <draw:frame draw:style-name="gr88" draw:text-style-name="P7" draw:layer="layout" svg:width="4.1cm" svg:height="0.531cm" svg:x="4.3cm" svg:y="11.5cm">
          <draw:text-box>
            <text:p><text:span text:style-name="T7">:choisir ligne s/old_chain/new_chain/g</text:span></text:p>
          </draw:text-box>
        </draw:frame>
        <draw:frame draw:style-name="gr87" draw:text-style-name="P4" draw:layer="layout" svg:width="1.954cm" svg:height="0.471cm" svg:x="2.046cm" svg:y="10.8cm">
          <draw:text-box>
            <text:p><text:span text:style-name="T5">Commande</text:span></text:p>
          </draw:text-box>
        </draw:frame>
        <draw:frame draw:style-name="gr87" draw:text-style-name="P4" draw:layer="layout" svg:width="1.954cm" svg:height="0.471cm" svg:x="2cm" svg:y="11.5cm">
          <draw:text-box>
            <text:p><text:span text:style-name="T5">Commande</text:span></text:p>
          </draw:text-box>
        </draw:frame>
        <draw:frame draw:style-name="gr89" draw:text-style-name="P4" draw:layer="layout" svg:width="0.404cm" svg:height="0.471cm" svg:x="5.5cm" svg:y="19.629cm">
          <draw:text-box>
            <text:p><text:span text:style-name="T5">:ls</text:span></text:p>
          </draw:text-box>
        </draw:frame>
        <draw:frame draw:style-name="gr90" draw:text-style-name="P4" draw:layer="layout" svg:width="2.491cm" svg:height="0.471cm" svg:x="5.009cm" svg:y="20.129cm">
          <draw:text-box>
            <text:p><text:span text:style-name="T5">:new ou :vnew</text:span></text:p>
          </draw:text-box>
        </draw:frame>
        <draw:frame draw:style-name="gr47" draw:text-style-name="P4" draw:layer="layout" svg:width="0.497cm" svg:height="0.471cm" svg:x="5.503cm" svg:y="23.3cm">
          <draw:text-box>
            <text:p><text:span text:style-name="T5">:sp</text:span></text:p>
          </draw:text-box>
        </draw:frame>
        <draw:frame draw:style-name="gr91" draw:text-style-name="P4" draw:layer="layout" svg:width="1.097cm" svg:height="1.411cm" svg:x="5.503cm" svg:y="23.829cm">
          <draw:text-box>
            <text:p><text:span text:style-name="T5">:vsp</text:span></text:p>
          </draw:text-box>
        </draw:frame>
        <draw:frame draw:style-name="gr51" draw:text-style-name="P4" draw:layer="layout" svg:width="0.332cm" svg:height="0.471cm" svg:x="5.9cm" svg:y="24.929cm">
          <draw:text-box>
            <text:p><text:span text:style-name="T5">:q</text:span></text:p>
          </draw:text-box>
        </draw:frame>
        <draw:frame draw:style-name="gr51" draw:text-style-name="P4" draw:layer="layout" svg:width="0.332cm" svg:height="0.471cm" svg:x="5.768cm" svg:y="22.629cm">
          <draw:text-box>
            <text:p><text:span text:style-name="T5">:q</text:span></text:p>
          </draw:text-box>
        </draw:frame>
        <draw:frame draw:style-name="gr92" draw:text-style-name="P5" draw:layer="layout" svg:width="9.963cm" svg:height="0.471cm" svg:x="3.4cm" svg:y="14.4cm">
          <draw:text-box>
            <text:p><text:span text:style-name="T5">Un ou plusieurs buffers peuvent </text:span><text:span text:style-name="T5">être dans la même fenêtre.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28cm" svg:height="0.39cm" svg:x="2.103cm" svg:y="2.113cm">
          <draw:text-box>
            <text:p text:style-name="P1"><text:span text:style-name="T1">S. Druon</text:span></text:p>
          </draw:text-box>
        </draw:frame>
        <draw:frame draw:style-name="gr2" draw:text-style-name="P2" draw:layer="layout" svg:width="5.285cm" svg:height="0.39cm" svg:x="13.6cm" svg:y="2.113cm">
          <draw:text-box>
            <text:p text:style-name="P1"><text:span text:style-name="T1">Licence pro ASUR - 17 Octobre 2017</text:span></text:p>
          </draw:text-box>
        </draw:frame>
        <draw:frame draw:style-name="gr93" draw:text-style-name="P2" draw:layer="layout" svg:width="8.363cm" svg:height="0.39cm" svg:x="2.004cm" svg:y="3.524cm">
          <draw:text-box>
            <text:p text:style-name="P1"><text:span text:style-name="T3">5. Commandes pour le </text:span><text:span text:style-name="T3">développement, l'édition de code</text:span></text:p>
          </draw:text-box>
        </draw:frame>
        <draw:line draw:style-name="gr5" draw:text-style-name="P3" draw:layer="layout" svg:x1="2cm" svg:y1="5.139cm" svg:x2="4.173cm" svg:y2="5.139cm">
          <text:p/>
        </draw:line>
        <draw:line draw:style-name="gr5" draw:text-style-name="P3" draw:layer="layout" svg:x1="4.173cm" svg:y1="5.139cm" svg:x2="8.434cm" svg:y2="5.139cm">
          <text:p/>
        </draw:line>
        <draw:line draw:style-name="gr5" draw:text-style-name="P3" draw:layer="layout" svg:x1="8.434cm" svg:y1="5.139cm" svg:x2="19cm" svg:y2="5.139cm">
          <text:p/>
        </draw:line>
        <draw:line draw:style-name="gr5" draw:text-style-name="P3" draw:layer="layout" svg:x1="2.003cm" svg:y1="5.743cm" svg:x2="4.173cm" svg:y2="5.743cm">
          <text:p/>
        </draw:line>
        <draw:line draw:style-name="gr5" draw:text-style-name="P3" draw:layer="layout" svg:x1="4.173cm" svg:y1="5.743cm" svg:x2="8.434cm" svg:y2="5.743cm">
          <text:p/>
        </draw:line>
        <draw:line draw:style-name="gr5" draw:text-style-name="P3" draw:layer="layout" svg:x1="8.434cm" svg:y1="5.743cm" svg:x2="19cm" svg:y2="5.743cm">
          <text:p/>
        </draw:line>
        <draw:line draw:style-name="gr5" draw:text-style-name="P3" draw:layer="layout" svg:x1="2.003cm" svg:y1="6.346cm" svg:x2="4.173cm" svg:y2="6.346cm">
          <text:p/>
        </draw:line>
        <draw:line draw:style-name="gr5" draw:text-style-name="P3" draw:layer="layout" svg:x1="4.173cm" svg:y1="6.346cm" svg:x2="8.434cm" svg:y2="6.346cm">
          <text:p/>
        </draw:line>
        <draw:line draw:style-name="gr5" draw:text-style-name="P3" draw:layer="layout" svg:x1="8.434cm" svg:y1="6.346cm" svg:x2="19cm" svg:y2="6.346cm">
          <text:p/>
        </draw:line>
        <draw:line draw:style-name="gr5" draw:text-style-name="P3" draw:layer="layout" svg:x1="2.003cm" svg:y1="6.949cm" svg:x2="4.173cm" svg:y2="6.949cm">
          <text:p/>
        </draw:line>
        <draw:line draw:style-name="gr5" draw:text-style-name="P3" draw:layer="layout" svg:x1="4.173cm" svg:y1="6.949cm" svg:x2="8.434cm" svg:y2="6.949cm">
          <text:p/>
        </draw:line>
        <draw:line draw:style-name="gr5" draw:text-style-name="P3" draw:layer="layout" svg:x1="8.434cm" svg:y1="6.949cm" svg:x2="19cm" svg:y2="6.949cm">
          <text:p/>
        </draw:line>
        <draw:line draw:style-name="gr5" draw:text-style-name="P3" draw:layer="layout" svg:x1="2.003cm" svg:y1="7.552cm" svg:x2="4.173cm" svg:y2="7.552cm">
          <text:p/>
        </draw:line>
        <draw:line draw:style-name="gr5" draw:text-style-name="P3" draw:layer="layout" svg:x1="4.2cm" svg:y1="7.6cm" svg:x2="8.461cm" svg:y2="7.6cm">
          <text:p/>
        </draw:line>
        <draw:line draw:style-name="gr5" draw:text-style-name="P3" draw:layer="layout" svg:x1="8.434cm" svg:y1="7.552cm" svg:x2="19cm" svg:y2="7.552cm">
          <text:p/>
        </draw:line>
        <draw:line draw:style-name="gr5" draw:text-style-name="P3" draw:layer="layout" svg:x1="2.003cm" svg:y1="8.156cm" svg:x2="4.173cm" svg:y2="8.156cm">
          <text:p/>
        </draw:line>
        <draw:line draw:style-name="gr5" draw:text-style-name="P3" draw:layer="layout" svg:x1="4.173cm" svg:y1="8.156cm" svg:x2="8.434cm" svg:y2="8.156cm">
          <text:p/>
        </draw:line>
        <draw:line draw:style-name="gr5" draw:text-style-name="P3" draw:layer="layout" svg:x1="8.434cm" svg:y1="8.156cm" svg:x2="19cm" svg:y2="8.156cm">
          <text:p/>
        </draw:line>
        <draw:line draw:style-name="gr5" draw:text-style-name="P3" draw:layer="layout" svg:x1="2.003cm" svg:y1="8.759cm" svg:x2="4.173cm" svg:y2="8.759cm">
          <text:p/>
        </draw:line>
        <draw:line draw:style-name="gr5" draw:text-style-name="P3" draw:layer="layout" svg:x1="4.173cm" svg:y1="8.759cm" svg:x2="8.434cm" svg:y2="8.759cm">
          <text:p/>
        </draw:line>
        <draw:line draw:style-name="gr5" draw:text-style-name="P3" draw:layer="layout" svg:x1="8.434cm" svg:y1="8.759cm" svg:x2="19cm" svg:y2="8.759cm">
          <text:p/>
        </draw:line>
        <draw:line draw:style-name="gr5" draw:text-style-name="P3" draw:layer="layout" svg:x1="2.003cm" svg:y1="9.362cm" svg:x2="4.173cm" svg:y2="9.362cm">
          <text:p/>
        </draw:line>
        <draw:line draw:style-name="gr5" draw:text-style-name="P3" draw:layer="layout" svg:x1="4.173cm" svg:y1="9.362cm" svg:x2="8.434cm" svg:y2="9.362cm">
          <text:p/>
        </draw:line>
        <draw:line draw:style-name="gr5" draw:text-style-name="P3" draw:layer="layout" svg:x1="8.434cm" svg:y1="9.362cm" svg:x2="19cm" svg:y2="9.362cm">
          <text:p/>
        </draw:line>
        <draw:line draw:style-name="gr5" draw:text-style-name="P3" draw:layer="layout" svg:x1="2.003cm" svg:y1="9.965cm" svg:x2="4.173cm" svg:y2="9.965cm">
          <text:p/>
        </draw:line>
        <draw:line draw:style-name="gr5" draw:text-style-name="P3" draw:layer="layout" svg:x1="4.173cm" svg:y1="9.965cm" svg:x2="8.434cm" svg:y2="9.965cm">
          <text:p/>
        </draw:line>
        <draw:line draw:style-name="gr5" draw:text-style-name="P3" draw:layer="layout" svg:x1="8.434cm" svg:y1="9.965cm" svg:x2="19cm" svg:y2="9.965cm">
          <text:p/>
        </draw:line>
        <draw:line draw:style-name="gr5" draw:text-style-name="P3" draw:layer="layout" svg:x1="2cm" svg:y1="10.569cm" svg:x2="4.173cm" svg:y2="10.569cm">
          <text:p/>
        </draw:line>
        <draw:line draw:style-name="gr5" draw:text-style-name="P3" draw:layer="layout" svg:x1="4.173cm" svg:y1="10.569cm" svg:x2="8.434cm" svg:y2="10.569cm">
          <text:p/>
        </draw:line>
        <draw:line draw:style-name="gr5" draw:text-style-name="P3" draw:layer="layout" svg:x1="8.434cm" svg:y1="10.569cm" svg:x2="19cm" svg:y2="10.569cm">
          <text:p/>
        </draw:line>
        <draw:line draw:style-name="gr5" draw:text-style-name="P3" draw:layer="layout" svg:x1="2cm" svg:y1="5.139cm" svg:x2="2cm" svg:y2="5.743cm">
          <text:p/>
        </draw:line>
        <draw:line draw:style-name="gr5" draw:text-style-name="P3" draw:layer="layout" svg:x1="2cm" svg:y1="5.743cm" svg:x2="2cm" svg:y2="6.346cm">
          <text:p/>
        </draw:line>
        <draw:line draw:style-name="gr5" draw:text-style-name="P3" draw:layer="layout" svg:x1="2cm" svg:y1="6.346cm" svg:x2="2cm" svg:y2="6.949cm">
          <text:p/>
        </draw:line>
        <draw:line draw:style-name="gr5" draw:text-style-name="P3" draw:layer="layout" svg:x1="2cm" svg:y1="6.949cm" svg:x2="2cm" svg:y2="7.552cm">
          <text:p/>
        </draw:line>
        <draw:line draw:style-name="gr5" draw:text-style-name="P3" draw:layer="layout" svg:x1="2cm" svg:y1="7.552cm" svg:x2="2cm" svg:y2="8.156cm">
          <text:p/>
        </draw:line>
        <draw:line draw:style-name="gr5" draw:text-style-name="P3" draw:layer="layout" svg:x1="2cm" svg:y1="8.156cm" svg:x2="2cm" svg:y2="8.759cm">
          <text:p/>
        </draw:line>
        <draw:line draw:style-name="gr5" draw:text-style-name="P3" draw:layer="layout" svg:x1="2cm" svg:y1="8.759cm" svg:x2="2cm" svg:y2="9.362cm">
          <text:p/>
        </draw:line>
        <draw:line draw:style-name="gr5" draw:text-style-name="P3" draw:layer="layout" svg:x1="2cm" svg:y1="9.362cm" svg:x2="2cm" svg:y2="9.965cm">
          <text:p/>
        </draw:line>
        <draw:line draw:style-name="gr5" draw:text-style-name="P3" draw:layer="layout" svg:x1="2cm" svg:y1="9.965cm" svg:x2="2cm" svg:y2="10.569cm">
          <text:p/>
        </draw:line>
        <draw:line draw:style-name="gr5" draw:text-style-name="P3" draw:layer="layout" svg:x1="4.173cm" svg:y1="5.143cm" svg:x2="4.173cm" svg:y2="5.743cm">
          <text:p/>
        </draw:line>
        <draw:line draw:style-name="gr5" draw:text-style-name="P3" draw:layer="layout" svg:x1="4.173cm" svg:y1="5.743cm" svg:x2="4.173cm" svg:y2="6.346cm">
          <text:p/>
        </draw:line>
        <draw:line draw:style-name="gr5" draw:text-style-name="P3" draw:layer="layout" svg:x1="4.173cm" svg:y1="6.346cm" svg:x2="4.173cm" svg:y2="6.949cm">
          <text:p/>
        </draw:line>
        <draw:line draw:style-name="gr5" draw:text-style-name="P3" draw:layer="layout" svg:x1="4.173cm" svg:y1="6.949cm" svg:x2="4.173cm" svg:y2="7.552cm">
          <text:p/>
        </draw:line>
        <draw:line draw:style-name="gr5" draw:text-style-name="P3" draw:layer="layout" svg:x1="4.173cm" svg:y1="7.552cm" svg:x2="4.173cm" svg:y2="8.156cm">
          <text:p/>
        </draw:line>
        <draw:line draw:style-name="gr5" draw:text-style-name="P3" draw:layer="layout" svg:x1="4.173cm" svg:y1="8.156cm" svg:x2="4.173cm" svg:y2="8.759cm">
          <text:p/>
        </draw:line>
        <draw:line draw:style-name="gr5" draw:text-style-name="P3" draw:layer="layout" svg:x1="4.173cm" svg:y1="8.759cm" svg:x2="4.173cm" svg:y2="9.362cm">
          <text:p/>
        </draw:line>
        <draw:line draw:style-name="gr5" draw:text-style-name="P3" draw:layer="layout" svg:x1="4.173cm" svg:y1="9.362cm" svg:x2="4.173cm" svg:y2="9.965cm">
          <text:p/>
        </draw:line>
        <draw:line draw:style-name="gr5" draw:text-style-name="P3" draw:layer="layout" svg:x1="4.173cm" svg:y1="9.965cm" svg:x2="4.173cm" svg:y2="10.569cm">
          <text:p/>
        </draw:line>
        <draw:line draw:style-name="gr5" draw:text-style-name="P3" draw:layer="layout" svg:x1="8.434cm" svg:y1="5.143cm" svg:x2="8.434cm" svg:y2="5.743cm">
          <text:p/>
        </draw:line>
        <draw:line draw:style-name="gr5" draw:text-style-name="P3" draw:layer="layout" svg:x1="8.434cm" svg:y1="5.743cm" svg:x2="8.434cm" svg:y2="6.346cm">
          <text:p/>
        </draw:line>
        <draw:line draw:style-name="gr5" draw:text-style-name="P3" draw:layer="layout" svg:x1="8.434cm" svg:y1="6.346cm" svg:x2="8.434cm" svg:y2="6.949cm">
          <text:p/>
        </draw:line>
        <draw:line draw:style-name="gr5" draw:text-style-name="P3" draw:layer="layout" svg:x1="8.434cm" svg:y1="6.949cm" svg:x2="8.434cm" svg:y2="7.552cm">
          <text:p/>
        </draw:line>
        <draw:line draw:style-name="gr5" draw:text-style-name="P3" draw:layer="layout" svg:x1="8.434cm" svg:y1="7.552cm" svg:x2="8.434cm" svg:y2="8.156cm">
          <text:p/>
        </draw:line>
        <draw:line draw:style-name="gr5" draw:text-style-name="P3" draw:layer="layout" svg:x1="8.434cm" svg:y1="8.156cm" svg:x2="8.434cm" svg:y2="8.759cm">
          <text:p/>
        </draw:line>
        <draw:line draw:style-name="gr5" draw:text-style-name="P3" draw:layer="layout" svg:x1="8.434cm" svg:y1="8.759cm" svg:x2="8.434cm" svg:y2="9.362cm">
          <text:p/>
        </draw:line>
        <draw:line draw:style-name="gr5" draw:text-style-name="P3" draw:layer="layout" svg:x1="8.434cm" svg:y1="9.362cm" svg:x2="8.434cm" svg:y2="9.965cm">
          <text:p/>
        </draw:line>
        <draw:line draw:style-name="gr5" draw:text-style-name="P3" draw:layer="layout" svg:x1="8.434cm" svg:y1="9.965cm" svg:x2="8.434cm" svg:y2="10.569cm">
          <text:p/>
        </draw:line>
        <draw:line draw:style-name="gr5" draw:text-style-name="P3" draw:layer="layout" svg:x1="19cm" svg:y1="5.139cm" svg:x2="19cm" svg:y2="5.743cm">
          <text:p/>
        </draw:line>
        <draw:line draw:style-name="gr5" draw:text-style-name="P3" draw:layer="layout" svg:x1="19cm" svg:y1="5.743cm" svg:x2="19cm" svg:y2="6.346cm">
          <text:p/>
        </draw:line>
        <draw:line draw:style-name="gr5" draw:text-style-name="P3" draw:layer="layout" svg:x1="19cm" svg:y1="6.346cm" svg:x2="19cm" svg:y2="6.949cm">
          <text:p/>
        </draw:line>
        <draw:line draw:style-name="gr5" draw:text-style-name="P3" draw:layer="layout" svg:x1="19cm" svg:y1="6.949cm" svg:x2="19cm" svg:y2="7.552cm">
          <text:p/>
        </draw:line>
        <draw:line draw:style-name="gr5" draw:text-style-name="P3" draw:layer="layout" svg:x1="19cm" svg:y1="7.552cm" svg:x2="19cm" svg:y2="8.156cm">
          <text:p/>
        </draw:line>
        <draw:line draw:style-name="gr5" draw:text-style-name="P3" draw:layer="layout" svg:x1="19cm" svg:y1="8.156cm" svg:x2="19cm" svg:y2="8.759cm">
          <text:p/>
        </draw:line>
        <draw:line draw:style-name="gr5" draw:text-style-name="P3" draw:layer="layout" svg:x1="19cm" svg:y1="8.759cm" svg:x2="19cm" svg:y2="9.362cm">
          <text:p/>
        </draw:line>
        <draw:line draw:style-name="gr5" draw:text-style-name="P3" draw:layer="layout" svg:x1="19cm" svg:y1="9.362cm" svg:x2="19cm" svg:y2="9.965cm">
          <text:p/>
        </draw:line>
        <draw:line draw:style-name="gr5" draw:text-style-name="P3" draw:layer="layout" svg:x1="19cm" svg:y1="9.965cm" svg:x2="19cm" svg:y2="10.569cm">
          <text:p/>
        </draw:line>
        <draw:frame draw:style-name="gr6" draw:text-style-name="P2" draw:layer="layout" svg:width="5.26cm" svg:height="0.39cm" svg:x="3.256cm" svg:y="4.339cm">
          <draw:text-box>
            <text:p text:style-name="P1"><text:span text:style-name="T4">5.1 Complétez le tableau ci-dessous :</text:span></text:p>
          </draw:text-box>
        </draw:frame>
        <draw:frame draw:style-name="gr7" draw:text-style-name="P2" draw:layer="layout" svg:width="0.916cm" svg:height="0.39cm" svg:x="2.635cm" svg:y="5.253cm">
          <draw:text-box>
            <text:p text:style-name="P1"><text:span text:style-name="T4">Mode </text:span></text:p>
          </draw:text-box>
        </draw:frame>
        <draw:frame draw:style-name="gr68" draw:text-style-name="P2" draw:layer="layout" svg:width="3.52cm" svg:height="0.39cm" svg:x="4.554cm" svg:y="5.253cm">
          <draw:text-box>
            <text:p text:style-name="P1"><text:span text:style-name="T4">Raccourci ou commande</text:span></text:p>
          </draw:text-box>
        </draw:frame>
        <draw:frame draw:style-name="gr12" draw:text-style-name="P2" draw:layer="layout" svg:width="1.649cm" svg:height="0.39cm" svg:x="12.901cm" svg:y="5.253cm">
          <draw:text-box>
            <text:p text:style-name="P1"><text:span text:style-name="T4">Description</text:span></text:p>
          </draw:text-box>
        </draw:frame>
        <draw:frame draw:style-name="gr94" draw:text-style-name="P2" draw:layer="layout" svg:width="4.9cm" svg:height="0.39cm" svg:x="8.537cm" svg:y="5.856cm">
          <draw:text-box>
            <text:p text:style-name="P1"><text:span text:style-name="T4">augmenter l'indentation de la ligne</text:span></text:p>
          </draw:text-box>
        </draw:frame>
        <draw:frame draw:style-name="gr95" draw:text-style-name="P2" draw:layer="layout" svg:width="4.684cm" svg:height="0.39cm" svg:x="8.537cm" svg:y="6.459cm">
          <draw:text-box>
            <text:p text:style-name="P1"><text:span text:style-name="T4">diminuer l'indentation de la ligne</text:span></text:p>
          </draw:text-box>
        </draw:frame>
        <draw:frame draw:style-name="gr96" draw:text-style-name="P2" draw:layer="layout" svg:width="4.845cm" svg:height="0.39cm" svg:x="8.537cm" svg:y="7.062cm">
          <draw:text-box>
            <text:p text:style-name="P1"><text:span text:style-name="T4">indenter automatiquement la ligne</text:span></text:p>
          </draw:text-box>
        </draw:frame>
        <draw:frame draw:style-name="gr97" draw:text-style-name="P2" draw:layer="layout" svg:width="5.391cm" svg:height="0.39cm" svg:x="8.537cm" svg:y="7.666cm">
          <draw:text-box>
            <text:p text:style-name="P1"><text:span text:style-name="T4">indenter automatiquement la </text:span><text:span text:style-name="T4">selection</text:span></text:p>
          </draw:text-box>
        </draw:frame>
        <draw:frame draw:style-name="gr98" draw:text-style-name="P2" draw:layer="layout" svg:width="3.431cm" svg:height="0.39cm" svg:x="8.537cm" svg:y="8.269cm">
          <draw:text-box>
            <text:p text:style-name="P1"><text:span text:style-name="T4">réindenter tout le fichier</text:span></text:p>
          </draw:text-box>
        </draw:frame>
        <draw:frame draw:style-name="gr99" draw:text-style-name="P2" draw:layer="layout" svg:width="4.197cm" svg:height="0.39cm" svg:x="8.537cm" svg:y="8.872cm">
          <draw:text-box>
            <text:p text:style-name="P1"><text:span text:style-name="T4">executer une commande shell</text:span></text:p>
          </draw:text-box>
        </draw:frame>
        <draw:frame draw:style-name="gr100" draw:text-style-name="P2" draw:layer="layout" svg:width="8.964cm" svg:height="0.39cm" svg:x="8.537cm" svg:y="9.475cm">
          <draw:text-box>
            <text:p text:style-name="P1"><text:span text:style-name="T4">executer une commande shell sur le </text:span><text:span text:style-name="T4">fichier courant (ex : wc -l )</text:span></text:p>
          </draw:text-box>
        </draw:frame>
        <draw:frame draw:style-name="gr101" draw:text-style-name="P2" draw:layer="layout" svg:width="9.21cm" svg:height="0.39cm" svg:x="8.537cm" svg:y="10.079cm">
          <draw:text-box>
            <text:p text:style-name="P1"><text:span text:style-name="T4">executer une commande shell et </text:span><text:span text:style-name="T4">récupérer la sortie dans le buffer</text:span></text:p>
          </draw:text-box>
        </draw:frame>
        <draw:frame draw:style-name="gr102" draw:text-style-name="P2" draw:layer="layout" svg:width="5.548cm" svg:height="0.39cm" svg:x="2.004cm" svg:y="11.401cm">
          <draw:text-box>
            <text:p text:style-name="P1"><text:span text:style-name="T3">6. Intégration de plugins avec vundle</text:span></text:p>
          </draw:text-box>
        </draw:frame>
        <draw:frame draw:style-name="gr103" draw:text-style-name="P2" draw:layer="layout" svg:width="7.512cm" svg:height="0.39cm" svg:x="2.004cm" svg:y="12.216cm">
          <draw:text-box>
            <text:p text:style-name="P1"><text:span text:style-name="T4">Installez, </text:span><text:span text:style-name="T2">à l'aide de pathogen</text:span><text:span text:style-name="T4">, les </text:span><text:span text:style-name="T4">plugins suivants :</text:span></text:p>
          </draw:text-box>
        </draw:frame>
        <draw:frame draw:style-name="gr104" draw:text-style-name="P2" draw:layer="layout" svg:width="0.352cm" svg:height="0.433cm" svg:x="2.639cm" svg:y="13.054cm">
          <draw:text-box>
            <text:p text:style-name="P1"><text:span text:style-name="T8">•</text:span></text:p>
          </draw:text-box>
        </draw:frame>
        <draw:frame draw:style-name="gr105" draw:text-style-name="P2" draw:layer="layout" svg:width="2.225cm" svg:height="0.39cm" svg:x="3.274cm" svg:y="13.063cm">
          <draw:text-box>
            <text:p text:style-name="P1"><text:span text:style-name="T4">nerdcommenter</text:span></text:p>
          </draw:text-box>
        </draw:frame>
        <draw:frame draw:style-name="gr104" draw:text-style-name="P2" draw:layer="layout" svg:width="0.352cm" svg:height="0.433cm" svg:x="2.639cm" svg:y="13.495cm">
          <draw:text-box>
            <text:p text:style-name="P1"><text:span text:style-name="T8">•</text:span></text:p>
          </draw:text-box>
        </draw:frame>
        <draw:frame draw:style-name="gr106" draw:text-style-name="P2" draw:layer="layout" svg:width="1.573cm" svg:height="0.39cm" svg:x="3.274cm" svg:y="13.504cm">
          <draw:text-box>
            <text:p text:style-name="P1"><text:span text:style-name="T4">vim-airline</text:span></text:p>
          </draw:text-box>
        </draw:frame>
        <draw:frame draw:style-name="gr104" draw:text-style-name="P2" draw:layer="layout" svg:width="0.352cm" svg:height="0.433cm" svg:x="2.639cm" svg:y="13.936cm">
          <draw:text-box>
            <text:p text:style-name="P1"><text:span text:style-name="T8">•</text:span></text:p>
          </draw:text-box>
        </draw:frame>
        <draw:frame draw:style-name="gr107" draw:text-style-name="P2" draw:layer="layout" svg:width="2.69cm" svg:height="0.39cm" svg:x="3.274cm" svg:y="13.945cm">
          <draw:text-box>
            <text:p text:style-name="P1"><text:span text:style-name="T4">vim-airline-themes</text:span></text:p>
          </draw:text-box>
        </draw:frame>
        <draw:frame draw:style-name="gr104" draw:text-style-name="P2" draw:layer="layout" svg:width="0.352cm" svg:height="0.433cm" svg:x="2.639cm" svg:y="14.377cm">
          <draw:text-box>
            <text:p text:style-name="P1"><text:span text:style-name="T8">•</text:span></text:p>
          </draw:text-box>
        </draw:frame>
        <draw:frame draw:style-name="gr108" draw:text-style-name="P8" draw:layer="layout" svg:width="1.86cm" svg:height="0.39cm" svg:x="3.274cm" svg:y="14.386cm">
          <draw:text-box>
            <text:p text:style-name="P1"><text:span text:style-name="T4">vim-fugitive </text:span></text:p>
          </draw:text-box>
        </draw:frame>
        <draw:frame draw:style-name="gr104" draw:text-style-name="P2" draw:layer="layout" svg:width="0.352cm" svg:height="0.433cm" svg:x="2.639cm" svg:y="14.818cm">
          <draw:text-box>
            <text:p text:style-name="P1"><text:span text:style-name="T8">•</text:span></text:p>
          </draw:text-box>
        </draw:frame>
        <draw:frame draw:style-name="gr109" draw:text-style-name="P2" draw:layer="layout" svg:width="1.869cm" svg:height="0.39cm" svg:x="3.274cm" svg:y="14.827cm">
          <draw:text-box>
            <text:p text:style-name="P1"><text:span text:style-name="T4">vim-gitgutter</text:span></text:p>
          </draw:text-box>
        </draw:frame>
        <draw:frame draw:style-name="gr110" draw:text-style-name="P2" draw:layer="layout" svg:width="11.047cm" svg:height="0.39cm" svg:x="2.004cm" svg:y="15.642cm">
          <draw:text-box>
            <text:p text:style-name="P1"><text:span text:style-name="T4">ainsi qu'au moins deux autres plugins </text:span><text:span text:style-name="T4">de votre choix, que vous trouvez </text:span><text:span text:style-name="T4">utiles. </text:span></text:p>
          </draw:text-box>
        </draw:frame>
        <draw:frame draw:style-name="gr111" draw:text-style-name="P2" draw:layer="layout" svg:width="16.233cm" svg:height="0.39cm" svg:x="2.004cm" svg:y="16.457cm">
          <draw:text-box>
            <text:p text:style-name="P1"><text:span text:style-name="T4">Vous détaillerez ci-dessous les </text:span><text:span text:style-name="T4">commandes utilisées pour déployer </text:span><text:span text:style-name="T4">ces plugins et fournirez l'adresse </text:span><text:span text:style-name="T4">d'un repo GIT </text:span></text:p>
          </draw:text-box>
        </draw:frame>
        <draw:frame draw:style-name="gr112" draw:text-style-name="P2" draw:layer="layout" svg:width="5.086cm" svg:height="0.39cm" svg:x="2.004cm" svg:y="16.866cm">
          <draw:text-box>
            <text:p text:style-name="P1"><text:span text:style-name="T4">accessible à l'enseignant contenant :</text:span></text:p>
          </draw:text-box>
        </draw:frame>
        <draw:frame draw:style-name="gr104" draw:text-style-name="P2" draw:layer="layout" svg:width="0.352cm" svg:height="0.433cm" svg:x="3.274cm" svg:y="17.703cm">
          <draw:text-box>
            <text:p text:style-name="P1"><text:span text:style-name="T8">–</text:span></text:p>
          </draw:text-box>
        </draw:frame>
        <draw:frame draw:style-name="gr113" draw:text-style-name="P2" draw:layer="layout" svg:width="9.04cm" svg:height="0.39cm" svg:x="3.909cm" svg:y="17.713cm">
          <draw:text-box>
            <text:p text:style-name="P1"><text:span text:style-name="T4">U</text:span><text:span text:style-name="T4">n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a</text:span><text:span text:style-name="T4">u</text:span><text:span text:style-name="T4"> </text:span><text:span text:style-name="T4">d</text:span><text:span text:style-name="T4">e</text:span><text:span text:style-name="T4">s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e</text:span><text:span text:style-name="T4">s </text:span><text:span text:style-name="T4">q</text:span><text:span text:style-name="T4">u</text:span><text:span text:style-name="T4">i </text:span><text:span text:style-name="T4">s</text:span><text:span text:style-name="T4">e</text:span><text:span text:style-name="T4">m</text:span><text:span text:style-name="T4">b</text:span><text:span text:style-name="T4">l</text:span><text:span text:style-name="T4">e</text:span><text:span text:style-name="T4">n</text:span><text:span text:style-name="T4">t </text:span><text:span text:style-name="T4">u</text:span><text:span text:style-name="T4">t</text:span><text:span text:style-name="T4">i</text:span><text:span text:style-name="T4">l</text:span><text:span text:style-name="T4">e</text:span><text:span text:style-name="T4">s </text:span><text:span text:style-name="T4">d</text:span><text:span text:style-name="T4">a</text:span><text:span text:style-name="T4">n</text:span><text:span text:style-name="T4">s </text:span><text:span text:style-name="T4">c</text:span><text:span text:style-name="T4">e</text:span><text:span text:style-name="T4">s </text:span><text:span text:style-name="T4">p</text:span><text:span text:style-name="T4">l</text:span><text:span text:style-name="T4">u</text:span><text:span text:style-name="T4">g</text:span><text:span text:style-name="T4">i</text:span><text:span text:style-name="T4">n</text:span><text:span text:style-name="T4">s</text:span></text:p>
          </draw:text-box>
        </draw:frame>
        <draw:frame draw:style-name="gr104" draw:text-style-name="P2" draw:layer="layout" svg:width="0.352cm" svg:height="0.433cm" svg:x="3.274cm" svg:y="18.144cm">
          <draw:text-box>
            <text:p text:style-name="P1"><text:span text:style-name="T8">–</text:span></text:p>
          </draw:text-box>
        </draw:frame>
        <draw:frame draw:style-name="gr114" draw:text-style-name="P2" draw:layer="layout" svg:width="2.953cm" svg:height="0.39cm" svg:x="3.909cm" svg:y="18.154cm">
          <draw:text-box>
            <text:p text:style-name="P1"><text:span text:style-name="T4">V</text:span><text:span text:style-name="T4">o</text:span><text:span text:style-name="T4">t</text:span><text:span text:style-name="T4">r</text:span><text:span text:style-name="T4">e</text:span><text:span text:style-name="T4"> </text:span><text:span text:style-name="T4">r</text:span><text:span text:style-name="T4">e</text:span><text:span text:style-name="T4">p</text:span><text:span text:style-name="T4">e</text:span><text:span text:style-name="T4">r</text:span><text:span text:style-name="T4">t</text:span><text:span text:style-name="T4">o</text:span><text:span text:style-name="T4">i</text:span><text:span text:style-name="T4">r</text:span><text:span text:style-name="T4">e</text:span><text:span text:style-name="T4"> </text:span><text:span text:style-name="T4">.</text:span><text:span text:style-name="T4">v</text:span><text:span text:style-name="T4">i</text:span><text:span text:style-name="T4">m</text:span></text:p>
          </draw:text-box>
        </draw:frame>
        <draw:frame draw:style-name="gr104" draw:text-style-name="P2" draw:layer="layout" svg:width="0.352cm" svg:height="0.433cm" svg:x="3.274cm" svg:y="18.585cm">
          <draw:text-box>
            <text:p text:style-name="P1"><text:span text:style-name="T8">–</text:span></text:p>
          </draw:text-box>
        </draw:frame>
        <draw:frame draw:style-name="gr115" draw:text-style-name="P2" draw:layer="layout" svg:width="2.686cm" svg:height="0.39cm" svg:x="3.909cm" svg:y="18.595cm">
          <draw:text-box>
            <text:p text:style-name="P1"><text:span text:style-name="T4">V</text:span><text:span text:style-name="T4">o</text:span><text:span text:style-name="T4">t</text:span><text:span text:style-name="T4">r</text:span><text:span text:style-name="T4">e</text:span><text:span text:style-name="T4"> </text:span><text:span text:style-name="T4">f</text:span><text:span text:style-name="T4">i</text:span><text:span text:style-name="T4">c</text:span><text:span text:style-name="T4">h</text:span><text:span text:style-name="T4">i</text:span><text:span text:style-name="T4">e</text:span><text:span text:style-name="T4">r </text:span><text:span text:style-name="T4">v</text:span><text:span text:style-name="T4">i</text:span><text:span text:style-name="T4">m</text:span><text:span text:style-name="T4">r</text:span><text:span text:style-name="T4">c</text:span></text:p>
          </draw:text-box>
        </draw:frame>
        <draw:frame draw:style-name="gr116" draw:text-style-name="P2" draw:layer="layout" svg:width="16.766cm" svg:height="0.39cm" svg:x="2.004cm" svg:y="19.409cm">
          <draw:text-box>
            <text:p text:style-name="P1"><text:span text:style-name="T4">La notation </text:span><text:span text:style-name="T4">portera sur le </text:span><text:span text:style-name="T4">travail réalisé </text:span><text:span text:style-name="T4">afin de </text:span><text:span text:style-name="T4">personnaliser </text:span><text:span text:style-name="T4">votre vim et sur </text:span><text:span text:style-name="T4">son originalité </text:span><text:span text:style-name="T4">par rapport aux </text:span><text:span text:style-name="T4">tutoriaux </text:span></text:p>
          </draw:text-box>
        </draw:frame>
        <draw:frame draw:style-name="gr117" draw:text-style-name="P2" draw:layer="layout" svg:width="1.7cm" svg:height="0.39cm" svg:x="2.004cm" svg:y="19.819cm">
          <draw:text-box>
            <text:p text:style-name="P1"><text:span text:style-name="T4">d</text:span><text:span text:style-name="T4">i</text:span><text:span text:style-name="T4">s</text:span><text:span text:style-name="T4">p</text:span><text:span text:style-name="T4">o</text:span><text:span text:style-name="T4">n</text:span><text:span text:style-name="T4">i</text:span><text:span text:style-name="T4">b</text:span><text:span text:style-name="T4">l</text:span><text:span text:style-name="T4">e</text:span><text:span text:style-name="T4">s</text:span><text:span text:style-name="T4">.</text:span></text:p>
          </draw:text-box>
        </draw:frame>
        <draw:frame draw:style-name="gr118" draw:text-style-name="P4" draw:layer="layout" svg:width="0.476cm" svg:height="0.471cm" svg:x="5.924cm" svg:y="6.4cm">
          <draw:text-box>
            <text:p><text:span text:style-name="T5">&lt;&lt;</text:span></text:p>
          </draw:text-box>
        </draw:frame>
        <draw:frame draw:style-name="gr118" draw:text-style-name="P4" draw:layer="layout" svg:width="0.476cm" svg:height="0.471cm" svg:x="5.924cm" svg:y="5.829cm">
          <draw:text-box>
            <text:p><text:span text:style-name="T5">&gt;&gt;</text:span></text:p>
          </draw:text-box>
        </draw:frame>
        <draw:frame draw:style-name="gr119" draw:text-style-name="P4" draw:layer="layout" svg:width="0.595cm" svg:height="0.471cm" svg:x="5.9cm" svg:y="7.029cm">
          <draw:text-box>
            <text:p><text:span text:style-name="T5">:==</text:span></text:p>
          </draw:text-box>
        </draw:frame>
        <draw:frame draw:style-name="gr120" draw:text-style-name="P4" draw:layer="layout" svg:width="1.086cm" svg:height="0.471cm" svg:x="5.9cm" svg:y="7.6cm">
          <draw:text-box>
            <text:p><text:span text:style-name="T5">:gg=G</text:span></text:p>
          </draw:text-box>
        </draw:frame>
        <draw:frame draw:style-name="gr121" draw:text-style-name="P4" draw:layer="layout" svg:width="16.703cm" svg:height="1.881cm" svg:x="2.4cm" svg:y="20.8cm">
          <draw:text-box>
            <text:p><text:span text:style-name="T5">Cloner le git pathogen, déplacer </text:span><text:span text:style-name="T5">avec mv le autoload dans le </text:span><text:span text:style-name="T5">répertoire dans le dossier vim, dans </text:span><text:span text:style-name="T5">le</text:span></text:p>
            <text:p><text:span text:style-name="T5">Fichier vimrc pathogen#infect().</text:span></text:p>
            <text:p><text:span text:style-name="T5">Crée un dossier bundle, déposer </text:span><text:span text:style-name="T5">tous les addons dans ce dossier.</text:span></text:p>
            <text:p><text:span text:style-name="T5"/></text:p>
          </draw:text-box>
        </draw:frame>
        <draw:frame draw:style-name="gr87" draw:text-style-name="P4" draw:layer="layout" svg:width="1.954cm" svg:height="0.471cm" svg:x="2cm" svg:y="5.829cm">
          <draw:text-box>
            <text:p><text:span text:style-name="T5">Commande</text:span></text:p>
          </draw:text-box>
        </draw:frame>
        <draw:frame draw:style-name="gr87" draw:text-style-name="P4" draw:layer="layout" svg:width="1.954cm" svg:height="0.471cm" svg:x="2.046cm" svg:y="6.329cm">
          <draw:text-box>
            <text:p><text:span text:style-name="T5">Commande</text:span></text:p>
          </draw:text-box>
        </draw:frame>
        <draw:frame draw:style-name="gr87" draw:text-style-name="P4" draw:layer="layout" svg:width="1.954cm" svg:height="0.471cm" svg:x="2.1cm" svg:y="7.029cm">
          <draw:text-box>
            <text:p><text:span text:style-name="T5">Commande</text:span></text:p>
          </draw:text-box>
        </draw:frame>
        <draw:frame draw:style-name="gr87" draw:text-style-name="P4" draw:layer="layout" svg:width="1.954cm" svg:height="0.471cm" svg:x="2.046cm" svg:y="7.7cm">
          <draw:text-box>
            <text:p><text:span text:style-name="T5">Commande</text:span></text:p>
          </draw:text-box>
        </draw:frame>
        <draw:frame draw:style-name="gr122" draw:text-style-name="P4" draw:layer="layout" svg:width="5.421cm" svg:height="0.471cm" svg:x="2.225cm" svg:y="16cm">
          <draw:text-box>
            <text:p><text:span text:style-name="T5">Nerdtree et vim-color-solarized </text:span></text:p>
          </draw:text-box>
        </draw:frame>
        <draw:frame draw:style-name="gr123" draw:text-style-name="P4" draw:layer="layout" svg:width="7.262cm" svg:height="0.941cm" svg:x="2.3cm" svg:y="27.063cm">
          <draw:text-box>
            <text:p text:style-name="P9"><text:span text:style-name="T5">L</text:span><text:span text:style-name="T5">i</text:span><text:span text:style-name="T5">e</text:span><text:span text:style-name="T5">n</text:span></text:p>
            <text:p text:style-name="P9"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A</text:span><text:span text:style-name="T5">n</text:span><text:span text:style-name="T5">t</text:span><text:span text:style-name="T5">o</text:span><text:span text:style-name="T5">i</text:span><text:span text:style-name="T5">n</text:span><text:span text:style-name="T5">e</text:span><text:span text:style-name="T5">3</text:span><text:span text:style-name="T5">4</text:span><text:span text:style-name="T5">0</text:span><text:span text:style-name="T5">0</text:span><text:span text:style-name="T5">0</text:span><text:span text:style-name="T5">/</text:span><text:span text:style-name="T5">T</text:span><text:span text:style-name="T5">p</text:span><text:span text:style-name="T5">_</text:span><text:span text:style-name="T5">V</text:span><text:span text:style-name="T5">I</text:span><text:span text:style-name="T5">M</text:span></text:p>
          </draw:text-box>
        </draw:frame>
        <draw:frame draw:style-name="gr123" draw:text-style-name="P4" draw:layer="layout" svg:width="17.071cm" svg:height="2.351cm" svg:x="2.124cm" svg:y="22.5cm">
          <draw:text-box>
            <text:p><text:span text:style-name="T5">Pour nerdtree il suffit de faire:NERDTree pour que l’arbre s’affiche, Pour vim-color-</text:span><text:span text:style-name="T5">solarized il faut </text:span></text:p>
            <text:p><text:span text:style-name="T5">ajouter les lignes ci-dessous dans vimrc</text:span></text:p>
            <text:p><text:span text:style-name="T5">Syntax enable</text:span></text:p>
            <text:p><text:span text:style-name="T5">Set background=dark (Si on veut le fond sombre)</text:span></text:p>
            <text:p><text:span text:style-name="T5">Colorsheme solorized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7T17:47:45.213858404</dc:date>
    <meta:editing-duration>PT58M39S</meta:editing-duration>
    <meta:editing-cycles>3</meta:editing-cycles>
    <meta:generator>LibreOffice/5.2.7.2$Linux_X86_64 LibreOffice_project/20m0$Build-2</meta:generator>
    <meta:document-statistic meta:object-count="696"/>
  </office:meta>
</office:document-meta>
</file>